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57cm"/>
    </style:style>
    <style:style style:name="co2" style:family="table-column">
      <style:table-column-properties fo:break-before="auto" style:column-width="47.874cm"/>
    </style:style>
    <style:style style:name="co3" style:family="table-column">
      <style:table-column-properties fo:break-before="auto" style:column-width="4.036cm"/>
    </style:style>
    <style:style style:name="co4" style:family="table-column">
      <style:table-column-properties fo:break-before="auto" style:column-width="3.004cm"/>
    </style:style>
    <style:style style:name="co5" style:family="table-column">
      <style:table-column-properties fo:break-before="auto" style:column-width="33.983cm"/>
    </style:style>
    <style:style style:name="co6" style:family="table-column">
      <style:table-column-properties fo:break-before="auto" style:column-width="4.207cm"/>
    </style:style>
    <style:style style:name="co7" style:family="table-column">
      <style:table-column-properties fo:break-before="auto" style:column-width="9.615cm"/>
    </style:style>
    <style:style style:name="co8" style:family="table-column">
      <style:table-column-properties fo:break-before="auto" style:column-width="2.258cm"/>
    </style:style>
    <style:style style:name="co9" style:family="table-column">
      <style:table-column-properties fo:break-before="auto" style:column-width="2.731cm"/>
    </style:style>
    <style:style style:name="co10" style:family="table-column">
      <style:table-column-properties fo:break-before="auto" style:column-width="3.715cm"/>
    </style:style>
    <style:style style:name="co11" style:family="table-column">
      <style:table-column-properties fo:break-before="auto" style:column-width="2.704cm"/>
    </style:style>
    <style:style style:name="co12" style:family="table-column">
      <style:table-column-properties fo:break-before="auto" style:column-width="31.995cm"/>
    </style:style>
    <style:style style:name="co13" style:family="table-column">
      <style:table-column-properties fo:break-before="auto" style:column-width="3.134cm"/>
    </style:style>
    <style:style style:name="co14" style:family="table-column">
      <style:table-column-properties fo:break-before="auto" style:column-width="2.404cm"/>
    </style:style>
    <style:style style:name="co15" style:family="table-column">
      <style:table-column-properties fo:break-before="auto" style:column-width="3.358cm"/>
    </style:style>
    <style:style style:name="co16" style:family="table-column">
      <style:table-column-properties fo:break-before="auto" style:column-width="2.321cm"/>
    </style:style>
    <style:style style:name="co17" style:family="table-column">
      <style:table-column-properties fo:break-before="auto" style:column-width="2.023cm"/>
    </style:style>
    <style:style style:name="co18" style:family="table-column">
      <style:table-column-properties fo:break-before="auto" style:column-width="1.859cm"/>
    </style:style>
    <style:style style:name="ro1" style:family="table-row">
      <style:table-row-properties style:row-height="1.605cm" fo:break-before="auto" style:use-optimal-row-height="true"/>
    </style:style>
    <style:style style:name="ro2" style:family="table-row">
      <style:table-row-properties style:row-height="0.709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2.053cm" fo:break-before="auto" style:use-optimal-row-height="true"/>
    </style:style>
    <style:style style:name="ro5" style:family="table-row">
      <style:table-row-properties style:row-height="0.646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100"/>
    <style:style style:name="ce2" style:family="table-cell" style:parent-style-name="_30_Entete_20_bleu">
      <style:text-properties style:font-name-asian="Droid Sans" style:font-weight-asian="bold" style:font-name-complex="FreeSans" style:font-weight-complex="bold"/>
    </style:style>
    <style:style style:name="ce3" style:family="table-cell" style:parent-style-name="_30_Entete_20_bleu">
      <style:text-properties style:font-weight-asian="bold" style:font-weight-complex="bold"/>
    </style:style>
    <style:style style:name="ce4" style:family="table-cell" style:parent-style-name="_30_Entete_20_jaune">
      <style:paragraph-properties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99">
      <style:table-cell-properties style:text-align-source="fix" style:repeat-content="false"/>
      <style:paragraph-properties fo:text-align="center" fo:margin-left="0cm"/>
    </style:style>
    <style:style style:name="ce7" style:family="table-cell" style:parent-style-name="_30_Entete_20_bleu">
      <style:paragraph-properties fo:margin-left="0cm"/>
      <style:text-properties style:font-name-asian="Droid Sans" style:font-weight-asian="bold" style:font-name-complex="FreeSans"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style:font-name="Liberation Sans" style:font-name-asian="Droid Sans" style:font-name-complex="FreeSans"/>
    </style:style>
    <style:style style:name="ce10" style:family="table-cell" style:parent-style-name="Default">
      <style:text-properties style:font-name="Liberation Sans" style:font-name-asian="Droid Sans" style:font-name-complex="FreeSans"/>
    </style:style>
    <style:style style:name="ce11" style:family="table-cell" style:parent-style-name="_30_Entete_20_jaune">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text-properties style:font-name="Liberation Sans" style:font-name-asian="Droid Sans" style:font-name-complex="FreeSans"/>
    </style:style>
  </office:automatic-styles>
  <office:body>
    <office:spreadsheet>
      <table:table table:name="RGAA3 - HTML5-Aria" table:style-name="ta1" table:print="false">
        <office:forms form:automatic-focus="false" form:apply-design-mode="false"/>
        <table:table-column table:style-name="co1" table:default-cell-style-name="Default"/>
        <table:table-column-group table:display="false">
          <table:table-column table:style-name="co2" table:visibility="collapse" table:default-cell-style-name="Default"/>
        </table:table-column-group>
        <table:table-column table:style-name="co3" table:default-cell-style-name="ce5"/>
        <table:table-column table:style-name="co4" table:default-cell-style-name="Default"/>
        <table:table-column-group table:display="false">
          <table:table-column table:style-name="co5" table:visibility="collapse" table:default-cell-style-name="Default"/>
        </table:table-column-group>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_30_Entete_20_jaune" office:value-type="string" calcext:value-type="string">
            <text:p>Rgaa3 test</text:p>
          </table:table-cell>
          <table:table-cell table:style-name="_30_Entete_20_jaune" office:value-type="string" calcext:value-type="string">
            <text:p><text:s/>Rgaa3 title</text:p>
          </table:table-cell>
          <table:table-cell table:style-name="ce4" office:value-type="string" calcext:value-type="string">
            <text:p>Identical RGAA3 / HTML5-Aria</text:p>
          </table:table-cell>
          <table:table-cell table:style-name="_30_Entete_20_jaune" office:value-type="string" calcext:value-type="string">
            <text:p>HTML5-Aria test</text:p>
          </table:table-cell>
          <table:table-cell table:style-name="_30_Entete_20_jaune" office:value-type="string" calcext:value-type="string">
            <text:p>AwHtml5 title</text:p>
          </table:table-cell>
          <table:table-cell table:style-name="_30_Entete_20_jaune" office:value-type="string" calcext:value-type="string">
            <text:p>Difference type</text:p>
          </table:table-cell>
          <table:table-cell table:style-name="_30_Entete_20_jaune" office:value-type="string" calcext:value-type="string">
            <text:p>explanation</text:p>
          </table:table-cell>
          <table:table-cell table:style-name="_30_Entete_20_jaune" table:number-columns-repeated="1016"/>
        </table:table-row>
        <table:table-row table:style-name="ro2">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1" office:value-type="string" calcext:value-type="string">
            <text:p>01.01.1</text:p>
          </table:table-cell>
          <table:table-cell office:value-type="string" calcext:value-type="string">
            <text:p>Chaque image (balise img) a-t-elle un attribut alt ?</text:p>
          </table:table-cell>
          <table:table-cell table:number-columns-repeated="1018"/>
        </table:table-row>
        <table:table-row table:style-name="ro2">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1" office:value-type="string" calcext:value-type="string">
            <text:p>01.01.2</text:p>
          </table:table-cell>
          <table:table-cell office:value-type="string" calcext:value-type="string">
            <text:p>Chaque zone (balise area) d'une image réactive a-t-elle un attribut alt ?</text:p>
          </table:table-cell>
          <table:table-cell table:number-columns-repeated="1018"/>
        </table:table-row>
        <table:table-row table:style-name="ro2">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table:number-columns-repeated="1018"/>
        </table:table-row>
        <table:table-row table:style-name="ro2">
          <table:table-cell table:style-name="ce1" office:value-type="string" calcext:value-type="string">
            <text:p>01.01.4</text:p>
          </table:table-cell>
          <table:table-cell office:value-type="string" calcext:value-type="string">
            <text:p>Chaque image vectorielle (balise svg) vérifie-telle ces conditions ? La balise svg possède un role="img" La balise svg possède un attribut aria-label Une balise desc est présente</text:p>
          </table:table-cell>
          <table:table-cell office:value-type="string" calcext:value-type="string">
            <text:p>false</text:p>
          </table:table-cell>
          <table:table-cell table:style-name="ce1" office:value-type="string" calcext:value-type="string">
            <text:p>01.01.4</text:p>
          </table:table-cell>
          <table:table-cell office:value-type="string" calcext:value-type="string">
            <text:p>Chaque image vectorielle (balise svg) vérifie-telle une de ces conditions ? La balise svg possède un attribut aria-label Un élément desc est présent</text:p>
          </table:table-cell>
          <table:table-cell office:value-type="string" calcext:value-type="string">
            <text:p>More condition</text:p>
          </table:table-cell>
          <table:table-cell table:number-columns-repeated="1017"/>
        </table:table-row>
        <table:table-row table:style-name="ro3">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true</text:p>
          </table:table-cell>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table:number-columns-repeated="1018"/>
        </table:table-row>
        <table:table-row table:style-name="ro3">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true</text:p>
          </table:table-cell>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table:number-columns-repeated="1018"/>
        </table:table-row>
        <table:table-row table:style-name="ro2">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lt;object&gt; et &lt;/object&gt; est-elle vide ?</text:p>
          </table:table-cell>
          <table:table-cell table:style-name="ce6" office:value-type="boolean" office:boolean-value="true" calcext:value-type="boolean">
            <text:p>TRUE</text:p>
          </table:table-cell>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object et /object est-elle vide ?</text:p>
          </table:table-cell>
          <table:table-cell office:value-type="string" calcext:value-type="string">
            <text:p>Texte sans impact</text:p>
          </table:table-cell>
          <table:table-cell office:value-type="string" calcext:value-type="string">
            <text:p>Ajout '&lt;' '&gt;' autour de object</text:p>
          </table:table-cell>
          <table:table-cell table:number-columns-repeated="1016"/>
        </table:table-row>
        <table:table-row table:style-name="ro1">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true</text:p>
          </table:table-cell>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table:number-columns-repeated="1018"/>
        </table:table-row>
        <table:table-row table:style-name="ro2">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true</text:p>
          </table:table-cell>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table:number-columns-repeated="1018"/>
        </table:table-row>
        <table:table-row table:style-name="ro3">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table:number-columns-repeated="1018"/>
        </table:table-row>
        <table:table-row table:style-name="ro2">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office:value-type="string" calcext:value-type="string">
            <text:p>true</text:p>
          </table:table-cell>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table:number-columns-repeated="1018"/>
        </table:table-row>
        <table:table-row table:style-name="ro3">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table:number-columns-repeated="1018"/>
        </table:table-row>
        <table:table-row table:style-name="ro2">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table:style-name="ce6" office:value-type="boolean" office:boolean-value="true" calcext:value-type="boolean">
            <text:p>TRUE</text:p>
          </table:table-cell>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hors cas particuliers) ?</text:p>
          </table:table-cell>
          <table:table-cell office:value-type="string" calcext:value-type="string">
            <text:p>Texte sans impact</text:p>
          </table:table-cell>
          <table:table-cell office:value-type="string" calcext:value-type="string">
            <text:p>espace</text:p>
          </table:table-cell>
          <table:table-cell table:number-columns-repeated="1016"/>
        </table:table-row>
        <table:table-row table:style-name="ro1">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true</text:p>
          </table:table-cell>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table:number-columns-repeated="1018"/>
        </table:table-row>
        <table:table-row table:style-name="ro1">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true</text:p>
          </table:table-cell>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table:number-columns-repeated="1018"/>
        </table:table-row>
        <table:table-row table:style-name="ro1">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e balise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table:style-name="ce6" office:value-type="boolean" office:boolean-value="true" calcext:value-type="boolean">
            <text:p>TRUE</text:p>
          </table:table-cell>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 élément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Texte sans impact</text:p>
          </table:table-cell>
          <table:table-cell office:value-type="string" calcext:value-type="string">
            <text:p>«balise» à la place d'«element»</text:p>
          </table:table-cell>
          <table:table-cell table:number-columns-repeated="1016"/>
        </table:table-row>
        <table:table-row table:style-name="ro2">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true</text:p>
          </table:table-cell>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table:number-columns-repeated="1018"/>
        </table:table-row>
        <table:table-row table:style-name="ro3">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office:value-type="string" calcext:value-type="string">
            <text:p>true</text:p>
          </table:table-cell>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table:number-columns-repeated="1018"/>
        </table:table-row>
        <table:table-row table:style-name="ro2">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office:value-type="string" calcext:value-type="string">
            <text:p>true</text:p>
          </table:table-cell>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table:number-columns-repeated="1018"/>
        </table:table-row>
        <table:table-row table:style-name="ro3">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table:number-columns-repeated="1018"/>
        </table:table-row>
        <table:table-row table:style-name="ro3">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table:number-columns-repeated="1018"/>
        </table:table-row>
        <table:table-row table:style-name="ro3">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table:number-columns-repeated="1018"/>
        </table:table-row>
        <table:table-row table:style-name="ro3">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table:number-columns-repeated="1018"/>
        </table:table-row>
        <table:table-row table:style-name="ro3">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table:number-columns-repeated="1018"/>
        </table:table-row>
        <table:table-row table:style-name="ro1">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a balise desc vérifie-t-elle ces conditions ? l'alternative textuelle implémentée via l'attribut aria-label permet d'identifier la nature et la fonction de l'image et est identique à l'attribut title s'il est présent l'alternative textuelle implémentée via la balise desc permet d'identifier la nature et la fonction de l'image et est identique à l'attribut title de la balise svg s'il est présent</text:p>
          </table:table-cell>
          <table:table-cell table:style-name="ce6" office:value-type="boolean" office:boolean-value="true" calcext:value-type="boolean">
            <text:p>TRUE</text:p>
          </table:table-cell>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élément desc vérifie-t-elle ces conditions ? l'alternative textuelle implémentée via l'attribut aria-label permet d'identifier la nature et la fonction de l'image et est identique à l'attribut title s'il est présent l'alternative textuelle implémentée via l'élément desc permet d'identifier la nature et la fonction de l'image et est identique à l'attribut title de la balise svg s'il est présent</text:p>
          </table:table-cell>
          <table:table-cell office:value-type="string" calcext:value-type="string">
            <text:p>Texte sans impact</text:p>
          </table:table-cell>
          <table:table-cell office:value-type="string" calcext:value-type="string">
            <text:p>«balise» à la place d'«element»</text:p>
          </table:table-cell>
          <table:table-cell table:number-columns-repeated="1016"/>
        </table:table-row>
        <table:table-row table:style-name="ro3">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office:value-type="string" calcext:value-type="string">
            <text:p>true</text:p>
          </table:table-cell>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table:number-columns-repeated="1018"/>
        </table:table-row>
        <table:table-row table:style-name="ro3">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table:number-columns-repeated="1018"/>
        </table:table-row>
        <table:table-row table:style-name="ro3">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office:value-type="string" calcext:value-type="string">
            <text:p>true</text:p>
          </table:table-cell>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table:number-columns-repeated="1018"/>
        </table:table-row>
        <table:table-row table:style-name="ro3">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table:number-columns-repeated="1018"/>
        </table:table-row>
        <table:table-row table:style-name="ro3">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table:number-columns-repeated="1018"/>
        </table:table-row>
        <table:table-row table:style-name="ro1">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true</text:p>
          </table:table-cell>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table:number-columns-repeated="1018"/>
        </table:table-row>
        <table:table-row table:style-name="ro3">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true</text:p>
          </table:table-cell>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table:number-columns-repeated="1018"/>
        </table:table-row>
        <table:table-row table:style-name="ro3">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true</text:p>
          </table:table-cell>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table:number-columns-repeated="1018"/>
        </table:table-row>
        <table:table-row table:style-name="ro3">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table:style-name="ce6" office:value-type="boolean" office:boolean-value="true" calcext:value-type="boolean">
            <text:p>TRUE</text:p>
          </table:table-cell>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Texte sans impact</text:p>
          </table:table-cell>
          <table:table-cell office:value-type="string" calcext:value-type="string">
            <text:p>parenthèse fermée</text:p>
          </table:table-cell>
          <table:table-cell table:number-columns-repeated="1016"/>
        </table:table-row>
        <table:table-row table:style-name="ro1">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e balise desc contenant une référence à une description détaillée adjacente à l'image vectorielle Il existe une balise desc contenant la description détaillée Il existe un lien adjacent (via une une balise url ou une ancre) permettant d'accéder au contenu de la description détaillée</text:p>
          </table:table-cell>
          <table:table-cell table:style-name="ce6" office:value-type="boolean" office:boolean-value="true" calcext:value-type="boolean">
            <text:p>TRUE</text:p>
          </table:table-cell>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 élément desc contenant une référence à une description détaillée adjacente à l'image vectorielle Il existe un élément desc contenant la description détaillée Il existe un lien adjacent (via une url ou une ancre) permettant d'accéder au contenu de la description détaillée</text:p>
          </table:table-cell>
          <table:table-cell office:value-type="string" calcext:value-type="string">
            <text:p>Texte sans impact</text:p>
          </table:table-cell>
          <table:table-cell office:value-type="string" calcext:value-type="string">
            <text:p>«balise» à la place d'«element»</text:p>
          </table:table-cell>
          <table:table-cell table:number-columns-repeated="1016"/>
        </table:table-row>
        <table:table-row table:style-name="ro3">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e balise desc, cette référence est-elle correctement restituée par les technologies d'assistance ?</text:p>
          </table:table-cell>
          <table:table-cell table:style-name="ce6" office:value-type="boolean" office:boolean-value="true" calcext:value-type="boolean">
            <text:p>TRUE</text:p>
          </table:table-cell>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 élément desc, cette référence est-elle correctement restituée par les technologies d'assistance ?</text:p>
          </table:table-cell>
          <table:table-cell office:value-type="string" calcext:value-type="string">
            <text:p>Texte sans impact</text:p>
          </table:table-cell>
          <table:table-cell office:value-type="string" calcext:value-type="string">
            <text:p>«balise» à la place d'«element»</text:p>
          </table:table-cell>
          <table:table-cell table:number-columns-repeated="1016"/>
        </table:table-row>
        <table:table-row table:style-name="ro1">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office:value-type="string" calcext:value-type="string">
            <text:p>true</text:p>
          </table:table-cell>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table:number-columns-repeated="1018"/>
        </table:table-row>
        <table:table-row table:style-name="ro3">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office:value-type="string" calcext:value-type="string">
            <text:p>true</text:p>
          </table:table-cell>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table:number-columns-repeated="1018"/>
        </table:table-row>
        <table:table-row table:style-name="ro3">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table:number-columns-repeated="1018"/>
        </table:table-row>
        <table:table-row table:style-name="ro3">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true</text:p>
          </table:table-cell>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table:number-columns-repeated="1018"/>
        </table:table-row>
        <table:table-row table:style-name="ro3">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true</text:p>
          </table:table-cell>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table:number-columns-repeated="1018"/>
        </table:table-row>
        <table:table-row table:style-name="ro3">
          <table:table-cell table:style-name="ce1" office:value-type="string" calcext:value-type="string">
            <text:p>01.07.4</text:p>
          </table:table-cell>
          <table:table-cell office:value-type="string" calcext:value-type="string">
            <text:p>Chaque image vectorielle (balise svg) ayant une description détaillée vérifie-t-elle une de ces conditions ? La description détaillée adjacente à l'image vectorielle est pertinente La description détaillée contenu dans la balise desc est pertinente La description détaillée via un lien adjacent est pertinente</text:p>
          </table:table-cell>
          <table:table-cell table:style-name="ce6" office:value-type="boolean" office:boolean-value="true" calcext:value-type="boolean">
            <text:p>TRUE</text:p>
          </table:table-cell>
          <table:table-cell table:style-name="ce1" office:value-type="string" calcext:value-type="string">
            <text:p>01.07.4</text:p>
          </table:table-cell>
          <table:table-cell office:value-type="string" calcext:value-type="string">
            <text:p>image vectorielle (balise svg) ayant une description détaillée vérifie-t-elle une de ces conditions ? La description détaillée adjacente à l'image vectorielle est pertinente La description détaillée contenu dans l'élément desc est pertinente La description détaillée via un lien adjacent est pertinente</text:p>
          </table:table-cell>
          <table:table-cell office:value-type="string" calcext:value-type="string">
            <text:p>Texte sans impact</text:p>
          </table:table-cell>
          <table:table-cell office:value-type="string" calcext:value-type="string">
            <text:p>«balise» à la place d'«element» + Ajout 'Chaque'</text:p>
          </table:table-cell>
          <table:table-cell table:number-columns-repeated="1016"/>
        </table:table-row>
        <table:table-row table:style-name="ro3">
          <table:table-cell table:style-name="ce1" office:value-type="string" calcext:value-type="string">
            <text:p>01.07.5</text:p>
          </table:table-cell>
          <table:table-cell office:value-type="string" calcext:value-type="string">
            <text:p>Pour chaque image vectorielle (balise svg) ayant une description détaillée implémentée via la balise desc, cette description détaillée est-elle correctement restituée par les technologies d'assistance ?</text:p>
          </table:table-cell>
          <table:table-cell table:style-name="ce6" office:value-type="boolean" office:boolean-value="true" calcext:value-type="boolean">
            <text:p>TRUE</text:p>
          </table:table-cell>
          <table:table-cell table:style-name="ce1" office:value-type="string" calcext:value-type="string">
            <text:p>01.07.5</text:p>
          </table:table-cell>
          <table:table-cell office:value-type="string" calcext:value-type="string">
            <text:p>Pour chaque image vectorielle (balise svg) ayant une description détaillée implémentée via desc, cette description détaillée est-elle correctement restituée par les technologies d'assistance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3">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office:value-type="string" calcext:value-type="string">
            <text:p>true</text:p>
          </table:table-cell>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table:number-columns-repeated="1018"/>
        </table:table-row>
        <table:table-row table:style-name="ro3">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office:value-type="string" calcext:value-type="string">
            <text:p>true</text:p>
          </table:table-cell>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table:number-columns-repeated="1018"/>
        </table:table-row>
        <table:table-row table:style-name="ro2">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table:number-columns-repeated="1018"/>
        </table:table-row>
        <table:table-row table:style-name="ro2">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table:number-columns-repeated="1018"/>
        </table:table-row>
        <table:table-row table:style-name="ro3">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table:number-columns-repeated="1018"/>
        </table:table-row>
        <table:table-row table:style-name="ro3">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table:number-columns-repeated="1018"/>
        </table:table-row>
        <table:table-row table:style-name="ro2">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table:number-columns-repeated="1018"/>
        </table:table-row>
        <table:table-row table:style-name="ro2">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table:number-columns-repeated="1018"/>
        </table:table-row>
        <table:table-row table:style-name="ro2">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table:number-columns-repeated="1018"/>
        </table:table-row>
        <table:table-row table:style-name="ro1">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table:style-name="ce6" office:value-type="boolean" office:boolean-value="true" calcext:value-type="boolean">
            <text:p>TRUE</text:p>
          </table:table-cell>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3">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e balise figure la balise figure possède un attribut role="group"</text:p>
          </table:table-cell>
          <table:table-cell table:style-name="ce6" office:value-type="boolean" office:boolean-value="true" calcext:value-type="boolean">
            <text:p>TRUE</text:p>
          </table:table-cell>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 élément figure L'élément figure possède un attribut role="group"</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1">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table:style-name="ce6" office:value-type="boolean" office:boolean-value="true" calcext:value-type="boolean">
            <text:p>TRUE</text:p>
          </table:table-cell>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1">
          <table:table-cell table:style-name="ce1" office:value-type="string" calcext:value-type="string">
            <text:p>01.10.4</text:p>
          </table:table-cell>
          <table:table-cell office:value-type="string" calcext:value-type="string">
            <text:p>Chaque image vectorielle légendée (balise svg associée à une légende adjacente) vérifie-telle, sinécessaire, ces conditions ? L'image (balise svg) et sa légende sont contenues dans une balise figure la balise figure possède un attribut role="group" Le contenu de l'attribut aria-label ou de la balise desc de l'image vectorielle contient une référence à la légende adjacente L'attribut title de l'image vectorielle (balise svg) s'il est présent, est strictement identique au contenu de l'attribut aria-label ou de la balise desc utilisé comme alternative.</text:p>
          </table:table-cell>
          <table:table-cell table:style-name="ce6" office:value-type="boolean" office:boolean-value="true" calcext:value-type="boolean">
            <text:p>TRUE</text:p>
          </table:table-cell>
          <table:table-cell table:style-name="ce1" office:value-type="string" calcext:value-type="string">
            <text:p>01.10.4</text:p>
          </table:table-cell>
          <table:table-cell office:value-type="string" calcext:value-type="string">
            <text:p>Chaque image vectorielle légendée (balise svg associée à une légende adjacente) vérifie-telle, si nécessaire, ces conditions ? L'image (balise svg) et sa légende sont contenues dans un élément figure L'élément figure possède un attribut role="group" Le contenu de l'attribut aria-label ou de l'élément desc de l'image vectorielle contient une référence à la légende adjacente L'attribut title de l'image vectorielle (balise svg) s'il est présent, est strictement identique au contenu de l'attribut aria-label ou de l'élément desc utilisé comme alternative.</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3">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e balise figure la balise figure possède un attribut role="group" Le contenu entre &lt;canvas&gt; et &lt;/canvas&gt; de l'image bitmap contient une référence à la légende adjacente</text:p>
          </table:table-cell>
          <table:table-cell table:style-name="ce6" office:value-type="boolean" office:boolean-value="true" calcext:value-type="boolean">
            <text:p>TRUE</text:p>
          </table:table-cell>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 élément figure L'élément figure possède un attribut role="group" Le contenu entre &lt;canvas&gt; et &lt;/canvas&gt; de l'image bitmap contient une référence à la légende adjacente</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1" office:value-type="string" calcext:value-type="string">
            <text:p>02.01.1</text:p>
          </table:table-cell>
          <table:table-cell office:value-type="string" calcext:value-type="string">
            <text:p>Chaque cadre en ligne (balise iframe) a-t-il un attribut title ?</text:p>
          </table:table-cell>
          <table:table-cell table:style-name="ce6" office:value-type="boolean" office:boolean-value="true" calcext:value-type="boolean">
            <text:p>TRUE</text:p>
          </table:table-cell>
          <table:table-cell table:style-name="ce1" office:value-type="string" calcext:value-type="string">
            <text:p>02.01.1</text:p>
          </table:table-cell>
          <table:table-cell office:value-type="string" calcext:value-type="string">
            <text:p>Chaque cadre (balise iframe) a-t-il un attribut title ?</text:p>
          </table:table-cell>
          <table:table-cell office:value-type="string" calcext:value-type="string">
            <text:p>Texte sans impact</text:p>
          </table:table-cell>
          <table:table-cell office:value-type="string" calcext:value-type="string">
            <text:p>Chgt 'Cadre' par 'Cadre en ligne'</text:p>
          </table:table-cell>
          <table:table-cell table:number-columns-repeated="1016"/>
        </table:table-row>
        <table:table-row table:style-name="ro2">
          <table:table-cell table:style-name="ce1" office:value-type="string" calcext:value-type="string">
            <text:p>02.02.1</text:p>
          </table:table-cell>
          <table:table-cell office:value-type="string" calcext:value-type="string">
            <text:p>Pour chaque cadre en ligne (balise iframe) ayant un attribut title, le contenu de cet attribut est-il pertinent ?</text:p>
          </table:table-cell>
          <table:table-cell office:value-type="string" calcext:value-type="string">
            <text:p>false</text:p>
          </table:table-cell>
          <table:table-cell table:style-name="ce1" office:value-type="string" calcext:value-type="string">
            <text:p>02.02.1</text:p>
          </table:table-cell>
          <table:table-cell office:value-type="string" calcext:value-type="string">
            <text:p>Pour chaque cadre (balise iframe) ayant un attribut title, le contenu de cet attribut est-il pertinent ?</text:p>
          </table:table-cell>
          <table:table-cell office:value-type="string" calcext:value-type="string">
            <text:p>Texte sans impact</text:p>
          </table:table-cell>
          <table:table-cell office:value-type="string" calcext:value-type="string">
            <text:p>Chgt 'Cadre' par 'Cadre en ligne'</text:p>
          </table:table-cell>
          <table:table-cell table:number-columns-repeated="1016"/>
        </table:table-row>
        <table:table-row table:style-name="ro2">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table:number-columns-repeated="1018"/>
        </table:table-row>
        <table:table-row table:style-name="ro2">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table:number-columns-repeated="1018"/>
        </table:table-row>
        <table:table-row table:style-name="ro2">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table:number-columns-repeated="1018"/>
        </table:table-row>
        <table:table-row table:style-name="ro2">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table:number-columns-repeated="1018"/>
        </table:table-row>
        <table:table-row table:style-name="ro2">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table:number-columns-repeated="1018"/>
        </table:table-row>
        <table:table-row table:style-name="ro2">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table:number-columns-repeated="1018"/>
        </table:table-row>
        <table:table-row table:style-name="ro3">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table:number-columns-repeated="1018"/>
        </table:table-row>
        <table:table-row table:style-name="ro3">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table:number-columns-repeated="1018"/>
        </table:table-row>
        <table:table-row table:style-name="ro2">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table:number-columns-repeated="1018"/>
        </table:table-row>
        <table:table-row table:style-name="ro3">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table:number-columns-repeated="1018"/>
        </table:table-row>
        <table:table-row table:style-name="ro2">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table:number-columns-repeated="1018"/>
        </table:table-row>
        <table:table-row table:style-name="ro2">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table:number-columns-repeated="1018"/>
        </table:table-row>
        <table:table-row table:style-name="ro1">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table:number-columns-repeated="1018"/>
        </table:table-row>
        <table:table-row table:style-name="ro3">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table:number-columns-repeated="1018"/>
        </table:table-row>
        <table:table-row table:style-name="ro1">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table:number-columns-repeated="1018"/>
        </table:table-row>
        <table:table-row table:style-name="ro3">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table:number-columns-repeated="1018"/>
        </table:table-row>
        <table:table-row table:style-name="ro1">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table:number-columns-repeated="1018"/>
        </table:table-row>
        <table:table-row table:style-name="ro3">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table:number-columns-repeated="1018"/>
        </table:table-row>
        <table:table-row table:style-name="ro1">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table:number-columns-repeated="1018"/>
        </table:table-row>
        <table:table-row table:style-name="ro3">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table:number-columns-repeated="1018"/>
        </table:table-row>
        <table:table-row table:style-name="ro3">
          <table:table-cell table:style-name="ce1" office:value-type="string" calcext:value-type="string">
            <text:p>04.01.1</text:p>
          </table:table-cell>
          <table:table-cell office:value-type="string" calcext:value-type="string">
            <text:p>Chaque média temporel pré-enregistré seulement audio, vérifie-t-il, si nécessaire, l'une de ces conditions (hors cas particuliers) ? Il existe une transcription textuelle accessible via un lien adjacent (une url ou une ancre) Il existe une transcription textuelle adjacente clairement identifiable</text:p>
          </table:table-cell>
          <table:table-cell table:style-name="ce6" office:value-type="boolean" office:boolean-value="true" calcext:value-type="boolean">
            <text:p>TRUE</text:p>
          </table:table-cell>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exte sans impact</text:p>
          </table:table-cell>
          <table:table-cell office:value-type="string" calcext:value-type="string">
            <text:p>espace</text:p>
          </table:table-cell>
          <table:table-cell table:number-columns-repeated="1016"/>
        </table:table-row>
        <table:table-row table:style-name="ro1">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true</text:p>
          </table:table-cell>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table:number-columns-repeated="1018"/>
        </table:table-row>
        <table:table-row table:style-name="ro1">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true</text:p>
          </table:table-cell>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table:number-columns-repeated="1018"/>
        </table:table-row>
        <table:table-row table:style-name="ro2">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table:number-columns-repeated="1018"/>
        </table:table-row>
        <table:table-row table:style-name="ro3">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table:number-columns-repeated="1018"/>
        </table:table-row>
        <table:table-row table:style-name="ro3">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table:number-columns-repeated="1018"/>
        </table:table-row>
        <table:table-row table:style-name="ro3">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table:number-columns-repeated="1018"/>
        </table:table-row>
        <table:table-row table:style-name="ro2">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e balise track, la balise track possède-t-il un attribut kind="captions"</text:p>
          </table:table-cell>
          <table:table-cell table:style-name="ce6" office:value-type="boolean" office:boolean-value="true" calcext:value-type="boolean">
            <text:p>TRUE</text:p>
          </table:table-cell>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 élément track, l'élément track possède-t-il un attribut kind="captions"</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table:number-columns-repeated="1018"/>
        </table:table-row>
        <table:table-row table:style-name="ro1">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table:number-columns-repeated="1018"/>
        </table:table-row>
        <table:table-row table:style-name="ro1">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table:number-columns-repeated="1018"/>
        </table:table-row>
        <table:table-row table:style-name="ro3">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table:number-columns-repeated="1018"/>
        </table:table-row>
        <table:table-row table:style-name="ro3">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table:number-columns-repeated="1018"/>
        </table:table-row>
        <table:table-row table:style-name="ro3">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table:number-columns-repeated="1018"/>
        </table:table-row>
        <table:table-row table:style-name="ro3">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table:number-columns-repeated="1018"/>
        </table:table-row>
        <table:table-row table:style-name="ro2">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table:number-columns-repeated="1018"/>
        </table:table-row>
        <table:table-row table:style-name="ro2">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table:number-columns-repeated="1018"/>
        </table:table-row>
        <table:table-row table:style-name="ro2">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table:number-columns-repeated="1018"/>
        </table:table-row>
        <table:table-row table:style-name="ro2">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table:number-columns-repeated="1018"/>
        </table:table-row>
        <table:table-row table:style-name="ro2">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table:number-columns-repeated="1018"/>
        </table:table-row>
        <table:table-row table:style-name="ro2">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table:number-columns-repeated="1018"/>
        </table:table-row>
        <table:table-row table:style-name="ro3">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table:number-columns-repeated="1018"/>
        </table:table-row>
        <table:table-row table:style-name="ro3">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table:number-columns-repeated="1018"/>
        </table:table-row>
        <table:table-row table:style-name="ro2">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table:number-columns-repeated="1018"/>
        </table:table-row>
        <table:table-row table:style-name="ro2">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table:number-columns-repeated="1018"/>
        </table:table-row>
        <table:table-row table:style-name="ro3">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table:number-columns-repeated="1018"/>
        </table:table-row>
        <table:table-row table:style-name="ro3">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table:number-columns-repeated="1018"/>
        </table:table-row>
        <table:table-row table:style-name="ro2">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table:number-columns-repeated="1018"/>
        </table:table-row>
        <table:table-row table:style-name="ro2">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table:number-columns-repeated="1018"/>
        </table:table-row>
        <table:table-row table:style-name="ro2">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true</text:p>
          </table:table-cell>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table:number-columns-repeated="1018"/>
        </table:table-row>
        <table:table-row table:style-name="ro3">
          <table:table-cell office:value-type="string" calcext:value-type="string">
            <text:p>04.15.2</text:p>
          </table:table-cell>
          <table:table-cell office:value-type="string" calcext:value-type="string">
            <text:p>Pour chaque média temporelseulement son en direct, seulement vidéo en direct ou synchronisé en direct, le contenu textuel adjacent permet-il d'identifier clairement lemédia temporel (hors cas particuliers) ?</text:p>
          </table:table-cell>
          <table:table-cell table:style-name="ce6" office:value-type="boolean" office:boolean-value="true" calcext:value-type="boolean">
            <text:p>TRUE</text:p>
          </table:table-cell>
          <table:table-cell office:value-type="string" calcext:value-type="string">
            <text:p>04.15.2</text:p>
          </table:table-cell>
          <table:table-cell office:value-type="string" calcext:value-type="string">
            <text:p>Pour chaque média temporel seulement son en direct, seulement vidéo en direct ou synchronisé en direct, le contenu textuel adjacent permet-il d'identifier clairement le média temporel (hors cas particuliers) ?</text:p>
          </table:table-cell>
          <table:table-cell office:value-type="string" calcext:value-type="string">
            <text:p>Texte sans impact</text:p>
          </table:table-cell>
          <table:table-cell office:value-type="string" calcext:value-type="string">
            <text:p>manque espace</text:p>
          </table:table-cell>
          <table:table-cell table:number-columns-repeated="1016"/>
        </table:table-row>
        <table:table-row table:style-name="ro3">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true</text:p>
          </table:table-cell>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table:number-columns-repeated="1018"/>
        </table:table-row>
        <table:table-row table:style-name="ro3">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table:number-columns-repeated="1018"/>
        </table:table-row>
        <table:table-row table:style-name="ro2">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true</text:p>
          </table:table-cell>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table:number-columns-repeated="1018"/>
        </table:table-row>
        <table:table-row table:style-name="ro1">
          <table:table-cell office:value-type="string" calcext:value-type="string">
            <text:p>04.18.1</text:p>
          </table:table-cell>
          <table:table-cell office:value-type="string" calcext:value-type="string">
            <text:p>Chaque séquence sonore déclenchée automatiquement via une balise object, 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table:style-name="ce6" office:value-type="boolean" office:boolean-value="true" calcext:value-type="boolean">
            <text:p>TRUE</text:p>
          </table:table-cell>
          <table:table-cell office:value-type="string" calcext:value-type="string">
            <text:p>04.18.1</text:p>
          </table:table-cell>
          <table:table-cell office:value-type="string" calcext:value-type="string">
            <text:p>Chaque séquence sonore déclenchée automatiquement via une balise object,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Texte sans impact</text:p>
          </table:table-cell>
          <table:table-cell office:value-type="string" calcext:value-type="string">
            <text:p>espace</text:p>
          </table:table-cell>
          <table:table-cell table:number-columns-repeated="1016"/>
        </table:table-row>
        <table:table-row table:style-name="ro1">
          <table:table-cell office:value-type="string" calcext:value-type="string">
            <text:p>04.19.1</text:p>
          </table:table-cell>
          <table:table-cell office:value-type="string" calcext:value-type="string">
            <text:p>Chaque média temporel audio pré-enregistré et diffusé via une balise via une balise object, vide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table:style-name="ce6" office:value-type="boolean" office:boolean-value="true" calcext:value-type="boolean">
            <text:p>TRUE</text:p>
          </table:table-cell>
          <table:table-cell office:value-type="string" calcext:value-type="string">
            <text:p>04.19.1</text:p>
          </table:table-cell>
          <table:table-cell office:value-type="string" calcext:value-type="string">
            <text:p>Chaque média temporel audio pré-enregistré et diffusé via une balise Object,vidé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Texte sans impact</text:p>
          </table:table-cell>
          <table:table-cell office:value-type="string" calcext:value-type="string">
            <text:p>espace</text:p>
          </table:table-cell>
          <table:table-cell table:number-columns-repeated="1016"/>
        </table:table-row>
        <table:table-row table:style-name="ro2">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table:number-columns-repeated="1018"/>
        </table:table-row>
        <table:table-row table:style-name="ro2">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table:number-columns-repeated="1018"/>
        </table:table-row>
        <table:table-row table:style-name="ro2">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table:number-columns-repeated="1018"/>
        </table:table-row>
        <table:table-row table:style-name="ro2">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table:number-columns-repeated="1018"/>
        </table:table-row>
        <table:table-row table:style-name="ro2">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table:number-columns-repeated="1018"/>
        </table:table-row>
        <table:table-row table:style-name="ro1">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table:number-columns-repeated="1018"/>
        </table:table-row>
        <table:table-row table:style-name="ro2">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true</text:p>
          </table:table-cell>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table:number-columns-repeated="1018"/>
        </table:table-row>
        <table:table-row table:style-name="ro2">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true</text:p>
          </table:table-cell>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table:number-columns-repeated="1018"/>
        </table:table-row>
        <table:table-row table:style-name="ro2">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true</text:p>
          </table:table-cell>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table:number-columns-repeated="1018"/>
        </table:table-row>
        <table:table-row table:style-name="ro2">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table:number-columns-repeated="1018"/>
        </table:table-row>
        <table:table-row table:style-name="ro2">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table:number-columns-repeated="1018"/>
        </table:table-row>
        <table:table-row table:style-name="ro2">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table:number-columns-repeated="1018"/>
        </table:table-row>
        <table:table-row table:style-name="ro2">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table:number-columns-repeated="1018"/>
        </table:table-row>
        <table:table-row table:style-name="ro3">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table:number-columns-repeated="1018"/>
        </table:table-row>
        <table:table-row table:style-name="ro3">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table:number-columns-repeated="1018"/>
        </table:table-row>
        <table:table-row table:style-name="ro3">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table:number-columns-repeated="1018"/>
        </table:table-row>
        <table:table-row table:style-name="ro3">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table:number-columns-repeated="1018"/>
        </table:table-row>
        <table:table-row table:style-name="ro3">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table:number-columns-repeated="1018"/>
        </table:table-row>
        <table:table-row table:style-name="ro3">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table:number-columns-repeated="1018"/>
        </table:table-row>
        <table:table-row table:style-name="ro3">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table:number-columns-repeated="1018"/>
        </table:table-row>
        <table:table-row table:style-name="ro3">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table:number-columns-repeated="1018"/>
        </table:table-row>
        <table:table-row table:style-name="ro2">
          <table:table-cell table:style-name="ce1" office:value-type="string" calcext:value-type="string">
            <text:p>06.01.5</text:p>
          </table:table-cell>
          <table:table-cell office:value-type="string" calcext:value-type="string">
            <text:p>Chaque lien vectoriel vérifie-t-il une de ces conditions (hors cas particuliers) ? L'intitulé de lien seul permet d'en comprendre la fonction et la destination Le contexte du lien permet d'en comprendre la fonction et la destination</text:p>
          </table:table-cell>
          <table:table-cell table:number-columns-repeated="1021"/>
        </table:table-row>
        <table:table-row table:style-name="ro2">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table:number-columns-repeated="1018"/>
        </table:table-row>
        <table:table-row table:style-name="ro2">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table:number-columns-repeated="1018"/>
        </table:table-row>
        <table:table-row table:style-name="ro2">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table:number-columns-repeated="1018"/>
        </table:table-row>
        <table:table-row table:style-name="ro2">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table:number-columns-repeated="1018"/>
        </table:table-row>
        <table:table-row table:style-name="ro2">
          <table:table-cell table:style-name="ce1" office:value-type="string" calcext:value-type="string">
            <text:p>06.02.5</text:p>
          </table:table-cell>
          <table:table-cell office:value-type="string" calcext:value-type="string">
            <text:p>Pour chaque lien vectoriel ayant un titre de lien (attribut title), le contenu de cet attribut est-il pertinent ?</text:p>
          </table:table-cell>
          <table:table-cell table:number-columns-repeated="1021"/>
        </table:table-row>
        <table:table-row table:style-name="ro3">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table:number-columns-repeated="1018"/>
        </table:table-row>
        <table:table-row table:style-name="ro2">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table:number-columns-repeated="1018"/>
        </table:table-row>
        <table:table-row table:style-name="ro2">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table:number-columns-repeated="1018"/>
        </table:table-row>
        <table:table-row table:style-name="ro2">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table:number-columns-repeated="1018"/>
        </table:table-row>
        <table:table-row table:style-name="ro2">
          <table:table-cell table:style-name="ce1" office:value-type="string" calcext:value-type="string">
            <text:p>06.03.5</text:p>
          </table:table-cell>
          <table:table-cell office:value-type="string" calcext:value-type="string">
            <text:p>Chaque intitulé de lien vectoriel (contenu de l'alternative de l'image vectorielle, balise svg) est-il explicite hors contexte (hors cas particulier) ?</text:p>
          </table:table-cell>
          <table:table-cell table:number-columns-repeated="1021"/>
        </table:table-row>
        <table:table-row table:style-name="ro2">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table:number-columns-repeated="1018"/>
        </table:table-row>
        <table:table-row table:style-name="ro2">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table:number-columns-repeated="1018"/>
        </table:table-row>
        <table:table-row table:style-name="ro2">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table:number-columns-repeated="1018"/>
        </table:table-row>
        <table:table-row table:style-name="ro2">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table:number-columns-repeated="1018"/>
        </table:table-row>
        <table:table-row table:style-name="ro2">
          <table:table-cell table:style-name="ce1" office:value-type="string" calcext:value-type="string">
            <text:p>06.04.5</text:p>
          </table:table-cell>
          <table:table-cell office:value-type="string" calcext:value-type="string">
            <text:p>Chaque lien identique de type vectoriel a-t-il les mêmes fonction et destination ?</text:p>
          </table:table-cell>
          <table:table-cell table:number-columns-repeated="1021"/>
        </table:table-row>
        <table:table-row table:style-name="ro2">
          <table:table-cell table:style-name="ce1" office:value-type="string" calcext:value-type="string">
            <text:p>06.05.1</text:p>
          </table:table-cell>
          <table:table-cell office:value-type="string" calcext:value-type="string">
            <text:p>Dans chaque page Web, chaque lien (balise a avec un attribut href), à l'exception des ancres, a-t-il un intitulé entre &lt;a&gt; et &lt;/a&gt; ?</text:p>
          </table:table-cell>
          <table:table-cell office:value-type="string" calcext:value-type="string">
            <text:p>false</text:p>
          </table:table-cell>
          <table:table-cell table:style-name="ce1" office:value-type="string" calcext:value-type="string">
            <text:p>06.05.1</text:p>
          </table:table-cell>
          <table:table-cell office:value-type="string" calcext:value-type="string">
            <text:p>Dans chaque page Web, chaque lien (balise a), à l'exception des ancres, a-t-il un intitulé entre &lt;a&gt; et &lt;/a&gt; ?</text:p>
          </table:table-cell>
          <table:table-cell office:value-type="string" calcext:value-type="string">
            <text:p>Précision scope</text:p>
          </table:table-cell>
          <table:table-cell office:value-type="string" calcext:value-type="string">
            <text:p>'a' avec 'href'</text:p>
          </table:table-cell>
          <table:table-cell table:number-columns-repeated="1016"/>
        </table:table-row>
        <table:table-row table:style-name="ro1">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true</text:p>
          </table:table-cell>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table:number-columns-repeated="1018"/>
        </table:table-row>
        <table:table-row table:style-name="ro2">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true</text:p>
          </table:table-cell>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table:number-columns-repeated="1018"/>
        </table:table-row>
        <table:table-row table:style-name="ro1">
          <table:table-cell table:style-name="ce1" office:value-type="string" calcext:value-type="string">
            <text:p>07.01.3</text:p>
          </table:table-cell>
          <table:table-cell office:value-type="string" calcext:value-type="string">
            <text:p>Chaque script qui génère, met à jour ou contrôle un composant d'interface qui comporte des rôles des états ou des propriétés correspondant à un motif de conception défini par l'API ARIA vérifie-t-il une de ces conditions ? Le composant d'interface est conforme au motif de conception défini par l'API ARIA Un composant d'interface présent sur la page, permettant d'accéder aux mêmes fonctionnalités, est conforme au motif de conception défini par l'API ARIA Le composant d'interface adapte un motif de conception défini par l'API ARIA. Une alternative accessible permet d'accéder aux mêmes fonctionnalités.</text:p>
          </table:table-cell>
          <table:table-cell office:value-type="string" calcext:value-type="string">
            <text:p>false</text:p>
          </table:table-cell>
          <table:table-cell table:style-name="ce1" office:value-type="string" calcext:value-type="string">
            <text:p>07.01.3</text:p>
          </table:table-cell>
          <table:table-cell office:value-type="string" calcext:value-type="string">
            <text:p>Chaque script qui génère ou contrôle un composant d'interface via des rôles, des états ou des propriétés définis par l'API ARIA vérifie-t-il, si possible, une de ces conditions ? Le composant d'interface est conforme au motif de conception défini par l'API ARIA Un composant d'interface présent sur la page, permettant d'accéder aux mêmes fonctionnalités, est conforme au motif de conception défini par l'API ARIA Une alternative accessible permet d'accéder aux mêmes fonctionnalités.</text:p>
          </table:table-cell>
          <table:table-cell office:value-type="string" calcext:value-type="string">
            <text:p>More condition</text:p>
          </table:table-cell>
          <table:table-cell table:number-columns-repeated="1017"/>
        </table:table-row>
        <table:table-row table:style-name="ro2">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office:value-type="string" calcext:value-type="string">
            <text:p>true</text:p>
          </table:table-cell>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table:number-columns-repeated="1018"/>
        </table:table-row>
        <table:table-row table:style-name="ro2">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office:value-type="string" calcext:value-type="string">
            <text:p>true</text:p>
          </table:table-cell>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table:number-columns-repeated="1018"/>
        </table:table-row>
        <table:table-row table:style-name="ro3">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office:value-type="string" calcext:value-type="string">
            <text:p>true</text:p>
          </table:table-cell>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table:number-columns-repeated="1018"/>
        </table:table-row>
        <table:table-row table:style-name="ro1">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table:number-columns-repeated="1018"/>
        </table:table-row>
        <table:table-row table:style-name="ro3">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table:number-columns-repeated="1018"/>
        </table:table-row>
        <table:table-row table:style-name="ro3">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table:number-columns-repeated="1018"/>
        </table:table-row>
        <table:table-row table:style-name="ro3">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table:number-columns-repeated="1018"/>
        </table:table-row>
        <table:table-row table:style-name="ro2">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table:number-columns-repeated="1018"/>
        </table:table-row>
        <table:table-row table:style-name="ro4">
          <table:table-cell table:style-name="ce1"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office:value-type="string" calcext:value-type="string">
            <text:p>true</text:p>
          </table:table-cell>
          <table:table-cell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table:number-columns-repeated="1018"/>
        </table:table-row>
        <table:table-row table:style-name="ro3">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ou balise button) explicite Le changement de contexte est initié par un lien explicite</text:p>
          </table:table-cell>
          <table:table-cell office:value-type="string" calcext:value-type="string">
            <text:p>false</text:p>
          </table:table-cell>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office:value-type="string" calcext:value-type="string">
            <text:p>Précision scope</text:p>
          </table:table-cell>
          <table:table-cell office:value-type="string" calcext:value-type="string">
            <text:p>Ajout dans le scope des balises 'button'</text:p>
          </table:table-cell>
          <table:table-cell table:number-columns-repeated="1016"/>
        </table:table-row>
        <table:table-row table:style-name="ro2">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true</text:p>
          </table:table-cell>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table:number-columns-repeated="1018"/>
        </table:table-row>
        <table:table-row table:style-name="ro2">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table:number-columns-repeated="1018"/>
        </table:table-row>
        <table:table-row table:style-name="ro2">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table:number-columns-repeated="1018"/>
        </table:table-row>
        <table:table-row table:style-name="ro2">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table:number-columns-repeated="1018"/>
        </table:table-row>
        <table:table-row table:style-name="ro3">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table:number-columns-repeated="1018"/>
        </table:table-row>
        <table:table-row table:style-name="ro2">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true</text:p>
          </table:table-cell>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table:number-columns-repeated="1018"/>
        </table:table-row>
        <table:table-row table:style-name="ro3">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table:number-columns-repeated="1018"/>
        </table:table-row>
        <table:table-row table:style-name="ro2">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table:number-columns-repeated="1018"/>
        </table:table-row>
        <table:table-row table:style-name="ro2">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1" office:value-type="string" calcext:value-type="string">
            <text:p>08.05.1</text:p>
          </table:table-cell>
          <table:table-cell office:value-type="string" calcext:value-type="string">
            <text:p>Chaque page Web a-t-elle un titre de page (balise title) ?</text:p>
          </table:table-cell>
          <table:table-cell table:number-columns-repeated="1018"/>
        </table:table-row>
        <table:table-row table:style-name="ro2">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table:number-columns-repeated="1018"/>
        </table:table-row>
        <table:table-row table:style-name="ro3">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table:number-columns-repeated="1018"/>
        </table:table-row>
        <table:table-row table:style-name="ro2">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table:number-columns-repeated="1018"/>
        </table:table-row>
        <table:table-row table:style-name="ro2">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table:number-columns-repeated="1018"/>
        </table:table-row>
        <table:table-row table:style-name="ro2">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table:number-columns-repeated="1018"/>
        </table:table-row>
        <table:table-row table:style-name="ro3">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e balise possédant un attribut dir La valeur de l'attribut dir est conforme (rtl ou ltr) La valeur de l'attribut dir est pertinente</text:p>
          </table:table-cell>
          <table:table-cell table:style-name="ce6" office:value-type="boolean" office:boolean-value="true" calcext:value-type="boolean">
            <text:p>TRUE</text:p>
          </table:table-cell>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true</text:p>
          </table:table-cell>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table:number-columns-repeated="1018"/>
        </table:table-row>
        <table:table-row table:style-name="ro2">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true</text:p>
          </table:table-cell>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table:number-columns-repeated="1018"/>
        </table:table-row>
        <table:table-row table:style-name="ro2">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true</text:p>
          </table:table-cell>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table:number-columns-repeated="1018"/>
        </table:table-row>
        <table:table-row table:style-name="ro2">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true</text:p>
          </table:table-cell>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table:number-columns-repeated="1018"/>
        </table:table-row>
        <table:table-row table:style-name="ro1">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true</text:p>
          </table:table-cell>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table:number-columns-repeated="1018"/>
        </table:table-row>
        <table:table-row table:style-name="ro2">
          <table:table-cell table:style-name="ce1"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true</text:p>
          </table:table-cell>
          <table:table-cell table:style-name="ce1" office:value-type="string" calcext:value-type="string">
            <text:p>09.02.2</text:p>
          </table:table-cell>
          <table:table-cell office:value-type="string" calcext:value-type="string">
            <text:p>Dans chaque page Web, l'arborescence du document est-elle cohérente ?</text:p>
          </table:table-cell>
          <table:table-cell table:number-columns-repeated="1018"/>
        </table:table-row>
        <table:table-row table:style-name="ro3">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true</text:p>
          </table:table-cell>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table:number-columns-repeated="1018"/>
        </table:table-row>
        <table:table-row table:style-name="ro3">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true</text:p>
          </table:table-cell>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table:number-columns-repeated="1018"/>
        </table:table-row>
        <table:table-row table:style-name="ro2">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office:value-type="string" calcext:value-type="string">
            <text:p>true</text:p>
          </table:table-cell>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table:number-columns-repeated="1018"/>
        </table:table-row>
        <table:table-row table:style-name="ro4">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attribut title qui permet d'en connaître la signification</text:p>
          </table:table-cell>
          <table:table-cell table:style-name="ce6" office:value-type="boolean" office:boolean-value="true" calcext:value-type="boolean">
            <text:p>TRUE</text:p>
          </table:table-cell>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office:value-type="string" calcext:value-type="string">
            <text:p>Texte sans impact</text:p>
          </table:table-cell>
          <table:table-cell office:value-type="string" calcext:value-type="string">
            <text:p>'attribut title' au lieu de 'title'»»</text:p>
          </table:table-cell>
          <table:table-cell table:number-columns-repeated="1016"/>
        </table:table-row>
        <table:table-row table:style-name="ro2">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true</text:p>
          </table:table-cell>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table:number-columns-repeated="1018"/>
        </table:table-row>
        <table:table-row table:style-name="ro2">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office:value-type="string" calcext:value-type="string">
            <text:p>true</text:p>
          </table:table-cell>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table:number-columns-repeated="1018"/>
        </table:table-row>
        <table:table-row table:style-name="ro2">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office:value-type="string" calcext:value-type="string">
            <text:p>true</text:p>
          </table:table-cell>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table:number-columns-repeated="1018"/>
        </table:table-row>
        <table:table-row table:style-name="ro2">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table:number-columns-repeated="1018"/>
        </table:table-row>
        <table:table-row table:style-name="ro2">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table:number-columns-repeated="1018"/>
        </table:table-row>
        <table:table-row table:style-name="ro3">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table:number-columns-repeated="1018"/>
        </table:table-row>
        <table:table-row table:style-name="ro2">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table:number-columns-repeated="1018"/>
        </table:table-row>
        <table:table-row table:style-name="ro2">
          <table:table-cell table:number-columns-repeated="3"/>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cell table:number-columns-repeated="1018"/>
        </table:table-row>
        <table:table-row table:style-name="ro2">
          <table:table-cell table:number-columns-repeated="3"/>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cell table:number-columns-repeated="1018"/>
        </table:table-row>
        <table:table-row table:style-name="ro2">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table:number-columns-repeated="1018"/>
        </table:table-row>
        <table:table-row table:style-name="ro3">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table:number-columns-repeated="1018"/>
        </table:table-row>
        <table:table-row table:style-name="ro2">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table:number-columns-repeated="1018"/>
        </table:table-row>
        <table:table-row table:style-name="ro2">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table:number-columns-repeated="1018"/>
        </table:table-row>
        <table:table-row table:style-name="ro3">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table:number-columns-repeated="1018"/>
        </table:table-row>
        <table:table-row table:style-name="ro3">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table:number-columns-repeated="1018"/>
        </table:table-row>
        <table:table-row table:style-name="ro3">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table:number-columns-repeated="1018"/>
        </table:table-row>
        <table:table-row table:style-name="ro3">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table:number-columns-repeated="1018"/>
        </table:table-row>
        <table:table-row table:style-name="ro3">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table:number-columns-repeated="1018"/>
        </table:table-row>
        <table:table-row table:style-name="ro2">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table:number-columns-repeated="1018"/>
        </table:table-row>
        <table:table-row table:style-name="ro3">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table:number-columns-repeated="1018"/>
        </table:table-row>
        <table:table-row table:style-name="ro2">
          <table:table-cell table:style-name="ce1" office:value-type="string" calcext:value-type="string">
            <text:p>10.08.1</text:p>
          </table:table-cell>
          <table:table-cell office:value-type="string" calcext:value-type="string">
            <text:p>Pour chaque bloc de texte contenu dans une balise HTML, la couleur de fond est-elle contrôlable par l'utilisateur ?</text:p>
          </table:table-cell>
          <table:table-cell table:style-name="ce6" office:value-type="boolean" office:boolean-value="true" calcext:value-type="boolean">
            <text:p>TRUE</text:p>
          </table:table-cell>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1" office:value-type="string" calcext:value-type="string">
            <text:p>10.08.2</text:p>
          </table:table-cell>
          <table:table-cell office:value-type="string" calcext:value-type="string">
            <text:p>Pour chaque bloc de texte contenu dans une balise HTML, la couleur de police est-elle contrôlable par l'utilisateur ?</text:p>
          </table:table-cell>
          <table:table-cell table:style-name="ce6" office:value-type="boolean" office:boolean-value="true" calcext:value-type="boolean">
            <text:p>TRUE</text:p>
          </table:table-cell>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1" office:value-type="string" calcext:value-type="string">
            <text:p>10.08.3</text:p>
          </table:table-cell>
          <table:table-cell office:value-type="string" calcext:value-type="string">
            <text:p>Pour chaque bloc de texte contenu dans une balise object, ou embed, la couleur de fond est-elle contrôlable par l'utilisateur ?</text:p>
          </table:table-cell>
          <table:table-cell table:style-name="ce6" office:value-type="boolean" office:boolean-value="true" calcext:value-type="boolean">
            <text:p>TRUE</text:p>
          </table:table-cell>
          <table:table-cell table:style-name="ce1" office:value-type="string" calcext:value-type="string">
            <text:p>10.08.3</text:p>
          </table:table-cell>
          <table:table-cell office:value-type="string" calcext:value-type="string">
            <text:p>Pour chaque bloc de texte contenu dans un élément object, ou embed, la couleur de fond est-elle contrôlable par l'utilisateur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1" office:value-type="string" calcext:value-type="string">
            <text:p>10.08.4</text:p>
          </table:table-cell>
          <table:table-cell office:value-type="string" calcext:value-type="string">
            <text:p>Pour chaque bloc de texte contenu dans une baliseobject, ou embed, la couleur de police est-elle contrôlable par l'utilisateur ?</text:p>
          </table:table-cell>
          <table:table-cell table:style-name="ce6" office:value-type="boolean" office:boolean-value="true" calcext:value-type="boolean">
            <text:p>TRUE</text:p>
          </table:table-cell>
          <table:table-cell table:style-name="ce1" office:value-type="string" calcext:value-type="string">
            <text:p>10.08.4</text:p>
          </table:table-cell>
          <table:table-cell office:value-type="string" calcext:value-type="string">
            <text:p>Pour chaque bloc de texte contenu dans un élément object, ou embed, la couleur de police est-elle contrôlable par l'utilisateur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true</text:p>
          </table:table-cell>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table:number-columns-repeated="1018"/>
        </table:table-row>
        <table:table-row table:style-name="ro3">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table:number-columns-repeated="1018"/>
        </table:table-row>
        <table:table-row table:style-name="ro3">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table:number-columns-repeated="1018"/>
        </table:table-row>
        <table:table-row table:style-name="ro3">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table:number-columns-repeated="1018"/>
        </table:table-row>
        <table:table-row table:style-name="ro3">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table:number-columns-repeated="1018"/>
        </table:table-row>
        <table:table-row table:style-name="ro3">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office:value-type="string" calcext:value-type="string">
            <text:p>More condition</text:p>
          </table:table-cell>
          <table:table-cell table:number-columns-repeated="1017"/>
        </table:table-row>
        <table:table-row table:style-name="ro3">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office:value-type="string" calcext:value-type="string">
            <text:p>true</text:p>
          </table:table-cell>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table:number-columns-repeated="1018"/>
        </table:table-row>
        <table:table-row table:style-name="ro3">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a valeur de l'attribut hidden est cohérente avec l'état visible ou caché du texte</text:p>
          </table:table-cell>
          <table:table-cell office:value-type="string" calcext:value-type="string">
            <text:p>More condition</text:p>
          </table:table-cell>
          <table:table-cell table:number-columns-repeated="1017"/>
        </table:table-row>
        <table:table-row table:style-name="ro2">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table:number-columns-repeated="1018"/>
        </table:table-row>
        <table:table-row table:style-name="ro2">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table:number-columns-repeated="1018"/>
        </table:table-row>
        <table:table-row table:style-name="ro2">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table:number-columns-repeated="1018"/>
        </table:table-row>
        <table:table-row table:style-name="ro2">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table:number-columns-repeated="1018"/>
        </table:table-row>
        <table:table-row table:style-name="ro3">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table:number-columns-repeated="1018"/>
        </table:table-row>
        <table:table-row table:style-name="ro3">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table:number-columns-repeated="1018"/>
        </table:table-row>
        <table:table-row table:style-name="ro3">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table:number-columns-repeated="1018"/>
        </table:table-row>
        <table:table-row table:style-name="ro3">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table:number-columns-repeated="1018"/>
        </table:table-row>
        <table:table-row table:style-name="ro3">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true</text:p>
          </table:table-cell>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table:number-columns-repeated="1018"/>
        </table:table-row>
        <table:table-row table:style-name="ro3">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true</text:p>
          </table:table-cell>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table:number-columns-repeated="1018"/>
        </table:table-row>
        <table:table-row table:style-name="ro3">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true</text:p>
          </table:table-cell>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table:number-columns-repeated="1018"/>
        </table:table-row>
        <table:table-row table:style-name="ro2">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true</text:p>
          </table:table-cell>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table:number-columns-repeated="1018"/>
        </table:table-row>
        <table:table-row table:style-name="ro2">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true</text:p>
          </table:table-cell>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table:number-columns-repeated="1018"/>
        </table:table-row>
        <table:table-row table:style-name="ro2">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office:value-type="string" calcext:value-type="string">
            <text:p>true</text:p>
          </table:table-cell>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table:number-columns-repeated="1018"/>
        </table:table-row>
        <table:table-row table:style-name="ro2">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office:value-type="string" calcext:value-type="string">
            <text:p>true</text:p>
          </table:table-cell>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table:number-columns-repeated="1018"/>
        </table:table-row>
        <table:table-row table:style-name="ro2">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table:number-columns-repeated="1018"/>
        </table:table-row>
        <table:table-row table:style-name="ro2">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table:number-columns-repeated="1018"/>
        </table:table-row>
        <table:table-row table:style-name="ro2">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table:number-columns-repeated="1018"/>
        </table:table-row>
        <table:table-row table:style-name="ro2">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table:number-columns-repeated="1018"/>
        </table:table-row>
        <table:table-row table:style-name="ro2">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table:number-columns-repeated="1018"/>
        </table:table-row>
        <table:table-row table:style-name="ro2">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table:number-columns-repeated="1018"/>
        </table:table-row>
        <table:table-row table:style-name="ro2">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table:number-columns-repeated="1018"/>
        </table:table-row>
        <table:table-row table:style-name="ro2">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table:number-columns-repeated="1018"/>
        </table:table-row>
        <table:table-row table:style-name="ro2">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table:number-columns-repeated="1018"/>
        </table:table-row>
        <table:table-row table:style-name="ro3">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true</text:p>
          </table:table-cell>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table:number-columns-repeated="1018"/>
        </table:table-row>
        <table:table-row table:style-name="ro3">
          <table:table-cell table:style-name="ce1" office:value-type="string" calcext:value-type="string">
            <text:p>11.09.2</text:p>
          </table:table-cell>
          <table:table-cell office:value-type="string" calcext:value-type="string">
            <text:p>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table:style-name="ce6" office:value-type="boolean" office:boolean-value="true" calcext:value-type="boolean">
            <text:p>TRUE</text:p>
          </table:table-cell>
          <table:table-cell table:style-name="ce1" office:value-type="string" calcext:value-type="string">
            <text:p>11.09.2</text:p>
          </table:table-cell>
          <table:table-cell office:value-type="string" calcext:value-type="string">
            <text:p>&gt; 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office:value-type="string" calcext:value-type="string">
            <text:p>Texte sans impact</text:p>
          </table:table-cell>
          <table:table-cell office:value-type="string" calcext:value-type="string">
            <text:p>Correction coquille</text:p>
          </table:table-cell>
          <table:table-cell table:number-columns-repeated="1016"/>
        </table:table-row>
        <table:table-row table:style-name="ro4">
          <table:table-cell table:style-name="ce1" office:value-type="string" calcext:value-type="string">
            <text:p>11.10.1</text:p>
          </table:table-cell>
          <table:table-cell office:value-type="string" calcext:value-type="string">
            <text:p>Pour chaque formulaire, les indications de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attribut label, attribut title, propriété aria-label, passage de texte lié via la propriété aria-labelledby) du champ de formulaire L'indication de champ obligatoire est indiquée par un passage de texte lié par la propriété ARIA aria-describedby</text:p>
          </table:table-cell>
          <table:table-cell table:style-name="ce6" office:value-type="boolean" office:boolean-value="true" calcext:value-type="boolean">
            <text:p>TRUE</text:p>
          </table:table-cell>
          <table:table-cell table:style-name="ce1" office:value-type="string" calcext:value-type="string">
            <text:p>11.10.1</text:p>
          </table:table-cell>
          <table:table-cell office:value-type="string" calcext:value-type="string">
            <text:p>Pour chaque formulaire, les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Texte sans impact</text:p>
          </table:table-cell>
          <table:table-cell office:value-type="string" calcext:value-type="string">
            <text:p>'indications de champs obligatoires' <text:s/>à la place de 'champs obligatoires'»</text:p>
          </table:table-cell>
          <table:table-cell table:number-columns-repeated="1016"/>
        </table:table-row>
        <table:table-row table:style-name="ro2">
          <table:table-cell table:style-name="ce1" office:value-type="string" calcext:value-type="string">
            <text:p>11.10.2</text:p>
          </table:table-cell>
          <table:table-cell office:value-type="string" calcext:value-type="string">
            <text:p>Chaque indication de champ obligatoire qui utilise la propriété ARIA aria-label ou aria-required doit être accompagnée d'une indication visuelle explicite, cette règle est-elle respectée ?</text:p>
          </table:table-cell>
          <table:table-cell office:value-type="string" calcext:value-type="string">
            <text:p>false</text:p>
          </table:table-cell>
          <table:table-cell table:style-name="ce1" office:value-type="string" calcext:value-type="string">
            <text:p>11.10.2</text:p>
          </table:table-cell>
          <table:table-cell office:value-type="string" calcext:value-type="string">
            <text:p>Chaque indication de champ obligatoire qui utilise la propriété ARIA aria-label doit être accompagnée d'une indication visuelle explicite, cette règle est-elle respectée ?</text:p>
          </table:table-cell>
          <table:table-cell office:value-type="string" calcext:value-type="string">
            <text:p>Précision scope</text:p>
          </table:table-cell>
          <table:table-cell office:value-type="string" calcext:value-type="string">
            <text:p>Ajout de 'aria-required' dans scope»</text:p>
          </table:table-cell>
          <table:table-cell table:number-columns-repeated="1016"/>
        </table:table-row>
        <table:table-row table:style-name="ro3">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1">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attribut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table:style-name="ce6" office:value-type="boolean" office:boolean-value="true" calcext:value-type="boolean">
            <text:p>TRUE</text:p>
          </table:table-cell>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office:value-type="string" calcext:value-type="string">
            <text:p>Texte sans impact</text:p>
          </table:table-cell>
          <table:table-cell office:value-type="string" calcext:value-type="string">
            <text:p>'balise attribut label' au lieu de 'balise label'</text:p>
          </table:table-cell>
          <table:table-cell table:number-columns-repeated="1016"/>
        </table:table-row>
        <table:table-row table:style-name="ro2">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office:value-type="string" calcext:value-type="string">
            <text:p>true</text:p>
          </table:table-cell>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table:number-columns-repeated="1018"/>
        </table:table-row>
        <table:table-row table:style-name="ro3">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1">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Le type de donnée et/ou de format est indiqué, si nécessaire, par un passage de texte avant le champ de formulaire Le type de donnée et/ou de format est indiqué, si nécessaire, par un texte lié par la propriété ARIA aria-describedby</text:p>
          </table:table-cell>
          <table:table-cell table:style-name="ce6" office:value-type="boolean" office:boolean-value="true" calcext:value-type="boolean">
            <text:p>TRUE</text:p>
          </table:table-cell>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de formulaire Le type de donnée et/ou de format est indiqué, si nécessaire, par un passage de texte avant le champ de formulaire Le type de donnée et/ou de format est indiqué, si nécessaire, par un texte lié par la propriété ARIA aria-describedby</text:p>
          </table:table-cell>
          <table:table-cell office:value-type="string" calcext:value-type="string">
            <text:p>Texte sans impact</text:p>
          </table:table-cell>
          <table:table-cell office:value-type="string" calcext:value-type="string">
            <text:p>coquille ds RGAA3</text:p>
          </table:table-cell>
          <table:table-cell table:number-columns-repeated="1016"/>
        </table:table-row>
        <table:table-row table:style-name="ro3">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2">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table:number-columns-repeated="1018"/>
        </table:table-row>
        <table:table-row table:style-name="ro2">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table:number-columns-repeated="1018"/>
        </table:table-row>
        <table:table-row table:style-name="ro1">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table:number-columns-repeated="1018"/>
        </table:table-row>
        <table:table-row table:style-name="ro3">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table:number-columns-repeated="1018"/>
        </table:table-row>
        <table:table-row table:style-name="ro1">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table:number-columns-repeated="1018"/>
        </table:table-row>
        <table:table-row table:style-name="ro3">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table:number-columns-repeated="1018"/>
        </table:table-row>
        <table:table-row table:style-name="ro1">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tru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table:number-columns-repeated="1018"/>
        </table:table-row>
        <table:table-row table:style-name="ro2">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true</text:p>
          </table:table-cell>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table:number-columns-repeated="1018"/>
        </table:table-row>
        <table:table-row table:style-name="ro3">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1">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table:style-name="ce6" office:value-type="boolean" office:boolean-value="true" calcext:value-type="boolean">
            <text:p>TRUE</text:p>
          </table:table-cell>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office:value-type="string" calcext:value-type="string">
            <text:p>Texte sans impact</text:p>
          </table:table-cell>
          <table:table-cell office:value-type="string" calcext:value-type="string">
            <text:p>Coquille double parenthèse</text:p>
          </table:table-cell>
          <table:table-cell table:number-columns-repeated="1016"/>
        </table:table-row>
        <table:table-row table:style-name="ro2">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office:value-type="string" calcext:value-type="string">
            <text:p>true</text:p>
          </table:table-cell>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table:number-columns-repeated="1018"/>
        </table:table-row>
        <table:table-row table:style-name="ro3">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2">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cell table:number-columns-repeated="1018"/>
        </table:table-row>
        <table:table-row table:style-name="ro3">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table:number-columns-repeated="1018"/>
        </table:table-row>
        <table:table-row table:style-name="ro3">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table:number-columns-repeated="1018"/>
        </table:table-row>
        <table:table-row table:style-name="ro3">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table:number-columns-repeated="1018"/>
        </table:table-row>
        <table:table-row table:style-name="ro2">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table:number-columns-repeated="1018"/>
        </table:table-row>
        <table:table-row table:style-name="ro2">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table:number-columns-repeated="1018"/>
        </table:table-row>
        <table:table-row table:style-name="ro2">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table:number-columns-repeated="1018"/>
        </table:table-row>
        <table:table-row table:style-name="ro2">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1" office:value-type="string" calcext:value-type="string">
            <text:p>12.04.2</text:p>
          </table:table-cell>
          <table:table-cell office:value-type="string" calcext:value-type="string">
            <text:p>Les liens du plan du site sont-ils fonctionnels ?</text:p>
          </table:table-cell>
          <table:table-cell table:number-columns-repeated="1018"/>
        </table:table-row>
        <table:table-row table:style-name="ro2">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table:number-columns-repeated="1018"/>
        </table:table-row>
        <table:table-row table:style-name="ro2">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table:number-columns-repeated="1018"/>
        </table:table-row>
        <table:table-row table:style-name="ro2">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table:number-columns-repeated="1018"/>
        </table:table-row>
        <table:table-row table:style-name="ro2">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table:number-columns-repeated="1018"/>
        </table:table-row>
        <table:table-row table:style-name="ro2">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table:number-columns-repeated="1018"/>
        </table:table-row>
        <table:table-row table:style-name="ro2">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table:number-columns-repeated="1018"/>
        </table:table-row>
        <table:table-row table:style-name="ro2">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table:number-columns-repeated="1018"/>
        </table:table-row>
        <table:table-row table:style-name="ro3">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table:number-columns-repeated="1018"/>
        </table:table-row>
        <table:table-row table:style-name="ro2">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1" office:value-type="string" calcext:value-type="string">
            <text:p>12.08.1</text:p>
          </table:table-cell>
          <table:table-cell office:value-type="string" calcext:value-type="string">
            <text:p>Dans chaque page web, un fil d'Ariane est-il présent?</text:p>
          </table:table-cell>
          <table:table-cell table:number-columns-repeated="1018"/>
        </table:table-row>
        <table:table-row table:style-name="ro2">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table:number-columns-repeated="1018"/>
        </table:table-row>
        <table:table-row table:style-name="ro2">
          <table:table-cell table:style-name="ce1" office:value-type="string" calcext:value-type="string">
            <text:p>12.10.1</text:p>
          </table:table-cell>
          <table:table-cell office:value-type="string" calcext:value-type="string">
            <text:p>Dans chaque page Web, chaque groupe de liens importants est-il implémenté dans une balise commune ?</text:p>
          </table:table-cell>
          <table:table-cell table:style-name="ce6" office:value-type="boolean" office:boolean-value="true" calcext:value-type="boolean">
            <text:p>TRUE</text:p>
          </table:table-cell>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1">
          <table:table-cell table:style-name="ce1" office:value-type="string" calcext:value-type="string">
            <text:p>12.10.2</text:p>
          </table:table-cell>
          <table:table-cell office:value-type="string" calcext:value-type="string">
            <text:p>Dans chaque page Web, chaque groupe de liens importants vérifie-t-il une de ces conditions ? La balise structurant le groupe de liens importants possède un attribut Id La balise structurant le groupe de liens important est immédiatement précédé, dans le code source, d'une ancre nommée La balise lien du groupe est immédiatement précédé, dans le code source, d'une ancre nommée</text:p>
          </table:table-cell>
          <table:table-cell table:style-name="ce6" office:value-type="boolean" office:boolean-value="true" calcext:value-type="boolean">
            <text:p>TRUE</text:p>
          </table:table-cell>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3">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table:number-columns-repeated="1018"/>
        </table:table-row>
        <table:table-row table:style-name="ro1">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moteur de recherche sur le site possède un rôle search Les rôles banner, main, contentinfo et search sont uniques dans la page. Le rôle navigation est réservé aux zones de navigations principales et secondaires</text:p>
          </table:table-cell>
          <table:table-cell office:value-type="string" calcext:value-type="string">
            <text:p>false</text:p>
          </table:table-cell>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champ de saisie du moteur de recherche sur le site possède un rôle "search" Les rôles "banner","navigation","main","contentinfo" et "search" sont uniques dans la page.</text:p>
          </table:table-cell>
          <table:table-cell office:value-type="string" calcext:value-type="string">
            <text:p>More condition</text:p>
          </table:table-cell>
          <table:table-cell table:number-columns-repeated="1017"/>
        </table:table-row>
        <table:table-row table:style-name="ro2">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table:number-columns-repeated="1018"/>
        </table:table-row>
        <table:table-row table:style-name="ro2">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table:number-columns-repeated="1018"/>
        </table:table-row>
        <table:table-row table:style-name="ro2">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table:number-columns-repeated="1018"/>
        </table:table-row>
        <table:table-row table:style-name="ro3">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 Chaque lien est visible à la prise de focus de tabulation au moins</text:p>
          </table:table-cell>
          <table:table-cell office:value-type="string" calcext:value-type="string">
            <text:p>false</text:p>
          </table:table-cell>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office:value-type="string" calcext:value-type="string">
            <text:p>More condition</text:p>
          </table:table-cell>
          <table:table-cell table:number-columns-repeated="1017"/>
        </table:table-row>
        <table:table-row table:style-name="ro2">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table:number-columns-repeated="1018"/>
        </table:table-row>
        <table:table-row table:style-name="ro2">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cell table:number-columns-repeated="1018"/>
        </table:table-row>
        <table:table-row table:style-name="ro2">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table:number-columns-repeated="1018"/>
        </table:table-row>
        <table:table-row table:style-name="ro3">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table:number-columns-repeated="1018"/>
        </table:table-row>
        <table:table-row table:style-name="ro4">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table:number-columns-repeated="1018"/>
        </table:table-row>
        <table:table-row table:style-name="ro2">
          <table:table-cell table:style-name="ce1" office:value-type="string" calcext:value-type="string">
            <text:p>13.01.2</text:p>
          </table:table-cell>
          <table:table-cell office:value-type="string" calcext:value-type="string">
            <text:p>Pour chaque page Web, chaque procédé de redirection effectué via une balise meta est-il immédiat (hors cas particuliers) ?</text:p>
          </table:table-cell>
          <table:table-cell table:style-name="ce6" office:value-type="boolean" office:boolean-value="true" calcext:value-type="boolean">
            <text:p>TRUE</text:p>
          </table:table-cell>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office:value-type="string" calcext:value-type="string">
            <text:p>Texte sans impact</text:p>
          </table:table-cell>
          <table:table-cell office:value-type="string" calcext:value-type="string">
            <text:p>'meta' à la place de 'méta'»</text:p>
          </table:table-cell>
          <table:table-cell table:number-columns-repeated="1016"/>
        </table:table-row>
        <table:table-row table:style-name="ro1">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table:number-columns-repeated="1018"/>
        </table:table-row>
        <table:table-row table:style-name="ro1">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table:number-columns-repeated="1018"/>
        </table:table-row>
        <table:table-row table:style-name="ro3">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true</text:p>
          </table:table-cell>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table:number-columns-repeated="1018"/>
        </table:table-row>
        <table:table-row table:style-name="ro2">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table:number-columns-repeated="1018"/>
        </table:table-row>
        <table:table-row table:style-name="ro2">
          <table:table-cell table:style-name="ce1" office:value-type="string" calcext:value-type="string">
            <text:p>13.02.2</text:p>
          </table:table-cell>
          <table:table-cell office:value-type="string" calcext:value-type="string">
            <text:p>Dans chaque page Web, pour chaque ouverture d'une nouvelle fenêtre effectuée via une balise object, ou embed, l'utilisateur est-il averti ?</text:p>
          </table:table-cell>
          <table:table-cell office:value-type="string" calcext:value-type="string">
            <text:p>false</text:p>
          </table:table-cell>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office:value-type="string" calcext:value-type="string">
            <text:p>Précision scope</text:p>
          </table:table-cell>
          <table:table-cell office:value-type="string" calcext:value-type="string">
            <text:p>suppression applet</text:p>
          </table:table-cell>
          <table:table-cell table:number-columns-repeated="1016"/>
        </table:table-row>
        <table:table-row table:style-name="ro2">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table:number-columns-repeated="1018"/>
        </table:table-row>
        <table:table-row table:style-name="ro2">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table:number-columns-repeated="1018"/>
        </table:table-row>
        <table:table-row table:style-name="ro3">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table:number-columns-repeated="1018"/>
        </table:table-row>
        <table:table-row table:style-name="ro2">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table:number-columns-repeated="1018"/>
        </table:table-row>
        <table:table-row table:style-name="ro2">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table:number-columns-repeated="1018"/>
        </table:table-row>
        <table:table-row table:style-name="ro2">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table:number-columns-repeated="1018"/>
        </table:table-row>
        <table:table-row table:style-name="ro2">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table:number-columns-repeated="1018"/>
        </table:table-row>
        <table:table-row table:style-name="ro1">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Suppression hors cas particuliers</text:p>
          </table:table-cell>
          <table:table-cell table:number-columns-repeated="1017"/>
        </table:table-row>
        <table:table-row table:style-name="ro3">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table:number-columns-repeated="1018"/>
        </table:table-row>
        <table:table-row table:style-name="ro1">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table:number-columns-repeated="1018"/>
        </table:table-row>
        <table:table-row table:style-name="ro3">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true</text:p>
          </table:table-cell>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table:number-columns-repeated="1018"/>
        </table:table-row>
        <table:table-row table:style-name="ro3">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table:number-columns-repeated="1018"/>
        </table:table-row>
        <table:table-row table:style-name="ro3">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table:number-columns-repeated="1018"/>
        </table:table-row>
        <table:table-row table:style-name="ro3">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table:number-columns-repeated="1018"/>
        </table:table-row>
        <table:table-row table:style-name="ro1">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table:number-columns-repeated="1018"/>
        </table:table-row>
        <table:table-row table:style-name="ro3">
          <table:table-cell office:value-type="string" calcext:value-type="string">
            <text:p>13.15.1</text:p>
          </table:table-cell>
          <table:table-cell office:value-type="string" calcext:value-type="string">
            <text:p>Dans chaque page Web, chaque image animée (balise img, balise sv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Précision scope</text:p>
          </table:table-cell>
          <table:table-cell office:value-type="string" calcext:value-type="string">
            <text:p>ajout svg</text:p>
          </table:table-cell>
          <table:table-cell table:number-columns-repeated="1016"/>
        </table:table-row>
        <table:table-row table:style-name="ro3">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table:number-columns-repeated="1018"/>
        </table:table-row>
        <table:table-row table:style-name="ro3">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1018"/>
        </table:table-row>
        <table:table-row table:style-name="ro3">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1018"/>
        </table:table-row>
        <table:table-row table:style-name="ro3">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balise sv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office:value-type="string" calcext:value-type="string">
            <text:p>Précision scope</text:p>
          </table:table-cell>
          <table:table-cell office:value-type="string" calcext:value-type="string">
            <text:p>ajout svg</text:p>
          </table:table-cell>
          <table:table-cell table:number-columns-repeated="1016"/>
        </table:table-row>
        <table:table-row table:style-name="ro2">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table:number-columns-repeated="1018"/>
        </table:table-row>
        <table:table-row table:style-name="ro2">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table:number-columns-repeated="1018"/>
        </table:table-row>
        <table:table-row table:style-name="ro2">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table:number-columns-repeated="1018"/>
        </table:table-row>
        <table:table-row table:style-name="ro3">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table:number-columns-repeated="1018"/>
        </table:table-row>
        <table:table-row table:style-name="ro3">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table:number-columns-repeated="1018"/>
        </table:table-row>
        <table:table-row table:style-name="ro2">
          <table:table-cell table:style-name="ce2" table:formula="of:=COUNTIF([.A2:.A337]; &quot;.+&quot;)" office:value-type="float" office:value="334" calcext:value-type="float">
            <text:p>334</text:p>
          </table:table-cell>
          <table:table-cell table:style-name="ce3"/>
          <table:table-cell table:style-name="ce7" table:formula="of:=COUNTIF([.C2:.C337]; &quot;false&quot;)" office:value-type="float" office:value="14" calcext:value-type="float">
            <text:p>14</text:p>
          </table:table-cell>
          <table:table-cell table:style-name="ce2" table:formula="of:=COUNTIF([.D2:.D337]; &quot;.+&quot;)" office:value-type="float" office:value="332" calcext:value-type="float">
            <text:p>332</text:p>
          </table:table-cell>
          <table:table-cell table:style-name="ce3" table:number-columns-repeated="3"/>
          <table:table-cell table:number-columns-repeated="1016"/>
        </table:table-row>
        <table:table-row table:style-name="ro5" table:number-rows-repeated="2">
          <table:table-cell table:number-columns-repeated="1023"/>
        </table:table-row>
        <table:table-row table:style-name="ro2">
          <table:table-cell table:number-columns-repeated="5"/>
          <table:table-cell table:style-name="ce8" office:value-type="string" calcext:value-type="string">
            <text:p>Ajout de condition</text:p>
          </table:table-cell>
          <table:table-cell table:style-name="ce9" table:formula="of:=COUNTIF([.F2:.F337]; &quot;More condition&quot;)" office:value-type="float" office:value="6" calcext:value-type="float">
            <text:p>6</text:p>
          </table:table-cell>
          <table:table-cell table:number-columns-repeated="1016"/>
        </table:table-row>
        <table:table-row table:style-name="ro3">
          <table:table-cell table:number-columns-repeated="5"/>
          <table:table-cell table:style-name="ce8" office:value-type="string" calcext:value-type="string">
            <text:p>Suppression du « hors cas particuliers »</text:p>
          </table:table-cell>
          <table:table-cell table:style-name="ce9" table:formula="of:=COUNTIF([.F3:.F338]; &quot;Suppression hors cas particuliers&quot;)" office:value-type="float" office:value="1" calcext:value-type="float">
            <text:p>1</text:p>
          </table:table-cell>
          <table:table-cell table:number-columns-repeated="1016"/>
        </table:table-row>
        <table:table-row table:style-name="ro2">
          <table:table-cell table:number-columns-repeated="5"/>
          <table:table-cell table:style-name="ce8" office:value-type="string" calcext:value-type="string">
            <text:p>Précision scope</text:p>
          </table:table-cell>
          <table:table-cell table:style-name="ce9" table:formula="of:=COUNTIF([.F4:.F339]; &quot;Précision scope&quot;)" office:value-type="float" office:value="6" calcext:value-type="float">
            <text:p>6</text:p>
          </table:table-cell>
          <table:table-cell table:number-columns-repeated="1016"/>
        </table:table-row>
        <table:table-row table:style-name="ro3">
          <table:table-cell table:number-columns-repeated="5"/>
          <table:table-cell table:style-name="ce8" office:value-type="string" calcext:value-type="string">
            <text:p>Modification de texte sans impact</text:p>
          </table:table-cell>
          <table:table-cell table:style-name="ce9" table:formula="of:=COUNTIF([.F6:.F341]; &quot;Texte sans impact&quot;)" office:value-type="float" office:value="35" calcext:value-type="float">
            <text:p>35</text:p>
          </table:table-cell>
          <table:table-cell table:number-columns-repeated="1016"/>
        </table:table-row>
        <table:table-row table:style-name="ro2">
          <table:table-cell table:number-columns-repeated="6"/>
          <table:table-cell table:formula="of:=[.G344]+[.G343]+[.G342]+[.G341]" office:value-type="float" office:value="48" calcext:value-type="float">
            <text:p>48</text:p>
          </table:table-cell>
          <table:table-cell table:number-columns-repeated="1016"/>
        </table:table-row>
        <table:table-row table:style-name="ro5" table:number-rows-repeated="1048230">
          <table:table-cell table:number-columns-repeated="1023"/>
        </table:table-row>
        <table:table-row table:style-name="ro5">
          <table:table-cell table:number-columns-repeated="1023"/>
        </table:table-row>
      </table:table>
      <table:table table:name="RGAA3 - AW22" table:style-name="ta1" table:print="false">
        <office:forms form:automatic-focus="false" form:apply-design-mode="false"/>
        <table:table-column table:style-name="co9" table:default-cell-style-name="Default"/>
        <table:table-column-group table:display="false">
          <table:table-column table:style-name="co2" table:visibility="collapse" table:default-cell-style-name="Default"/>
        </table:table-column-group>
        <table:table-column table:style-name="co10" table:default-cell-style-name="Default"/>
        <table:table-column table:style-name="co11" table:default-cell-style-name="Default"/>
        <table:table-column-group table:display="false">
          <table:table-column table:style-name="co12" table:visibility="collapse" table:default-cell-style-name="Default"/>
        </table:table-column-group>
        <table:table-column table:style-name="co8" table:default-cell-style-name="Default"/>
        <table:table-column table:style-name="co13" table:default-cell-style-name="Default"/>
        <table:table-row table:style-name="ro3">
          <table:table-cell table:style-name="_30_Entete_20_jaune" office:value-type="string" calcext:value-type="string">
            <text:p>Rgaa3 test</text:p>
          </table:table-cell>
          <table:table-cell table:style-name="_30_Entete_20_jaune" office:value-type="string" calcext:value-type="string">
            <text:p><text:s/>Rgaa3 title</text:p>
          </table:table-cell>
          <table:table-cell table:style-name="_30_Entete_20_jaune" office:value-type="string" calcext:value-type="string">
            <text:p>Identical Rgaa3/AW22</text:p>
          </table:table-cell>
          <table:table-cell table:style-name="_30_Entete_20_jaune" office:value-type="string" calcext:value-type="string">
            <text:p>AW22 test</text:p>
          </table:table-cell>
          <table:table-cell table:style-name="_30_Entete_20_jaune" office:value-type="string" calcext:value-type="string">
            <text:p>Aw22 title</text:p>
          </table:table-cell>
          <table:table-cell table:number-columns-repeated="2"/>
        </table:table-row>
        <table:table-row table:style-name="ro2">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1" office:value-type="string" calcext:value-type="string">
            <text:p>01.01.1</text:p>
          </table:table-cell>
          <table:table-cell office:value-type="string" calcext:value-type="string">
            <text:p>Chaque image (balise img) a-t-elle un attribut alt ?</text:p>
          </table:table-cell>
          <table:table-cell table:number-columns-repeated="2"/>
        </table:table-row>
        <table:table-row table:style-name="ro2">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1" office:value-type="string" calcext:value-type="string">
            <text:p>01.01.2</text:p>
          </table:table-cell>
          <table:table-cell office:value-type="string" calcext:value-type="string">
            <text:p>Chaque zone (balise area) d'une image réactive a-t-elle un attribut alt ?</text:p>
          </table:table-cell>
          <table:table-cell table:number-columns-repeated="2"/>
        </table:table-row>
        <table:table-row table:style-name="ro2">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table:number-columns-repeated="2"/>
        </table:table-row>
        <table:table-row table:style-name="ro2">
          <table:table-cell table:style-name="ce1" office:value-type="string" calcext:value-type="string">
            <text:p>01.01.4</text:p>
          </table:table-cell>
          <table:table-cell office:value-type="string" calcext:value-type="string">
            <text:p>Chaque image vectorielle (balise svg) vérifie-telle ces conditions ? La balise svg possède un role="img" La balise svg possède un attribut aria-label Une balise desc est présente</text:p>
          </table:table-cell>
          <table:table-cell office:value-type="string" calcext:value-type="string">
            <text:p>false</text:p>
          </table:table-cell>
          <table:table-cell table:style-name="ce1" office:value-type="string" calcext:value-type="string">
            <text:p>01.01.4</text:p>
          </table:table-cell>
          <table:table-cell office:value-type="string" calcext:value-type="string">
            <text:p>Chaque image applet (balise applet) a-t-elle un attribut alt ?</text:p>
          </table:table-cell>
          <table:table-cell table:number-columns-repeated="2"/>
        </table:table-row>
        <table:table-row table:style-name="ro2">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false</text:p>
          </table:table-cell>
          <table:table-cell table:style-name="ce1" office:value-type="string" calcext:value-type="string">
            <text:p>01.02.1</text:p>
          </table:table-cell>
          <table:table-cell office:value-type="string" calcext:value-type="string">
            <text:p>Pour chaque image de décoration (balise img) ayant un attribut alt, le contenu de cet attribut est-il vide (alt="") ?</text:p>
          </table:table-cell>
          <table:table-cell table:number-columns-repeated="2"/>
        </table:table-row>
        <table:table-row table:style-name="ro2">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false</text:p>
          </table:table-cell>
          <table:table-cell table:style-name="ce1" office:value-type="string" calcext:value-type="string">
            <text:p>01.02.2</text:p>
          </table:table-cell>
          <table:table-cell office:value-type="string" calcext:value-type="string">
            <text:p>Pour chaque zone non cliquable (balise area sans attribut href), non porteuse d'information et ayant un attribut alt, le contenu de cet attribut est-il vide (alt="") ?</text:p>
          </table:table-cell>
          <table:table-cell table:number-columns-repeated="2"/>
        </table:table-row>
        <table:table-row table:style-name="ro2">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lt;object&gt; et &lt;/object&gt; est-elle vide ?</text:p>
          </table:table-cell>
          <table:table-cell office:value-type="string" calcext:value-type="string">
            <text:p>false</text:p>
          </table:table-cell>
          <table:table-cell table:style-name="ce1" office:value-type="string" calcext:value-type="string">
            <text:p>01.02.3</text:p>
          </table:table-cell>
          <table:table-cell office:value-type="string" calcext:value-type="string">
            <text:p>Pour chaque image applet (balise applet) non porteuse d'information et ayant un attribut alt, le contenu de cet attribut est-il vide (alt="") ?</text:p>
          </table:table-cell>
          <table:table-cell table:number-columns-repeated="2"/>
        </table:table-row>
        <table:table-row table:style-name="ro3">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false</text:p>
          </table:table-cell>
          <table:table-cell table:style-name="ce1" office:value-type="string" calcext:value-type="string">
            <text:p>01.02.4</text:p>
          </table:table-cell>
          <table:table-cell office:value-type="string" calcext:value-type="string">
            <text:p>Pour chaque image objet (balise object avec l'attribut type="image/...") non porteuse d'information, l'alternative textuelle entre &lt;object&gt; et &lt;/object&gt; est-elle vide ?</text:p>
          </table:table-cell>
          <table:table-cell table:number-columns-repeated="2"/>
        </table:table-row>
        <table:table-row table:style-name="ro2">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false</text:p>
          </table:table-cell>
          <table:table-cell table:style-name="ce1" office:value-type="string" calcext:value-type="string">
            <text:p>01.02.5</text:p>
          </table:table-cell>
          <table:table-cell office:value-type="string" calcext:value-type="string">
            <text:p>Chaque image embarquée (balise embed avec l'attribut type="image/...") non porteuse d'information vérifie-t-elle une de ces conditions ? L'élément noembed est absent de la page L'élément noembed ne contient aucune description de l'image</text:p>
          </table:table-cell>
          <table:table-cell table:number-columns-repeated="2"/>
        </table:table-row>
        <table:table-row table:style-name="ro2">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1</text:p>
          </table:table-cell>
          <table:table-cell office:value-type="string" calcext:value-type="string">
            <text:p>Pour chaque image porteuse d'information (balise img) ayant un attribut alt, le contenu de cet attribut est-il pertinent (hors cas particuliers) ?</text:p>
          </table:table-cell>
          <table:table-cell table:number-columns-repeated="2"/>
        </table:table-row>
        <table:table-row table:style-name="ro2">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table:number-columns-repeated="5"/>
        </table:table-row>
        <table:table-row table:style-name="ro2">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2</text:p>
          </table:table-cell>
          <table:table-cell office:value-type="string" calcext:value-type="string">
            <text:p>Pour chaque zone (balise area) d'une image réactive, porteuse d'information et ayant un attribut alt, le contenu de cet attribut est-il pertinent (hors cas particuliers) ?</text:p>
          </table:table-cell>
          <table:table-cell table:number-columns-repeated="2"/>
        </table:table-row>
        <table:table-row table:style-name="ro2">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office:value-type="string" calcext:value-type="string">
            <text:p>true</text:p>
          </table:table-cell>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table:number-columns-repeated="2"/>
        </table:table-row>
        <table:table-row table:style-name="ro2">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false</text:p>
          </table:table-cell>
          <table:table-cell table:style-name="ce1" office:value-type="string" calcext:value-type="string">
            <text:p>01.03.4</text:p>
          </table:table-cell>
          <table:table-cell office:value-type="string" calcext:value-type="string">
            <text:p>Pour chaque image applet (balise applet) porteuse d'information et ayant un attribut alt, le contenu de cet attribut est-il pertinent (hors cas particuliers) ?</text:p>
          </table:table-cell>
          <table:table-cell table:number-columns-repeated="2"/>
        </table:table-row>
        <table:table-row table:style-name="ro2">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false</text:p>
          </table:table-cell>
          <table:table-cell table:style-name="ce1" office:value-type="string" calcext:value-type="string">
            <text:p>01.03.5</text:p>
          </table:table-cell>
          <table:table-cell office:value-type="string" calcext:value-type="string">
            <text:p>Pour chaque image objet (balise object avec l'attribut type="image/...") porteuse d'information et ayant une alternative textuelle, l'alternative textuelle entre &lt;object&gt; et &lt;/object&gt; est-elle pertinente (hors cas particuliers) ?</text:p>
          </table:table-cell>
          <table:table-cell table:number-columns-repeated="2"/>
        </table:table-row>
        <table:table-row table:style-name="ro1">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e balise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false</text:p>
          </table:table-cell>
          <table:table-cell table:style-name="ce1" office:value-type="string" calcext:value-type="string">
            <text:p>01.03.6</text:p>
          </table:table-cell>
          <table:table-cell office:value-type="string" calcext:value-type="string">
            <text:p>Pour chaque image embarquée (balise embed avec l'attribut type="image/...") porteuse d'information et ayant une alternative textuelle, l'alternative textuelle entre &lt;noembed&gt; et &lt;/noembed&gt; est-elle pertinente (hors cas particuliers) ?</text:p>
          </table:table-cell>
          <table:table-cell table:number-columns-repeated="2"/>
        </table:table-row>
        <table:table-row table:style-name="ro2">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false</text:p>
          </table:table-cell>
          <table:table-cell table:style-name="ce1" office:value-type="string" calcext:value-type="string">
            <text:p>01.03.7</text:p>
          </table:table-cell>
          <table:table-cell office:value-type="string" calcext:value-type="string">
            <text:p>Pour chaque image porteuse d'information et ayant une alternative textuelle, l'alternative textuelle est-elle courte et concise (hors cas particuliers) ?</text:p>
          </table:table-cell>
          <table:table-cell table:number-columns-repeated="2"/>
        </table:table-row>
        <table:table-row table:style-name="ro2">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table:number-columns-repeated="5"/>
        </table:table-row>
        <table:table-row table:style-name="ro2">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table:number-columns-repeated="5"/>
        </table:table-row>
        <table:table-row table:style-name="ro2">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1</text:p>
          </table:table-cell>
          <table:table-cell office:value-type="string" calcext:value-type="string">
            <text:p>Pour chaque image (balise img) utilisée comme CAPTCHA ou comme image-test, ayant un attribut alt, le contenu de cet attribut permet-il d'identifier la nature et la fonction de l'image ?</text:p>
          </table:table-cell>
          <table:table-cell table:number-columns-repeated="2"/>
        </table:table-row>
        <table:table-row table:style-name="ro2">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2</text:p>
          </table:table-cell>
          <table:table-cell office:value-type="string" calcext:value-type="string">
            <text:p>Pour chaque zone (balise area) d'une image réactive, utilisée comme CAPTCHA ou comme image-test, et ayant un attribut alt, le contenu de cet attribut permet-il d'identifier la nature et la fonction de l'image ?</text:p>
          </table:table-cell>
          <table:table-cell table:number-columns-repeated="2"/>
        </table:table-row>
        <table:table-row table:style-name="ro2">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3</text:p>
          </table:table-cell>
          <table:table-cell office:value-type="string" calcext:value-type="string">
            <text:p>Pour chaque image (balise applet) utilisée comme CAPTCHA ou comme image-test, ayant un attribut alt, le contenu de cet attribut permet-il d'identifier la nature et la fonction de l'image ?</text:p>
          </table:table-cell>
          <table:table-cell table:number-columns-repeated="2"/>
        </table:table-row>
        <table:table-row table:style-name="ro2">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4</text:p>
          </table:table-cell>
          <table:table-cell office:value-type="string" calcext:value-type="string">
            <text:p>Pour chaque bouton associé à une image (balise input avec l'attribut type="image") utilisée comme CAPTCHA ou comme image-test, ayant un attribut alt, le contenu de cet attribut permet-il d'identifier la nature et la fonction de l'image ?</text:p>
          </table:table-cell>
          <table:table-cell table:number-columns-repeated="2"/>
        </table:table-row>
        <table:table-row table:style-name="ro2">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5</text:p>
          </table:table-cell>
          <table:table-cell office:value-type="string" calcext:value-type="string">
            <text:p>Pour chaque image objet (balise object avec l'attribut type="image/...") utilisée comme CAPTCHA ou comme image-test, et ayant une alternative textuelle, l'alternative textuelle entre &lt;object&gt; et &lt;/object&gt; permet-elle d'identifier la nature et la fonction de l'image ?</text:p>
          </table:table-cell>
          <table:table-cell table:number-columns-repeated="2"/>
        </table:table-row>
        <table:table-row table:style-name="ro3">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a balise desc vérifie-t-elle ces conditions ? l'alternative textuelle implémentée via l'attribut aria-label permet d'identifier la nature et la fonction de l'image et est identique à l'attribut title s'il est présent l'alternative textuelle implémentée via la balise desc permet d'identifier la nature et la fonction de l'image et est identique à l'attribut title de la balise svg s'il est présent</text:p>
          </table:table-cell>
          <table:table-cell office:value-type="string" calcext:value-type="string">
            <text:p>false</text:p>
          </table:table-cell>
          <table:table-cell table:style-name="ce1" office:value-type="string" calcext:value-type="string">
            <text:p>01.04.6</text:p>
          </table:table-cell>
          <table:table-cell office:value-type="string" calcext:value-type="string">
            <text:p>Pour chaque image embarquée (balise embed avec l'attribut type="image/...") utilisée comme CAPTCHA ou comme image-test et ayant une alternative textuelle, l'alternative textuelle entre &lt;noembed&gt; et &lt;/noembed&gt; permet-elle d'identifier la nature et la fonction de l'image ?</text:p>
          </table:table-cell>
          <table:table-cell table:number-columns-repeated="2"/>
        </table:table-row>
        <table:table-row table:style-name="ro2">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table:number-columns-repeated="5"/>
        </table:table-row>
        <table:table-row table:style-name="ro2">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table:number-columns-repeated="5"/>
        </table:table-row>
        <table:table-row table:style-name="ro2">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table:number-columns-repeated="5"/>
        </table:table-row>
        <table:table-row table:style-name="ro2">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false</text:p>
          </table:table-cell>
          <table:table-cell table:style-name="ce1" office:value-type="string" calcext:value-type="string">
            <text:p>01.05.1</text:p>
          </table:table-cell>
          <table:table-cell office:value-type="string" calcext:value-type="string">
            <text:p>Chaque image (balises img, area, applet, object, embed) utilisée comme CAPTCHA vérifie-t-elle une de ces conditions ? Il existe une autre forme de CAPTCHA non graphique, au moins Il existe une autre solution d'accès à la fonctionnalité sécurisée par le CAPTCHA</text:p>
          </table:table-cell>
          <table:table-cell table:number-columns-repeated="2"/>
        </table:table-row>
        <table:table-row table:style-name="ro2">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table:number-columns-repeated="2"/>
        </table:table-row>
        <table:table-row table:style-name="ro2">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1</text:p>
          </table:table-cell>
          <table:table-cell office:value-type="string" calcext:value-type="string">
            <text:p>Chaque image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table:number-columns-repeated="2"/>
        </table:table-row>
        <table:table-row table:style-name="ro2">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false</text:p>
          </table:table-cell>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entre &lt;object&gt; et &lt;/object&gt; une référence à une description détaillée présente dans la page Il existe un lien adjacent (via une url ou une ancre) permettant d'accéder au contenu de la description détaillée</text:p>
          </table:table-cell>
          <table:table-cell table:number-columns-repeated="2"/>
        </table:table-row>
        <table:table-row table:style-name="ro2">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false</text:p>
          </table:table-cell>
          <table:table-cell table:style-name="ce1" office:value-type="string" calcext:value-type="string">
            <text:p>01.06.3</text:p>
          </table:table-cell>
          <table:table-cell office:value-type="string" calcext:value-type="string">
            <text:p>Chaque image applet porteuse d'information (balise applet), qui nécessite une description détaillée, vérifie-t-elle une de ces conditions ? Il existe un attribut alt contenant la référence à une description détaillée adjacente à l'image Il existe entre &lt;applet&gt; et &lt;/applet&gt; une référence à une description détaillée présente dans la page Il existe un lien adjacent (via une url ou une ancre) permettant d'accéder au contenu de la description détaillée</text:p>
          </table:table-cell>
          <table:table-cell table:number-columns-repeated="2"/>
        </table:table-row>
        <table:table-row table:style-name="ro1">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4</text:p>
          </table:table-cell>
          <table:table-cell office:value-type="string" calcext:value-type="string">
            <text:p>Chaque image embarquée porteuse d'information (balise embed), qui nécessite une description détaillée, vérifie-t-elle une de ces conditions ? Il existe entre &lt;noembed&gt; et &lt;/noembed&gt; une référence à une description détaillée présente dans la page Il existe un lien adjacent (via une url ou une ancre) permettant d'accéder au contenu de la description détaillée</text:p>
          </table:table-cell>
          <table:table-cell table:number-columns-repeated="2"/>
        </table:table-row>
        <table:table-row table:style-name="ro1">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e balise desc contenant une référence à une description détaillée adjacente à l'image vectorielle Il existe une balise desc contenant la description détaillée Il existe un lien adjacent (via une une balise url ou une ancre) permettant d'accéder au contenu de la description détaillée</text:p>
          </table:table-cell>
          <table:table-cell office:value-type="string" calcext:value-type="string">
            <text:p>false</text:p>
          </table:table-cell>
          <table:table-cell table:style-name="ce1" office:value-type="string" calcext:value-type="string">
            <text:p>01.06.5</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table:number-columns-repeated="2"/>
        </table:table-row>
        <table:table-row table:style-name="ro2">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e balise desc, cette référence est-elle correctement restituée par les technologies d'assistance ?</text:p>
          </table:table-cell>
          <table:table-cell table:number-columns-repeated="5"/>
        </table:table-row>
        <table:table-row table:style-name="ro3">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table:number-columns-repeated="5"/>
        </table:table-row>
        <table:table-row table:style-name="ro2">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table:number-columns-repeated="5"/>
        </table:table-row>
        <table:table-row table:style-name="ro2">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table:number-columns-repeated="2"/>
        </table:table-row>
        <table:table-row table:style-name="ro2">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false</text:p>
          </table:table-cell>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présente dans la page et signalée entre &lt;object&gt; et &lt;/object&gt;, est pertinente La description détaillée via un lien adjacent est pertinente</text:p>
          </table:table-cell>
          <table:table-cell table:number-columns-repeated="2"/>
        </table:table-row>
        <table:table-row table:style-name="ro2">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false</text:p>
          </table:table-cell>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présente dans la page et signalée entre &lt;noembed&gt; et &lt;/noembed&gt; est pertinente La description détaillée via un lien adjacent est pertinente</text:p>
          </table:table-cell>
          <table:table-cell table:number-columns-repeated="2"/>
        </table:table-row>
        <table:table-row table:style-name="ro1">
          <table:table-cell table:style-name="ce1" office:value-type="string" calcext:value-type="string">
            <text:p>01.07.4</text:p>
          </table:table-cell>
          <table:table-cell office:value-type="string" calcext:value-type="string">
            <text:p>Chaque image vectorielle (balise svg) ayant une description détaillée vérifie-t-elle une de ces conditions ? La description détaillée adjacente à l'image vectorielle est pertinente La description détaillée contenu dans la balise desc est pertinente La description détaillée via un lien adjacent est pertinente</text:p>
          </table:table-cell>
          <table:table-cell office:value-type="string" calcext:value-type="string">
            <text:p>false</text:p>
          </table:table-cell>
          <table:table-cell table:style-name="ce1" office:value-type="string" calcext:value-type="string">
            <text:p>01.07.4</text:p>
          </table:table-cell>
          <table:table-cell office:value-type="string" calcext:value-type="string">
            <text:p>Chaque image applet (balise applet) ayant une description détaillée vérifie-t-elle une de ces conditions ? La description détaillée présente dans la page et signalée entre &lt;applet&gt; et &lt;/applet&gt; est pertinente La description détaillée présente dans la page et signalée dans l'attribut alt est pertinente La description détaillée accessible via un lien adjacent est pertinente</text:p>
          </table:table-cell>
          <table:table-cell table:number-columns-repeated="2"/>
        </table:table-row>
        <table:table-row table:style-name="ro2">
          <table:table-cell table:style-name="ce1" office:value-type="string" calcext:value-type="string">
            <text:p>01.07.5</text:p>
          </table:table-cell>
          <table:table-cell office:value-type="string" calcext:value-type="string">
            <text:p>Pour chaque image vectorielle (balise svg) ayant une description détaillée implémentée via la balise desc, cette description détaillée est-elle correctement restituée par les technologies d'assistance ?</text:p>
          </table:table-cell>
          <table:table-cell table:number-columns-repeated="5"/>
        </table:table-row>
        <table:table-row table:style-name="ro3">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table:number-columns-repeated="5"/>
        </table:table-row>
        <table:table-row table:style-name="ro2">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table:number-columns-repeated="5"/>
        </table:table-row>
        <table:table-row table:style-name="ro2">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4</text:p>
          </table:table-cell>
          <table:table-cell office:value-type="string" calcext:value-type="string">
            <text:p>Chaque image texte applet (balise applet),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5</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6</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table:number-columns-repeated="2"/>
        </table:table-row>
        <table:table-row table:style-name="ro2">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4</text:p>
          </table:table-cell>
          <table:table-cell office:value-type="string" calcext:value-type="string">
            <text:p>Chaque image texte applet (balise apple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5</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6</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table:number-columns-repeated="2"/>
        </table:table-row>
        <table:table-row table:style-name="ro3">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table:number-columns-repeated="5"/>
        </table:table-row>
        <table:table-row table:style-name="ro3">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e balise figure la balise figure possède un attribut role="group"</text:p>
          </table:table-cell>
          <table:table-cell table:number-columns-repeated="5"/>
        </table:table-row>
        <table:table-row table:style-name="ro3">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table:number-columns-repeated="5"/>
        </table:table-row>
        <table:table-row table:style-name="ro1">
          <table:table-cell table:style-name="ce1" office:value-type="string" calcext:value-type="string">
            <text:p>01.10.4</text:p>
          </table:table-cell>
          <table:table-cell office:value-type="string" calcext:value-type="string">
            <text:p>Chaque image vectorielle légendée (balise svg associée à une légende adjacente) vérifie-telle, sinécessaire, ces conditions ? L'image (balise svg) et sa légende sont contenues dans une balise figure la balise figure possède un attribut role="group" Le contenu de l'attribut aria-label ou de la balise desc de l'image vectorielle contient une référence à la légende adjacente L'attribut title de l'image vectorielle (balise svg) s'il est présent, est strictement identique au contenu de l'attribut aria-label ou de la balise desc utilisé comme alternative.</text:p>
          </table:table-cell>
          <table:table-cell table:number-columns-repeated="5"/>
        </table:table-row>
        <table:table-row table:style-name="ro3">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e balise figure la balise figure possède un attribut role="group" Le contenu entre &lt;canvas&gt; et &lt;/canvas&gt; de l'image bitmap contient une référence à la légende adjacente</text:p>
          </table:table-cell>
          <table:table-cell table:number-columns-repeated="5"/>
        </table:table-row>
        <table:table-row table:style-name="ro2">
          <table:table-cell table:style-name="ce1" office:value-type="string" calcext:value-type="string">
            <text:p>02.01.1</text:p>
          </table:table-cell>
          <table:table-cell office:value-type="string" calcext:value-type="string">
            <text:p>Chaque cadre en ligne (balise iframe) a-t-il un attribut title ?</text:p>
          </table:table-cell>
          <table:table-cell office:value-type="string" calcext:value-type="string">
            <text:p>false</text:p>
          </table:table-cell>
          <table:table-cell table:style-name="ce1" office:value-type="string" calcext:value-type="string">
            <text:p>02.01.1</text:p>
          </table:table-cell>
          <table:table-cell office:value-type="string" calcext:value-type="string">
            <text:p>Chaque cadre (balise frame) a-t-il un attribut title ?</text:p>
          </table:table-cell>
          <table:table-cell table:number-columns-repeated="2"/>
        </table:table-row>
        <table:table-row table:style-name="ro2">
          <table:table-cell table:number-columns-repeated="3"/>
          <table:table-cell table:style-name="ce1" office:value-type="string" calcext:value-type="string">
            <text:p>02.01.2</text:p>
          </table:table-cell>
          <table:table-cell office:value-type="string" calcext:value-type="string">
            <text:p>Chaque cadre en ligne (balise iframe) a-t-il un attribut title ?</text:p>
          </table:table-cell>
          <table:table-cell table:number-columns-repeated="2"/>
        </table:table-row>
        <table:table-row table:style-name="ro2">
          <table:table-cell table:style-name="ce1" office:value-type="string" calcext:value-type="string">
            <text:p>02.02.1</text:p>
          </table:table-cell>
          <table:table-cell office:value-type="string" calcext:value-type="string">
            <text:p>Pour chaque cadre en ligne (balise iframe) ayant un attribut title, le contenu de cet attribut est-il pertinent ?</text:p>
          </table:table-cell>
          <table:table-cell office:value-type="string" calcext:value-type="string">
            <text:p>false</text:p>
          </table:table-cell>
          <table:table-cell table:style-name="ce1" office:value-type="string" calcext:value-type="string">
            <text:p>02.02.1</text:p>
          </table:table-cell>
          <table:table-cell office:value-type="string" calcext:value-type="string">
            <text:p>Pour chaque cadre (balise frame) ayant un attribut title, le contenu de cet attribut est-il pertinent ?</text:p>
          </table:table-cell>
          <table:table-cell table:number-columns-repeated="2"/>
        </table:table-row>
        <table:table-row table:style-name="ro2">
          <table:table-cell table:number-columns-repeated="3"/>
          <table:table-cell table:style-name="ce1" office:value-type="string" calcext:value-type="string">
            <text:p>02.02.2</text:p>
          </table:table-cell>
          <table:table-cell office:value-type="string" calcext:value-type="string">
            <text:p>Pour chaque cadre en ligne (balise iframe) ayant un attribut title, le contenu de cet attribut est-il pertinent ?</text:p>
          </table:table-cell>
          <table:table-cell table:number-columns-repeated="2"/>
        </table:table-row>
        <table:table-row table:style-name="ro2">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false</text:p>
          </table:table-cell>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table:number-columns-repeated="2"/>
        </table:table-row>
        <table:table-row table:style-name="ro2">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table:number-columns-repeated="2"/>
        </table:table-row>
        <table:table-row table:style-name="ro2">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table:number-columns-repeated="2"/>
        </table:table-row>
        <table:table-row table:style-name="ro2">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table:number-columns-repeated="2"/>
        </table:table-row>
        <table:table-row table:style-name="ro2">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table:number-columns-repeated="2"/>
        </table:table-row>
        <table:table-row table:style-name="ro2">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table:number-columns-repeated="2"/>
        </table:table-row>
        <table:table-row table:style-name="ro1">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table:number-columns-repeated="2"/>
        </table:table-row>
        <table:table-row table:style-name="ro2">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table:number-columns-repeated="2"/>
        </table:table-row>
        <table:table-row table:style-name="ro2">
          <table:table-cell table:style-name="ce1" office:value-type="string" calcext:value-type="string">
            <text:p>04.01.1</text:p>
          </table:table-cell>
          <table:table-cell office:value-type="string" calcext:value-type="string">
            <text:p>Chaque média temporel pré-enregistré seulement audio,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table:number-columns-repeated="2"/>
        </table:table-row>
        <table:table-row table:style-name="ro2">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false</text:p>
          </table:table-cell>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table:number-columns-repeated="2"/>
        </table:table-row>
        <table:table-row table:style-name="ro2">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false</text:p>
          </table:table-cell>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table:number-columns-repeated="2"/>
        </table:table-row>
        <table:table-row table:style-name="ro1">
          <table:table-cell table:number-columns-repeated="3"/>
          <table:table-cell table:style-name="ce1" office:value-type="string" calcext:value-type="string">
            <text:p>04.01.4</text:p>
          </table:table-cell>
          <table:table-cell office:value-type="string" calcext:value-type="string">
            <text:p>Chaque média temporel pré-enregistré,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table:number-columns-repeated="2"/>
        </table:table-row>
        <table:table-row table:style-name="ro2">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table:number-columns-repeated="2"/>
        </table:table-row>
        <table:table-row table:style-name="ro2">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table:number-columns-repeated="2"/>
        </table:table-row>
        <table:table-row table:style-name="ro3">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table:number-columns-repeated="2"/>
        </table:table-row>
        <table:table-row table:style-name="ro2">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table:number-columns-repeated="2"/>
        </table:table-row>
        <table:table-row table:style-name="ro2">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e balise track, la balise track possède-t-il un attribut kind="captions"</text:p>
          </table:table-cell>
          <table:table-cell table:number-columns-repeated="5"/>
        </table:table-row>
        <table:table-row table:style-name="ro2">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table:number-columns-repeated="2"/>
        </table:table-row>
        <table:table-row table:style-name="ro2">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table:number-columns-repeated="2"/>
        </table:table-row>
        <table:table-row table:style-name="ro2">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table:number-columns-repeated="2"/>
        </table:table-row>
        <table:table-row table:style-name="ro1">
          <table:table-cell table:number-columns-repeated="3"/>
          <table:table-cell table:style-name="ce1" office:value-type="string" calcext:value-type="string">
            <text:p>04.05.3</text:p>
          </table:table-cell>
          <table:table-cell office:value-type="string" calcext:value-type="string">
            <text:p>Chaque média temporel synchronisé ou seulement audi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table:number-columns-repeated="2"/>
        </table:table-row>
        <table:table-row table:style-name="ro2">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table:number-columns-repeated="2"/>
        </table:table-row>
        <table:table-row table:style-name="ro2">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table:number-columns-repeated="2"/>
        </table:table-row>
        <table:table-row table:style-name="ro2">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table:number-columns-repeated="2"/>
        </table:table-row>
        <table:table-row table:style-name="ro2">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table:number-columns-repeated="2"/>
        </table:table-row>
        <table:table-row table:style-name="ro2">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table:number-columns-repeated="2"/>
        </table:table-row>
        <table:table-row table:style-name="ro2">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table:number-columns-repeated="2"/>
        </table:table-row>
        <table:table-row table:style-name="ro2">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table:number-columns-repeated="2"/>
        </table:table-row>
        <table:table-row table:style-name="ro2">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table:number-columns-repeated="2"/>
        </table:table-row>
        <table:table-row table:style-name="ro2">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table:number-columns-repeated="2"/>
        </table:table-row>
        <table:table-row table:style-name="ro2">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table:number-columns-repeated="2"/>
        </table:table-row>
        <table:table-row table:style-name="ro2">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table:number-columns-repeated="2"/>
        </table:table-row>
        <table:table-row table:style-name="ro2">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table:number-columns-repeated="2"/>
        </table:table-row>
        <table:table-row table:style-name="ro2">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table:number-columns-repeated="2"/>
        </table:table-row>
        <table:table-row table:style-name="ro2">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table:number-columns-repeated="2"/>
        </table:table-row>
        <table:table-row table:style-name="ro2">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table:number-columns-repeated="2"/>
        </table:table-row>
        <table:table-row table:style-name="ro2">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table:number-columns-repeated="2"/>
        </table:table-row>
        <table:table-row table:style-name="ro1">
          <table:table-cell table:number-columns-repeated="3"/>
          <table:table-cell office:value-type="string" calcext:value-type="string">
            <text:p>04.13.3</text:p>
          </table:table-cell>
          <table:table-cell office:value-type="string" calcext:value-type="string">
            <text:p>Chaque média temporel synchronisé ou seulement vidé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table:number-columns-repeated="2"/>
        </table:table-row>
        <table:table-row table:style-name="ro2">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table:number-columns-repeated="2"/>
        </table:table-row>
        <table:table-row table:style-name="ro2">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table:number-columns-repeated="2"/>
        </table:table-row>
        <table:table-row table:style-name="ro2">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1</text:p>
          </table:table-cell>
          <table:table-cell office:value-type="string" calcext:value-type="string">
            <text:p>Chaque média temporel seulement son, seulement vidéo ou synchronisé,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cell table:number-columns-repeated="2"/>
        </table:table-row>
        <table:table-row table:style-name="ro2">
          <table:table-cell office:value-type="string" calcext:value-type="string">
            <text:p>04.15.2</text:p>
          </table:table-cell>
          <table:table-cell office:value-type="string" calcext:value-type="string">
            <text:p>Pour chaque média temporelseulement son en direct, seulement vidéo en direct ou synchronisé en direct, le contenu textuel adjacent permet-il d'identifier clairement lemédia temporel (hors cas particuliers) ?</text:p>
          </table:table-cell>
          <table:table-cell office:value-type="string" calcext:value-type="string">
            <text:p>false</text:p>
          </table:table-cell>
          <table:table-cell office:value-type="string" calcext:value-type="string">
            <text:p>04.15.2</text:p>
          </table:table-cell>
          <table:table-cell office:value-type="string" calcext:value-type="string">
            <text:p>Chaque média temporel seulement son en direct, seulement vidéo en direct ou synchronisé en direct,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cell table:number-columns-repeated="2"/>
        </table:table-row>
        <table:table-row table:style-name="ro1">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false</text:p>
          </table:table-cell>
          <table:table-cell office:value-type="string" calcext:value-type="string">
            <text:p>04.16.1</text:p>
          </table:table-cell>
          <table:table-cell office:value-type="string" calcext:value-type="string">
            <text:p>Chaque média non temporel vérifie-t-il une de ces conditions (hors cas particuliers) ? La balise object contient une alternative La balise applet contient une alternative La balise noembed contient une alternative Un lien adjacent, clairement identifiable, contient l'adresse (url) d'une page contenant une alternative Un lien adjacent, clairement identifiable, permet d'accéder à une alternative dans la page</text:p>
          </table:table-cell>
          <table:table-cell table:number-columns-repeated="2"/>
        </table:table-row>
        <table:table-row table:style-name="ro3">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table:number-columns-repeated="2"/>
        </table:table-row>
        <table:table-row table:style-name="ro2">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false</text:p>
          </table:table-cell>
          <table:table-cell office:value-type="string" calcext:value-type="string">
            <text:p>04.17.1</text:p>
          </table:table-cell>
          <table:table-cell office:value-type="string" calcext:value-type="string">
            <text:p>Chaque média non temporel ayant une alternative vérifie-t-il une des ces conditions ? Le contenu de la balise object permet d'accéder au même contenu et à des fonctionnalités similaires Le contenu de la balise applet permet d'accéder au même contenu et à des fonctionnalités similaires Le contenu de la balise noembed permet d'accéder au même contenu et à des fonctionnalités similaires Le contenu de l'alternative indiqué via un un lien adjacent permet d'accéder au même contenu et à des fonctionnalités similaires</text:p>
          </table:table-cell>
          <table:table-cell table:number-columns-repeated="2"/>
        </table:table-row>
        <table:table-row table:style-name="ro2">
          <table:table-cell office:value-type="string" calcext:value-type="string">
            <text:p>04.18.1</text:p>
          </table:table-cell>
          <table:table-cell office:value-type="string" calcext:value-type="string">
            <text:p>Chaque séquence sonore déclenchée automatiquement via une balise object, 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cell office:value-type="string" calcext:value-type="string">
            <text:p>04.18.1</text:p>
          </table:table-cell>
          <table:table-cell office:value-type="string" calcext:value-type="string">
            <text:p>Chaque séquence sonore déclenchée automatiquement via une balise object, applet,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table:number-columns-repeated="2"/>
        </table:table-row>
        <table:table-row table:style-name="ro2">
          <table:table-cell office:value-type="string" calcext:value-type="string">
            <text:p>04.19.1</text:p>
          </table:table-cell>
          <table:table-cell office:value-type="string" calcext:value-type="string">
            <text:p>Chaque média temporel audio pré-enregistré et diffusé via une balise via une balise object, vide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cell office:value-type="string" calcext:value-type="string">
            <text:p>04.19.1</text:p>
          </table:table-cell>
          <table:table-cell office:value-type="string" calcext:value-type="string">
            <text:p>Chaque média temporel audio pré-enregistré et diffusé via une balise Object, Applet,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table:number-columns-repeated="2"/>
        </table:table-row>
        <table:table-row table:style-name="ro2">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table:number-columns-repeated="2"/>
        </table:table-row>
        <table:table-row table:style-name="ro2">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table:number-columns-repeated="2"/>
        </table:table-row>
        <table:table-row table:style-name="ro2">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table:number-columns-repeated="2"/>
        </table:table-row>
        <table:table-row table:style-name="ro2">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table:number-columns-repeated="2"/>
        </table:table-row>
        <table:table-row table:style-name="ro2">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table:number-columns-repeated="2"/>
        </table:table-row>
        <table:table-row table:style-name="ro2">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table:number-columns-repeated="2"/>
        </table:table-row>
        <table:table-row table:style-name="ro2">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false</text:p>
          </table:table-cell>
          <table:table-cell table:style-name="ce1" office:value-type="string" calcext:value-type="string">
            <text:p>05.01.1</text:p>
          </table:table-cell>
          <table:table-cell office:value-type="string" calcext:value-type="string">
            <text:p>Chaque tableau de données (balise table) a-t-il un attribut summary ?</text:p>
          </table:table-cell>
          <table:table-cell table:number-columns-repeated="2"/>
        </table:table-row>
        <table:table-row table:style-name="ro2">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false</text:p>
          </table:table-cell>
          <table:table-cell table:style-name="ce1" office:value-type="string" calcext:value-type="string">
            <text:p>05.02.1</text:p>
          </table:table-cell>
          <table:table-cell office:value-type="string" calcext:value-type="string">
            <text:p>Pour chaque tableau de données (balise table) ayant un attribut summary, le contenu de cet attribut est-il pertinent ?</text:p>
          </table:table-cell>
          <table:table-cell table:number-columns-repeated="2"/>
        </table:table-row>
        <table:table-row table:style-name="ro2">
          <table:table-cell table:number-columns-repeated="3"/>
          <table:table-cell table:style-name="ce1" office:value-type="string" calcext:value-type="string">
            <text:p>05.02.2</text:p>
          </table:table-cell>
          <table:table-cell office:value-type="string" calcext:value-type="string">
            <text:p>Pour chaque tableau de mise en forme (balise table) ayant un attribut summary, le contenu de cet attribut est-il vide (summary="") ?</text:p>
          </table:table-cell>
          <table:table-cell table:number-columns-repeated="2"/>
        </table:table-row>
        <table:table-row table:style-name="ro2">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false</text:p>
          </table:table-cell>
          <table:table-cell table:style-name="ce1" office:value-type="string" calcext:value-type="string">
            <text:p>05.03.1</text:p>
          </table:table-cell>
          <table:table-cell office:value-type="string" calcext:value-type="string">
            <text:p>Pour chaque tableau de mise en forme, le contenu linéarisé reste-t-il compréhensible ?</text:p>
          </table:table-cell>
          <table:table-cell table:number-columns-repeated="2"/>
        </table:table-row>
        <table:table-row table:style-name="ro2">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table:number-columns-repeated="2"/>
        </table:table-row>
        <table:table-row table:style-name="ro2">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table:number-columns-repeated="2"/>
        </table:table-row>
        <table:table-row table:style-name="ro2">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table:number-columns-repeated="2"/>
        </table:table-row>
        <table:table-row table:style-name="ro2">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table:number-columns-repeated="2"/>
        </table:table-row>
        <table:table-row table:style-name="ro2">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table:number-columns-repeated="2"/>
        </table:table-row>
        <table:table-row table:style-name="ro2">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table:number-columns-repeated="2"/>
        </table:table-row>
        <table:table-row table:style-name="ro2">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table:number-columns-repeated="2"/>
        </table:table-row>
        <table:table-row table:style-name="ro2">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table:number-columns-repeated="2"/>
        </table:table-row>
        <table:table-row table:style-name="ro2">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table:number-columns-repeated="2"/>
        </table:table-row>
        <table:table-row table:style-name="ro2">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table:number-columns-repeated="2"/>
        </table:table-row>
        <table:table-row table:style-name="ro2">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table:number-columns-repeated="2"/>
        </table:table-row>
        <table:table-row table:style-name="ro2">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table:number-columns-repeated="2"/>
        </table:table-row>
        <table:table-row table:style-name="ro2">
          <table:table-cell table:style-name="ce1" office:value-type="string" calcext:value-type="string">
            <text:p>06.01.5</text:p>
          </table:table-cell>
          <table:table-cell office:value-type="string" calcext:value-type="string">
            <text:p>Chaque lien vectoriel vérifie-t-il une de ces conditions (hors cas particuliers) ? L'intitulé de lien seul permet d'en comprendre la fonction et la destination Le contexte du lien permet d'en comprendre la fonction et la destination</text:p>
          </table:table-cell>
          <table:table-cell table:number-columns-repeated="5"/>
        </table:table-row>
        <table:table-row table:style-name="ro2">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table:number-columns-repeated="2"/>
        </table:table-row>
        <table:table-row table:style-name="ro2">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table:number-columns-repeated="2"/>
        </table:table-row>
        <table:table-row table:style-name="ro2">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table:number-columns-repeated="2"/>
        </table:table-row>
        <table:table-row table:style-name="ro2">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table:number-columns-repeated="2"/>
        </table:table-row>
        <table:table-row table:style-name="ro2">
          <table:table-cell table:style-name="ce1" office:value-type="string" calcext:value-type="string">
            <text:p>06.02.5</text:p>
          </table:table-cell>
          <table:table-cell office:value-type="string" calcext:value-type="string">
            <text:p>Pour chaque lien vectoriel ayant un titre de lien (attribut title), le contenu de cet attribut est-il pertinent ?</text:p>
          </table:table-cell>
          <table:table-cell table:number-columns-repeated="5"/>
        </table:table-row>
        <table:table-row table:style-name="ro2">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table:number-columns-repeated="2"/>
        </table:table-row>
        <table:table-row table:style-name="ro2">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table:number-columns-repeated="2"/>
        </table:table-row>
        <table:table-row table:style-name="ro2">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table:number-columns-repeated="2"/>
        </table:table-row>
        <table:table-row table:style-name="ro2">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table:number-columns-repeated="2"/>
        </table:table-row>
        <table:table-row table:style-name="ro2">
          <table:table-cell table:style-name="ce1" office:value-type="string" calcext:value-type="string">
            <text:p>06.03.5</text:p>
          </table:table-cell>
          <table:table-cell office:value-type="string" calcext:value-type="string">
            <text:p>Chaque intitulé de lien vectoriel (contenu de l'alternative de l'image vectorielle, balise svg) est-il explicite hors contexte (hors cas particulier) ?</text:p>
          </table:table-cell>
          <table:table-cell table:number-columns-repeated="5"/>
        </table:table-row>
        <table:table-row table:style-name="ro2">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table:number-columns-repeated="2"/>
        </table:table-row>
        <table:table-row table:style-name="ro2">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table:number-columns-repeated="2"/>
        </table:table-row>
        <table:table-row table:style-name="ro2">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table:number-columns-repeated="2"/>
        </table:table-row>
        <table:table-row table:style-name="ro2">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table:number-columns-repeated="2"/>
        </table:table-row>
        <table:table-row table:style-name="ro2">
          <table:table-cell table:style-name="ce1" office:value-type="string" calcext:value-type="string">
            <text:p>06.04.5</text:p>
          </table:table-cell>
          <table:table-cell office:value-type="string" calcext:value-type="string">
            <text:p>Chaque lien identique de type vectoriel a-t-il les mêmes fonction et destination ?</text:p>
          </table:table-cell>
          <table:table-cell table:number-columns-repeated="5"/>
        </table:table-row>
        <table:table-row table:style-name="ro2">
          <table:table-cell table:style-name="ce1" office:value-type="string" calcext:value-type="string">
            <text:p>06.05.1</text:p>
          </table:table-cell>
          <table:table-cell office:value-type="string" calcext:value-type="string">
            <text:p>Dans chaque page Web, chaque lien (balise a avec un attribut href), à l'exception des ancres, a-t-il un intitulé entre &lt;a&gt; et &lt;/a&gt; ?</text:p>
          </table:table-cell>
          <table:table-cell office:value-type="string" calcext:value-type="string">
            <text:p>false</text:p>
          </table:table-cell>
          <table:table-cell table:style-name="ce1" office:value-type="string" calcext:value-type="string">
            <text:p>06.05.1</text:p>
          </table:table-cell>
          <table:table-cell office:value-type="string" calcext:value-type="string">
            <text:p>Chaque image réactive côté serveur (balise img ou balise input de type image avec l'attribut ismap) vérifie-t-elle une de ces conditions ? La zone cliquable est doublée d'un lien La zone cliquable est doublée d'un formulaire de navigation</text:p>
          </table:table-cell>
          <table:table-cell table:number-columns-repeated="2"/>
        </table:table-row>
        <table:table-row table:style-name="ro1">
          <table:table-cell table:number-columns-repeated="3"/>
          <table:table-cell table:style-name="ce1" office:value-type="string" calcext:value-type="string">
            <text:p>06.05.2</text:p>
          </table:table-cell>
          <table:table-cell office:value-type="string" calcext:value-type="string">
            <text:p>Chaque image réactive côté serveur (balise img ou balise input de type image avec l'attribut ismap) vérifie-t-elle une de ces conditions ? Le lien doublant la zone cliquable permet d'accéder à la même fonction et à la même destination que la zone cliquable La soumission du formulaire permet d'accéder à la même fonction et la même destination que la zone cliquable.</text:p>
          </table:table-cell>
          <table:table-cell table:number-columns-repeated="2"/>
        </table:table-row>
        <table:table-row table:style-name="ro1">
          <table:table-cell table:number-columns-repeated="3"/>
          <table:table-cell table:style-name="ce1" office:value-type="string" calcext:value-type="string">
            <text:p>06.05.3</text:p>
          </table:table-cell>
          <table:table-cell office:value-type="string" calcext:value-type="string">
            <text:p>Chaque image réactive côté serveur (balise img ou balise input de type image avec l'attribut ismap) vérifie-t-elle une de ces conditions ? L'image réactive est immédiatement suivie, dans le code source, de la liste des liens doublant les zones cliquables L'image réactive est immédiatement suivie, dans le code source, d'un formulaire de navigation doublant les zones cliquables</text:p>
          </table:table-cell>
          <table:table-cell table:number-columns-repeated="2"/>
        </table:table-row>
        <table:table-row table:style-name="ro2">
          <table:table-cell table:number-columns-repeated="3"/>
          <table:table-cell table:style-name="ce1" office:value-type="string" calcext:value-type="string">
            <text:p>06.06.1</text:p>
          </table:table-cell>
          <table:table-cell office:value-type="string" calcext:value-type="string">
            <text:p>Dans chaque page Web, chaque lien (balise a), à l'exception des ancres nommées, a-t-il un intitulé entre &lt;a&gt; et &lt;/a&gt; ?</text:p>
          </table:table-cell>
          <table:table-cell table:number-columns-repeated="2"/>
        </table:table-row>
        <table:table-row table:style-name="ro2">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false</text:p>
          </table:table-cell>
          <table:table-cell table:style-name="ce1" office:value-type="string" calcext:value-type="string">
            <text:p>07.01.1</text:p>
          </table:table-cell>
          <table:table-cell office:value-type="string" calcext:value-type="string">
            <text:p>Chaque script vérifie-t-il, si nécessaire, une de ces conditions (hors cas particuliers) ? Une alternative existe entre &lt;noscript&gt; et &lt;/noscript&gt; Une alternative existe directement dans la page lorsque javascript est désactivé Un lien permet d'accéder à une version alternative de la page Une alternative existe via un langage de script côté serveur</text:p>
          </table:table-cell>
          <table:table-cell table:number-columns-repeated="2"/>
        </table:table-row>
        <table:table-row table:style-name="ro2">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false</text:p>
          </table:table-cell>
          <table:table-cell table:style-name="ce1" office:value-type="string" calcext:value-type="string">
            <text:p>07.01.2</text:p>
          </table:table-cell>
          <table:table-cell office:value-type="string" calcext:value-type="string">
            <text:p>Chaque script déclenchant l'ouverture d'une nouvelle fenêtre a-t-il une alternative ?</text:p>
          </table:table-cell>
          <table:table-cell table:number-columns-repeated="2"/>
        </table:table-row>
        <table:table-row table:style-name="ro1">
          <table:table-cell table:style-name="ce1" office:value-type="string" calcext:value-type="string">
            <text:p>07.01.3</text:p>
          </table:table-cell>
          <table:table-cell office:value-type="string" calcext:value-type="string">
            <text:p>Chaque script qui génère, met à jour ou contrôle un composant d'interface qui comporte des rôles des états ou des propriétés correspondant à un motif de conception défini par l'API ARIA vérifie-t-il une de ces conditions ? Le composant d'interface est conforme au motif de conception défini par l'API ARIA Un composant d'interface présent sur la page, permettant d'accéder aux mêmes fonctionnalités, est conforme au motif de conception défini par l'API ARIA Le composant d'interface adapte un motif de conception défini par l'API ARIA. Une alternative accessible permet d'accéder aux mêmes fonctionnalités.</text:p>
          </table:table-cell>
          <table:table-cell table:number-columns-repeated="5"/>
        </table:table-row>
        <table:table-row table:style-name="ro2">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table:number-columns-repeated="5"/>
        </table:table-row>
        <table:table-row table:style-name="ro2">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table:number-columns-repeated="5"/>
        </table:table-row>
        <table:table-row table:style-name="ro3">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table:number-columns-repeated="5"/>
        </table:table-row>
        <table:table-row table:style-name="ro1">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table:number-columns-repeated="2"/>
        </table:table-row>
        <table:table-row table:style-name="ro3">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table:number-columns-repeated="2"/>
        </table:table-row>
        <table:table-row table:style-name="ro3">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table:number-columns-repeated="2"/>
        </table:table-row>
        <table:table-row table:style-name="ro2">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table:number-columns-repeated="2"/>
        </table:table-row>
        <table:table-row table:style-name="ro2">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table:number-columns-repeated="2"/>
        </table:table-row>
        <table:table-row table:style-name="ro1">
          <table:table-cell table:style-name="ce1"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table:number-columns-repeated="5"/>
        </table:table-row>
        <table:table-row table:style-name="ro2">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ou balise button) explicite Le changement de contexte est initié par un lien explicite</text:p>
          </table:table-cell>
          <table:table-cell office:value-type="string" calcext:value-type="string">
            <text:p>false</text:p>
          </table:table-cell>
          <table:table-cell table:style-name="ce1" office:value-type="string" calcext:value-type="string">
            <text:p>07.04.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table:number-columns-repeated="2"/>
        </table:table-row>
        <table:table-row table:style-name="ro3">
          <table:table-cell table:number-columns-repeated="3"/>
          <table:table-cell table:style-name="ce1" office:value-type="string" calcext:value-type="string">
            <text:p>07.04.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table:number-columns-repeated="2"/>
        </table:table-row>
        <table:table-row table:style-name="ro2">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false</text:p>
          </table:table-cell>
          <table:table-cell table:style-name="ce1" office:value-type="string" calcext:value-type="string">
            <text:p>07.05.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table:number-columns-repeated="2"/>
        </table:table-row>
        <table:table-row table:style-name="ro2">
          <table:table-cell table:number-columns-repeated="3"/>
          <table:table-cell table:style-name="ce1" office:value-type="string" calcext:value-type="string">
            <text:p>07.06.1</text:p>
          </table:table-cell>
          <table:table-cell office:value-type="string" calcext:value-type="string">
            <text:p>Chaque script qui provoque une alerte non sollicitée est-il contrôlable par l'utilisateur (hors cas particuliers) ?</text:p>
          </table:table-cell>
          <table:table-cell table:number-columns-repeated="2"/>
        </table:table-row>
        <table:table-row table:style-name="ro2">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table:number-columns-repeated="2"/>
        </table:table-row>
        <table:table-row table:style-name="ro2">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table:number-columns-repeated="2"/>
        </table:table-row>
        <table:table-row table:style-name="ro2">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table:number-columns-repeated="2"/>
        </table:table-row>
        <table:table-row table:style-name="ro2">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table:number-columns-repeated="2"/>
        </table:table-row>
        <table:table-row table:style-name="ro2">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false</text:p>
          </table:table-cell>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text:p>
          </table:table-cell>
          <table:table-cell table:number-columns-repeated="2"/>
        </table:table-row>
        <table:table-row table:style-name="ro2">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table:number-columns-repeated="2"/>
        </table:table-row>
        <table:table-row table:style-name="ro2">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table:number-columns-repeated="2"/>
        </table:table-row>
        <table:table-row table:style-name="ro2">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1" office:value-type="string" calcext:value-type="string">
            <text:p>08.05.1</text:p>
          </table:table-cell>
          <table:table-cell office:value-type="string" calcext:value-type="string">
            <text:p>Chaque page Web a-t-elle un titre de page (balise title) ?</text:p>
          </table:table-cell>
          <table:table-cell table:number-columns-repeated="2"/>
        </table:table-row>
        <table:table-row table:style-name="ro2">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table:number-columns-repeated="2"/>
        </table:table-row>
        <table:table-row table:style-name="ro2">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table:number-columns-repeated="2"/>
        </table:table-row>
        <table:table-row table:style-name="ro2">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table:number-columns-repeated="2"/>
        </table:table-row>
        <table:table-row table:style-name="ro2">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table:number-columns-repeated="2"/>
        </table:table-row>
        <table:table-row table:style-name="ro2">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table:number-columns-repeated="2"/>
        </table:table-row>
        <table:table-row table:style-name="ro2">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e balise possédant un attribut dir La valeur de l'attribut dir est conforme (rtl ou ltr) La valeur de l'attribut dir est pertinente</text:p>
          </table:table-cell>
          <table:table-cell office:value-type="string" calcext:value-type="string">
            <text:p>false</text:p>
          </table:table-cell>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table:number-columns-repeated="2"/>
        </table:table-row>
        <table:table-row table:style-name="ro2">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false</text:p>
          </table:table-cell>
          <table:table-cell table:style-name="ce1" office:value-type="string" calcext:value-type="string">
            <text:p>09.01.1</text:p>
          </table:table-cell>
          <table:table-cell office:value-type="string" calcext:value-type="string">
            <text:p>Dans chaque page Web, y a-t-il un titre de niveau 1 (balise h1) ?</text:p>
          </table:table-cell>
          <table:table-cell table:number-columns-repeated="2"/>
        </table:table-row>
        <table:table-row table:style-name="ro2">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false</text:p>
          </table:table-cell>
          <table:table-cell table:style-name="ce1" office:value-type="string" calcext:value-type="string">
            <text:p>09.01.2</text:p>
          </table:table-cell>
          <table:table-cell office:value-type="string" calcext:value-type="string">
            <text:p>Dans chaque page Web, la hiérarchie entre les titres (balises h) est-elle pertinente ?</text:p>
          </table:table-cell>
          <table:table-cell table:number-columns-repeated="2"/>
        </table:table-row>
        <table:table-row table:style-name="ro2">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false</text:p>
          </table:table-cell>
          <table:table-cell table:style-name="ce1" office:value-type="string" calcext:value-type="string">
            <text:p>09.01.3</text:p>
          </table:table-cell>
          <table:table-cell office:value-type="string" calcext:value-type="string">
            <text:p>Dans chaque page Web, chaque titre (balise h) nécessaire à la structure de l'information est-il présent ?</text:p>
          </table:table-cell>
          <table:table-cell table:number-columns-repeated="2"/>
        </table:table-row>
        <table:table-row table:style-name="ro2">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false</text:p>
          </table:table-cell>
          <table:table-cell table:style-name="ce1" office:value-type="string" calcext:value-type="string">
            <text:p>09.01.4</text:p>
          </table:table-cell>
          <table:table-cell office:value-type="string" calcext:value-type="string">
            <text:p>Dans chaque page Web, chaque titre (balise h) est-il pertinent ?</text:p>
          </table:table-cell>
          <table:table-cell table:number-columns-repeated="2"/>
        </table:table-row>
        <table:table-row table:style-name="ro3">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false</text:p>
          </table:table-cell>
          <table:table-cell table:style-name="ce1" office:value-type="string" calcext:value-type="string">
            <text:p>09.02.1</text:p>
          </table:table-cell>
          <table:table-cell office:value-type="string" calcext:value-type="string">
            <text:p>Dans chaque page Web, les informations regroupées sous forme de listes non ordonnées utilisent-elles les balises ul et li ?</text:p>
          </table:table-cell>
          <table:table-cell table:number-columns-repeated="2"/>
        </table:table-row>
        <table:table-row table:style-name="ro2">
          <table:table-cell table:style-name="ce1"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false</text:p>
          </table:table-cell>
          <table:table-cell table:style-name="ce1" office:value-type="string" calcext:value-type="string">
            <text:p>09.02.2</text:p>
          </table:table-cell>
          <table:table-cell office:value-type="string" calcext:value-type="string">
            <text:p>Dans chaque page Web, les informations regroupées sous forme de listes ordonnées utilisent-elles les balises ol et li ?</text:p>
          </table:table-cell>
          <table:table-cell table:number-columns-repeated="2"/>
        </table:table-row>
        <table:table-row table:style-name="ro2">
          <table:table-cell table:number-columns-repeated="3"/>
          <table:table-cell table:style-name="ce1" office:value-type="string" calcext:value-type="string">
            <text:p>09.02.3</text:p>
          </table:table-cell>
          <table:table-cell office:value-type="string" calcext:value-type="string">
            <text:p>Dans chaque page Web, les informations regroupées sous forme de listes de définitions utilisent-elles les balises dl et dt/dd ?</text:p>
          </table:table-cell>
          <table:table-cell table:number-columns-repeated="2"/>
        </table:table-row>
        <table:table-row table:style-name="ro3">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false</text:p>
          </table:table-cell>
          <table:table-cell table:style-name="ce1" office:value-type="string" calcext:value-type="string">
            <text:p>09.03.1</text:p>
          </table:table-cell>
          <table:table-cell office:value-type="string" calcext:value-type="string">
            <text:p>Dans chaque page Web, la première occurrence de chaque acronyme vérifie-t-elle une de ces conditions ? L'acronyme est accompagné de sa signification sous forme d'un texte adjacent L'acronyme est implémenté via un lien référençant une page ou un emplacement dans la page qui permet d'en connaître la signification L'acronyme fait partie d'un lien possédant un attribut title qui permet d'en connaître la signification La signification de l'acronyme est présente dans un glossaire présent sur le site L'acronyme est implémenté via une balise acronym possédant un title qui permet d'en connaître la signification</text:p>
          </table:table-cell>
          <table:table-cell table:number-columns-repeated="2"/>
        </table:table-row>
        <table:table-row table:style-name="ro3">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false</text:p>
          </table:table-cell>
          <table:table-cell table:style-name="ce1" office:value-type="string" calcext:value-type="string">
            <text:p>09.03.2</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table:number-columns-repeated="2"/>
        </table:table-row>
        <table:table-row table:style-name="ro2">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table:number-columns-repeated="5"/>
        </table:table-row>
        <table:table-row table:style-name="ro2">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attribut title qui permet d'en connaître la signification</text:p>
          </table:table-cell>
          <table:table-cell office:value-type="string" calcext:value-type="string">
            <text:p>false</text:p>
          </table:table-cell>
          <table:table-cell table:style-name="ce1" office:value-type="string" calcext:value-type="string">
            <text:p>09.04.1</text:p>
          </table:table-cell>
          <table:table-cell office:value-type="string" calcext:value-type="string">
            <text:p>Dans chaque page Web, la signification de chaque acronyme est-elle pertinente ?</text:p>
          </table:table-cell>
          <table:table-cell table:number-columns-repeated="2"/>
        </table:table-row>
        <table:table-row table:style-name="ro2">
          <table:table-cell table:number-columns-repeated="3"/>
          <table:table-cell table:style-name="ce1" office:value-type="string" calcext:value-type="string">
            <text:p>09.04.2</text:p>
          </table:table-cell>
          <table:table-cell office:value-type="string" calcext:value-type="string">
            <text:p>Dans chaque page Web, la signification de chaque abréviation est-elle pertinente ?</text:p>
          </table:table-cell>
          <table:table-cell table:number-columns-repeated="2"/>
        </table:table-row>
        <table:table-row table:style-name="ro2">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false</text:p>
          </table:table-cell>
          <table:table-cell table:style-name="ce1" office:value-type="string" calcext:value-type="string">
            <text:p>09.05.1</text:p>
          </table:table-cell>
          <table:table-cell office:value-type="string" calcext:value-type="string">
            <text:p>Dans chaque page Web, chaque citation courte utilise-t-elle une balise q ?</text:p>
          </table:table-cell>
          <table:table-cell table:number-columns-repeated="2"/>
        </table:table-row>
        <table:table-row table:style-name="ro2">
          <table:table-cell table:number-columns-repeated="3"/>
          <table:table-cell table:style-name="ce1" office:value-type="string" calcext:value-type="string">
            <text:p>09.05.2</text:p>
          </table:table-cell>
          <table:table-cell office:value-type="string" calcext:value-type="string">
            <text:p>Dans chaque page Web, chaque bloc de citation utilise-t-il une balise blockquote ?</text:p>
          </table:table-cell>
          <table:table-cell table:number-columns-repeated="2"/>
        </table:table-row>
        <table:table-row table:style-name="ro2">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table:number-columns-repeated="5"/>
        </table:table-row>
        <table:table-row table:style-name="ro2">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table:number-columns-repeated="5"/>
        </table:table-row>
        <table:table-row table:style-name="ro2">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table:number-columns-repeated="2"/>
        </table:table-row>
        <table:table-row table:style-name="ro2">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table:number-columns-repeated="2"/>
        </table:table-row>
        <table:table-row table:style-name="ro2">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table:number-columns-repeated="2"/>
        </table:table-row>
        <table:table-row table:style-name="ro2">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table:number-columns-repeated="2"/>
        </table:table-row>
        <table:table-row table:style-name="ro2">
          <table:table-cell table:number-columns-repeated="3"/>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cell table:number-columns-repeated="2"/>
        </table:table-row>
        <table:table-row table:style-name="ro2">
          <table:table-cell table:number-columns-repeated="3"/>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cell table:number-columns-repeated="2"/>
        </table:table-row>
        <table:table-row table:style-name="ro2">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table:number-columns-repeated="2"/>
        </table:table-row>
        <table:table-row table:style-name="ro3">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table:number-columns-repeated="2"/>
        </table:table-row>
        <table:table-row table:style-name="ro2">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table:number-columns-repeated="2"/>
        </table:table-row>
        <table:table-row table:style-name="ro2">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table:number-columns-repeated="2"/>
        </table:table-row>
        <table:table-row table:style-name="ro2">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table:number-columns-repeated="2"/>
        </table:table-row>
        <table:table-row table:style-name="ro2">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table:number-columns-repeated="2"/>
        </table:table-row>
        <table:table-row table:style-name="ro2">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table:number-columns-repeated="2"/>
        </table:table-row>
        <table:table-row table:style-name="ro2">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table:number-columns-repeated="2"/>
        </table:table-row>
        <table:table-row table:style-name="ro2">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table:number-columns-repeated="2"/>
        </table:table-row>
        <table:table-row table:style-name="ro2">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table:number-columns-repeated="2"/>
        </table:table-row>
        <table:table-row table:style-name="ro2">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table:number-columns-repeated="2"/>
        </table:table-row>
        <table:table-row table:style-name="ro2">
          <table:table-cell table:style-name="ce1" office:value-type="string" calcext:value-type="string">
            <text:p>10.08.1</text:p>
          </table:table-cell>
          <table:table-cell office:value-type="string" calcext:value-type="string">
            <text:p>Pour chaque bloc de texte contenu dans une balise HTML, la couleur de fond est-elle contrôlable par l'utilisateur ?</text:p>
          </table:table-cell>
          <table:table-cell office:value-type="string" calcext:value-type="string">
            <text:p>false</text:p>
          </table:table-cell>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table:number-columns-repeated="2"/>
        </table:table-row>
        <table:table-row table:style-name="ro2">
          <table:table-cell table:style-name="ce1" office:value-type="string" calcext:value-type="string">
            <text:p>10.08.2</text:p>
          </table:table-cell>
          <table:table-cell office:value-type="string" calcext:value-type="string">
            <text:p>Pour chaque bloc de texte contenu dans une balise HTML, la couleur de police est-elle contrôlable par l'utilisateur ?</text:p>
          </table:table-cell>
          <table:table-cell office:value-type="string" calcext:value-type="string">
            <text:p>false</text:p>
          </table:table-cell>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table:number-columns-repeated="2"/>
        </table:table-row>
        <table:table-row table:style-name="ro2">
          <table:table-cell table:style-name="ce1" office:value-type="string" calcext:value-type="string">
            <text:p>10.08.3</text:p>
          </table:table-cell>
          <table:table-cell office:value-type="string" calcext:value-type="string">
            <text:p>Pour chaque bloc de texte contenu dans une balise object, ou embed, la couleur de fond est-elle contrôlable par l'utilisateur ?</text:p>
          </table:table-cell>
          <table:table-cell office:value-type="string" calcext:value-type="string">
            <text:p>false</text:p>
          </table:table-cell>
          <table:table-cell table:style-name="ce1" office:value-type="string" calcext:value-type="string">
            <text:p>10.08.3</text:p>
          </table:table-cell>
          <table:table-cell office:value-type="string" calcext:value-type="string">
            <text:p>Pour chaque bloc de texte contenu dans un élément object, applet ou embed, la couleur de fond est-elle contrôlable par l'utilisateur ?</text:p>
          </table:table-cell>
          <table:table-cell table:number-columns-repeated="2"/>
        </table:table-row>
        <table:table-row table:style-name="ro2">
          <table:table-cell table:style-name="ce1" office:value-type="string" calcext:value-type="string">
            <text:p>10.08.4</text:p>
          </table:table-cell>
          <table:table-cell office:value-type="string" calcext:value-type="string">
            <text:p>Pour chaque bloc de texte contenu dans une baliseobject, ou embed, la couleur de police est-elle contrôlable par l'utilisateur ?</text:p>
          </table:table-cell>
          <table:table-cell office:value-type="string" calcext:value-type="string">
            <text:p>false</text:p>
          </table:table-cell>
          <table:table-cell table:style-name="ce1" office:value-type="string" calcext:value-type="string">
            <text:p>10.08.4</text:p>
          </table:table-cell>
          <table:table-cell office:value-type="string" calcext:value-type="string">
            <text:p>Pour chaque bloc de texte contenu dans un élément object, applet ou embed, la couleur de police est-elle contrôlable par l'utilisateur ?</text:p>
          </table:table-cell>
          <table:table-cell table:number-columns-repeated="2"/>
        </table:table-row>
        <table:table-row table:style-name="ro2">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false</text:p>
          </table:table-cell>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table:number-columns-repeated="2"/>
        </table:table-row>
        <table:table-row table:style-name="ro2">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table:number-columns-repeated="2"/>
        </table:table-row>
        <table:table-row table:style-name="ro2">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table:number-columns-repeated="2"/>
        </table:table-row>
        <table:table-row table:style-name="ro2">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table:number-columns-repeated="2"/>
        </table:table-row>
        <table:table-row table:style-name="ro2">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table:number-columns-repeated="2"/>
        </table:table-row>
        <table:table-row table:style-name="ro2">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table:number-columns-repeated="2"/>
        </table:table-row>
        <table:table-row table:style-name="ro3">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table:number-columns-repeated="5"/>
        </table:table-row>
        <table:table-row table:style-name="ro3">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table:number-columns-repeated="5"/>
        </table:table-row>
        <table:table-row table:style-name="ro2">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table:number-columns-repeated="2"/>
        </table:table-row>
        <table:table-row table:style-name="ro2">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table:number-columns-repeated="2"/>
        </table:table-row>
        <table:table-row table:style-name="ro2">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table:number-columns-repeated="2"/>
        </table:table-row>
        <table:table-row table:style-name="ro2">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table:number-columns-repeated="2"/>
        </table:table-row>
        <table:table-row table:style-name="ro2">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table:number-columns-repeated="2"/>
        </table:table-row>
        <table:table-row table:style-name="ro2">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table:number-columns-repeated="2"/>
        </table:table-row>
        <table:table-row table:style-name="ro3">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table:number-columns-repeated="2"/>
        </table:table-row>
        <table:table-row table:style-name="ro2">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table:number-columns-repeated="2"/>
        </table:table-row>
        <table:table-row table:style-name="ro2">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false</text:p>
          </table:table-cell>
          <table:table-cell table:style-name="ce1" office:value-type="string" calcext:value-type="string">
            <text:p>11.01.1</text:p>
          </table:table-cell>
          <table:table-cell office:value-type="string" calcext:value-type="string">
            <text:p>Chaque champ de formulaire (balise input de type text, password, checkbox, radio, file ou balises textarea et select), vérifie-t-il une de ces conditions ? Le champ de formulaire possède un attribut title Une étiquette (balise label) est associée au champ de formulaire</text:p>
          </table:table-cell>
          <table:table-cell table:number-columns-repeated="2"/>
        </table:table-row>
        <table:table-row table:style-name="ro2">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false</text:p>
          </table:table-cell>
          <table:table-cell table:style-name="ce1" office:value-type="string" calcext:value-type="string">
            <text:p>11.01.2</text:p>
          </table:table-cell>
          <table:table-cell office:value-type="string" calcext:value-type="string">
            <text:p>Chaque champ de formulaire (balise input de type text, password, checkbox, radio, file ou balises textarea et select), associé à une étiquette (balise label), vérifie-t-il ces conditions ? Le champ de formulaire possède un attribut id La valeur de l'attribut id est unique</text:p>
          </table:table-cell>
          <table:table-cell table:number-columns-repeated="2"/>
        </table:table-row>
        <table:table-row table:style-name="ro2">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false</text:p>
          </table:table-cell>
          <table:table-cell table:style-name="ce1" office:value-type="string" calcext:value-type="string">
            <text:p>11.01.3</text:p>
          </table:table-cell>
          <table:table-cell office:value-type="string" calcext:value-type="string">
            <text:p>Chaque étiquette (balise label) associée à un champ de formulaire (balise input de type text, password, checkbox, radio, file ou balises textarea et select) vérifie-t-elle ces conditions ? La balise label possède un attribut for La valeur de l'attribut for est égale à la valeur de l'attribut id du champ de formulaire associé</text:p>
          </table:table-cell>
          <table:table-cell table:number-columns-repeated="2"/>
        </table:table-row>
        <table:table-row table:style-name="ro2">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false</text:p>
          </table:table-cell>
          <table:table-cell table:style-name="ce1" office:value-type="string" calcext:value-type="string">
            <text:p>11.02.1</text:p>
          </table:table-cell>
          <table:table-cell office:value-type="string" calcext:value-type="string">
            <text:p>Chaque étiquette (balise label) permet-elle de connaître la fonction exacte du champ de formulaire (balise input de type text, password, checkbox, radio, file ou balises textarea et select) auquel elle est associée ?</text:p>
          </table:table-cell>
          <table:table-cell table:number-columns-repeated="2"/>
        </table:table-row>
        <table:table-row table:style-name="ro2">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false</text:p>
          </table:table-cell>
          <table:table-cell table:style-name="ce1" office:value-type="string" calcext:value-type="string">
            <text:p>11.02.2</text:p>
          </table:table-cell>
          <table:table-cell office:value-type="string" calcext:value-type="string">
            <text:p>Chaque attribut title permet-il de connaître la fonction exacte du champ de formulaire (balise input de type text, password, checkbox, radio, file ou balises textarea et select) auquel il est associé ?</text:p>
          </table:table-cell>
          <table:table-cell table:number-columns-repeated="2"/>
        </table:table-row>
        <table:table-row table:style-name="ro2">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table:number-columns-repeated="5"/>
        </table:table-row>
        <table:table-row table:style-name="ro2">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table:number-columns-repeated="5"/>
        </table:table-row>
        <table:table-row table:style-name="ro2">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table:number-columns-repeated="2"/>
        </table:table-row>
        <table:table-row table:style-name="ro2">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table:number-columns-repeated="2"/>
        </table:table-row>
        <table:table-row table:style-name="ro2">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table:number-columns-repeated="2"/>
        </table:table-row>
        <table:table-row table:style-name="ro2">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table:number-columns-repeated="2"/>
        </table:table-row>
        <table:table-row table:style-name="ro2">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table:number-columns-repeated="2"/>
        </table:table-row>
        <table:table-row table:style-name="ro2">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table:number-columns-repeated="2"/>
        </table:table-row>
        <table:table-row table:style-name="ro2">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table:number-columns-repeated="2"/>
        </table:table-row>
        <table:table-row table:style-name="ro2">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table:number-columns-repeated="2"/>
        </table:table-row>
        <table:table-row table:style-name="ro2">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table:number-columns-repeated="2"/>
        </table:table-row>
        <table:table-row table:style-name="ro2">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false</text:p>
          </table:table-cell>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text:p>
          </table:table-cell>
          <table:table-cell table:number-columns-repeated="2"/>
        </table:table-row>
        <table:table-row table:style-name="ro3">
          <table:table-cell table:style-name="ce1" office:value-type="string" calcext:value-type="string">
            <text:p>11.09.2</text:p>
          </table:table-cell>
          <table:table-cell office:value-type="string" calcext:value-type="string">
            <text:p>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table:number-columns-repeated="5"/>
        </table:table-row>
        <table:table-row table:style-name="ro3">
          <table:table-cell table:style-name="ce1" office:value-type="string" calcext:value-type="string">
            <text:p>11.10.1</text:p>
          </table:table-cell>
          <table:table-cell office:value-type="string" calcext:value-type="string">
            <text:p>Pour chaque formulaire, les indications de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attribut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1</text:p>
          </table:table-cell>
          <table:table-cell office:value-type="string" calcext:value-type="string">
            <text:p>Pour chaque formulaire, les champs obligatoires sont-ils signalés de manière pertinente ?</text:p>
          </table:table-cell>
          <table:table-cell table:number-columns-repeated="2"/>
        </table:table-row>
        <table:table-row table:style-name="ro2">
          <table:table-cell table:style-name="ce1" office:value-type="string" calcext:value-type="string">
            <text:p>11.10.2</text:p>
          </table:table-cell>
          <table:table-cell office:value-type="string" calcext:value-type="string">
            <text:p>Chaque indication de champ obligatoire qui utilise la propriété ARIA aria-label ou aria-required doit être accompagnée d'une indication visuelle explicite, cette règle est-elle respectée ?</text:p>
          </table:table-cell>
          <table:table-cell office:value-type="string" calcext:value-type="string">
            <text:p>false</text:p>
          </table:table-cell>
          <table:table-cell table:style-name="ce1" office:value-type="string" calcext:value-type="string">
            <text:p>11.10.2</text:p>
          </table:table-cell>
          <table:table-cell office:value-type="string" calcext:value-type="string">
            <text:p>Pour chaque formulaire, les erreurs de saisie sont-elles indiquées de manière pertinente ?</text:p>
          </table:table-cell>
          <table:table-cell table:number-columns-repeated="2"/>
        </table:table-row>
        <table:table-row table:style-name="ro2">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false</text:p>
          </table:table-cell>
          <table:table-cell table:style-name="ce1" office:value-type="string" calcext:value-type="string">
            <text:p>11.10.3</text:p>
          </table:table-cell>
          <table:table-cell office:value-type="string" calcext:value-type="string">
            <text:p>Pour chaque formulaire, pour chaque champ obligatoire, le type de donnée et/ou de format est-il indiqué, si nécessaire ?</text:p>
          </table:table-cell>
          <table:table-cell table:number-columns-repeated="2"/>
        </table:table-row>
        <table:table-row table:style-name="ro1">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attribut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table:number-columns-repeated="5"/>
        </table:table-row>
        <table:table-row table:style-name="ro2">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table:number-columns-repeated="5"/>
        </table:table-row>
        <table:table-row table:style-name="ro3">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5"/>
        </table:table-row>
        <table:table-row table:style-name="ro3">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Le type de donnée et/ou de format est indiqué, si nécessaire, par un passage de texte avant le champ de formulaire Le type de donnée et/ou de format est indiqué, si nécessaire, par un texte lié par la propriété ARIA aria-describedby</text:p>
          </table:table-cell>
          <table:table-cell table:number-columns-repeated="5"/>
        </table:table-row>
        <table:table-row table:style-name="ro3">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5"/>
        </table:table-row>
        <table:table-row table:style-name="ro2">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table:number-columns-repeated="2"/>
        </table:table-row>
        <table:table-row table:style-name="ro2">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table:number-columns-repeated="2"/>
        </table:table-row>
        <table:table-row table:style-name="ro2">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table:number-columns-repeated="2"/>
        </table:table-row>
        <table:table-row table:style-name="ro2">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table:number-columns-repeated="2"/>
        </table:table-row>
        <table:table-row table:style-name="ro2">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table:number-columns-repeated="2"/>
        </table:table-row>
        <table:table-row table:style-name="ro2">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table:number-columns-repeated="2"/>
        </table:table-row>
        <table:table-row table:style-name="ro2">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fals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Un assistant est disponible</text:p>
          </table:table-cell>
          <table:table-cell table:number-columns-repeated="2"/>
        </table:table-row>
        <table:table-row table:style-name="ro2">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false</text:p>
          </table:table-cell>
          <table:table-cell office:value-type="string" calcext:value-type="string">
            <text:p>11.14.2</text:p>
          </table:table-cell>
          <table:table-cell office:value-type="string" calcext:value-type="string">
            <text:p>Chaque champ de type texte vérifie-t-il, si nécessaire, l’une de ces conditions ? Un correcteur orthographique est disponible Des suggestions de saisie sont disponibles</text:p>
          </table:table-cell>
          <table:table-cell table:number-columns-repeated="2"/>
        </table:table-row>
        <table:table-row table:style-name="ro3">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5"/>
        </table:table-row>
        <table:table-row table:style-name="ro3">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table:number-columns-repeated="5"/>
        </table:table-row>
        <table:table-row table:style-name="ro2">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table:number-columns-repeated="5"/>
        </table:table-row>
        <table:table-row table:style-name="ro3">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5"/>
        </table:table-row>
        <table:table-row table:style-name="ro2">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cell table:number-columns-repeated="2"/>
        </table:table-row>
        <table:table-row table:style-name="ro2">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table:number-columns-repeated="2"/>
        </table:table-row>
        <table:table-row table:style-name="ro2">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table:number-columns-repeated="2"/>
        </table:table-row>
        <table:table-row table:style-name="ro2">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table:number-columns-repeated="2"/>
        </table:table-row>
        <table:table-row table:style-name="ro2">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table:number-columns-repeated="2"/>
        </table:table-row>
        <table:table-row table:style-name="ro2">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table:number-columns-repeated="2"/>
        </table:table-row>
        <table:table-row table:style-name="ro2">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table:number-columns-repeated="2"/>
        </table:table-row>
        <table:table-row table:style-name="ro2">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1" office:value-type="string" calcext:value-type="string">
            <text:p>12.04.2</text:p>
          </table:table-cell>
          <table:table-cell office:value-type="string" calcext:value-type="string">
            <text:p>Les liens du plan du site sont-ils fonctionnels ?</text:p>
          </table:table-cell>
          <table:table-cell table:number-columns-repeated="2"/>
        </table:table-row>
        <table:table-row table:style-name="ro2">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table:number-columns-repeated="2"/>
        </table:table-row>
        <table:table-row table:style-name="ro2">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table:number-columns-repeated="2"/>
        </table:table-row>
        <table:table-row table:style-name="ro2">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table:number-columns-repeated="2"/>
        </table:table-row>
        <table:table-row table:style-name="ro2">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table:number-columns-repeated="2"/>
        </table:table-row>
        <table:table-row table:style-name="ro2">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table:number-columns-repeated="2"/>
        </table:table-row>
        <table:table-row table:style-name="ro2">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table:number-columns-repeated="2"/>
        </table:table-row>
        <table:table-row table:style-name="ro2">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table:number-columns-repeated="2"/>
        </table:table-row>
        <table:table-row table:style-name="ro2">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table:number-columns-repeated="2"/>
        </table:table-row>
        <table:table-row table:style-name="ro2">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1" office:value-type="string" calcext:value-type="string">
            <text:p>12.08.1</text:p>
          </table:table-cell>
          <table:table-cell office:value-type="string" calcext:value-type="string">
            <text:p>Dans chaque page web, un fil d'Ariane est-il présent?</text:p>
          </table:table-cell>
          <table:table-cell table:number-columns-repeated="2"/>
        </table:table-row>
        <table:table-row table:style-name="ro2">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table:number-columns-repeated="2"/>
        </table:table-row>
        <table:table-row table:style-name="ro2">
          <table:table-cell table:style-name="ce1" office:value-type="string" calcext:value-type="string">
            <text:p>12.10.1</text:p>
          </table:table-cell>
          <table:table-cell office:value-type="string" calcext:value-type="string">
            <text:p>Dans chaque page Web, chaque groupe de liens importants est-il implémenté dans une balise commune ?</text:p>
          </table:table-cell>
          <table:table-cell office:value-type="string" calcext:value-type="string">
            <text:p>false</text:p>
          </table:table-cell>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cell table:number-columns-repeated="2"/>
        </table:table-row>
        <table:table-row table:style-name="ro2">
          <table:table-cell table:style-name="ce1" office:value-type="string" calcext:value-type="string">
            <text:p>12.10.2</text:p>
          </table:table-cell>
          <table:table-cell office:value-type="string" calcext:value-type="string">
            <text:p>Dans chaque page Web, chaque groupe de liens importants vérifie-t-il une de ces conditions ? La balise structurant le groupe de liens importants possède un attribut Id La balise structurant le groupe de liens important est immédiatement précédé, dans le code source, d'une ancre nommée La balise lien du groupe est immédiatement précédé, dans le code source, d'une ancre nommée</text:p>
          </table:table-cell>
          <table:table-cell office:value-type="string" calcext:value-type="string">
            <text:p>false</text:p>
          </table:table-cell>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table:number-columns-repeated="2"/>
        </table:table-row>
        <table:table-row table:style-name="ro3">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table:number-columns-repeated="2"/>
        </table:table-row>
        <table:table-row table:style-name="ro3">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moteur de recherche sur le site possède un rôle search Les rôles banner, main, contentinfo et search sont uniques dans la page. Le rôle navigation est réservé aux zones de navigations principales et secondaires</text:p>
          </table:table-cell>
          <table:table-cell table:number-columns-repeated="5"/>
        </table:table-row>
        <table:table-row table:style-name="ro2">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table:number-columns-repeated="2"/>
        </table:table-row>
        <table:table-row table:style-name="ro2">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table:number-columns-repeated="2"/>
        </table:table-row>
        <table:table-row table:style-name="ro2">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table:number-columns-repeated="2"/>
        </table:table-row>
        <table:table-row table:style-name="ro3">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 Chaque lien est visible à la prise de focus de tabulation au moins</text:p>
          </table:table-cell>
          <table:table-cell office:value-type="string" calcext:value-type="string">
            <text:p>false</text:p>
          </table:table-cell>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table:number-columns-repeated="2"/>
        </table:table-row>
        <table:table-row table:style-name="ro2">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table:number-columns-repeated="2"/>
        </table:table-row>
        <table:table-row table:style-name="ro2">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cell table:number-columns-repeated="2"/>
        </table:table-row>
        <table:table-row table:style-name="ro2">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table:number-columns-repeated="2"/>
        </table:table-row>
        <table:table-row table:style-name="ro2">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table:number-columns-repeated="2"/>
        </table:table-row>
        <table:table-row table:style-name="ro3">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table:number-columns-repeated="2"/>
        </table:table-row>
        <table:table-row table:style-name="ro2">
          <table:table-cell table:style-name="ce1" office:value-type="string" calcext:value-type="string">
            <text:p>13.01.2</text:p>
          </table:table-cell>
          <table:table-cell office:value-type="string" calcext:value-type="string">
            <text:p>Pour chaque page Web, chaque procédé de redirection effectué via une balise meta est-il immédiat (hors cas particuliers) ?</text:p>
          </table:table-cell>
          <table:table-cell office:value-type="string" calcext:value-type="string">
            <text:p>false</text:p>
          </table:table-cell>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table:number-columns-repeated="2"/>
        </table:table-row>
        <table:table-row table:style-name="ro2">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table:number-columns-repeated="2"/>
        </table:table-row>
        <table:table-row table:style-name="ro1">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table:number-columns-repeated="2"/>
        </table:table-row>
        <table:table-row table:style-name="ro2">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false</text:p>
          </table:table-cell>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table:number-columns-repeated="2"/>
        </table:table-row>
        <table:table-row table:style-name="ro2">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table:number-columns-repeated="2"/>
        </table:table-row>
        <table:table-row table:style-name="ro2">
          <table:table-cell table:style-name="ce1" office:value-type="string" calcext:value-type="string">
            <text:p>13.02.2</text:p>
          </table:table-cell>
          <table:table-cell office:value-type="string" calcext:value-type="string">
            <text:p>Dans chaque page Web, pour chaque ouverture d'une nouvelle fenêtre effectuée via une balise object, ou embed, l'utilisateur est-il averti ?</text:p>
          </table:table-cell>
          <table:table-cell office:value-type="string" calcext:value-type="string">
            <text:p>false</text:p>
          </table:table-cell>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table:number-columns-repeated="2"/>
        </table:table-row>
        <table:table-row table:style-name="ro2">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table:number-columns-repeated="2"/>
        </table:table-row>
        <table:table-row table:style-name="ro2">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table:number-columns-repeated="2"/>
        </table:table-row>
        <table:table-row table:style-name="ro2">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table:number-columns-repeated="2"/>
        </table:table-row>
        <table:table-row table:style-name="ro2">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table:number-columns-repeated="2"/>
        </table:table-row>
        <table:table-row table:style-name="ro2">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table:number-columns-repeated="2"/>
        </table:table-row>
        <table:table-row table:style-name="ro2">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table:number-columns-repeated="2"/>
        </table:table-row>
        <table:table-row table:style-name="ro2">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table:number-columns-repeated="2"/>
        </table:table-row>
        <table:table-row table:style-name="ro2">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table:number-columns-repeated="2"/>
        </table:table-row>
        <table:table-row table:style-name="ro3">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table:number-columns-repeated="2"/>
        </table:table-row>
        <table:table-row table:style-name="ro2">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table:number-columns-repeated="2"/>
        </table:table-row>
        <table:table-row table:style-name="ro2">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false</text:p>
          </table:table-cell>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table:number-columns-repeated="2"/>
        </table:table-row>
        <table:table-row table:style-name="ro2">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table:number-columns-repeated="2"/>
        </table:table-row>
        <table:table-row table:style-name="ro2">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table:number-columns-repeated="2"/>
        </table:table-row>
        <table:table-row table:style-name="ro2">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table:number-columns-repeated="2"/>
        </table:table-row>
        <table:table-row table:style-name="ro4">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table:number-columns-repeated="2"/>
        </table:table-row>
        <table:table-row table:style-name="ro3">
          <table:table-cell office:value-type="string" calcext:value-type="string">
            <text:p>13.15.1</text:p>
          </table:table-cell>
          <table:table-cell office:value-type="string" calcext:value-type="string">
            <text:p>Dans chaque page Web, chaque image animée (balise img, balise sv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2"/>
        </table:table-row>
        <table:table-row table:style-name="ro2">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table:number-columns-repeated="2"/>
        </table:table-row>
        <table:table-row table:style-name="ro2">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2"/>
        </table:table-row>
        <table:table-row table:style-name="ro2">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2"/>
        </table:table-row>
        <table:table-row table:style-name="ro2">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balise sv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table:number-columns-repeated="2"/>
        </table:table-row>
        <table:table-row table:style-name="ro2">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table:number-columns-repeated="2"/>
        </table:table-row>
        <table:table-row table:style-name="ro2">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table:number-columns-repeated="2"/>
        </table:table-row>
        <table:table-row table:style-name="ro2">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table:number-columns-repeated="2"/>
        </table:table-row>
        <table:table-row table:style-name="ro2">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table:number-columns-repeated="2"/>
        </table:table-row>
        <table:table-row table:style-name="ro2">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table:number-columns-repeated="2"/>
        </table:table-row>
        <table:table-row table:style-name="ro6">
          <table:table-cell table:style-name="ce10" table:formula="of:=COUNTIF([.A2:.A351]; &quot;.+&quot;)" office:value-type="float" office:value="334" calcext:value-type="float">
            <text:p>334</text:p>
          </table:table-cell>
          <table:table-cell table:number-columns-repeated="2"/>
          <table:table-cell table:style-name="ce10" table:formula="of:=COUNTIF([.D2:.D351]; &quot;.+&quot;)" office:value-type="float" office:value="305" calcext:value-type="float">
            <text:p>305</text:p>
          </table:table-cell>
          <table:table-cell table:number-columns-repeated="3"/>
        </table:table-row>
        <table:table-row table:style-name="ro5" table:number-rows-repeated="1048223">
          <table:table-cell table:number-columns-repeated="7"/>
        </table:table-row>
        <table:table-row table:style-name="ro5">
          <table:table-cell table:number-columns-repeated="7"/>
        </table:table-row>
      </table:table>
      <table:table table:name="HTML5-Aria - AW22" table:style-name="ta1">
        <office:forms form:automatic-focus="false" form:apply-design-mode="false"/>
        <table:table-column table:style-name="co14" table:default-cell-style-name="Default"/>
        <table:table-column-group table:display="false">
          <table:table-column table:style-name="co5" table:visibility="collapse" table:default-cell-style-name="Default"/>
        </table:table-column-group>
        <table:table-column table:style-name="co15" table:default-cell-style-name="ce5"/>
        <table:table-column table:style-name="co16" table:default-cell-style-name="Default"/>
        <table:table-column-group table:display="false">
          <table:table-column table:style-name="co12" table:visibility="collapse" table:default-cell-style-name="Default"/>
        </table:table-column-group>
        <table:table-row table:style-name="ro3">
          <table:table-cell table:style-name="_30_Entete_20_jaune" office:value-type="string" calcext:value-type="string">
            <text:p>AW Html5 ARIA test</text:p>
          </table:table-cell>
          <table:table-cell table:style-name="_30_Entete_20_jaune" office:value-type="string" calcext:value-type="string">
            <text:p>AwHtml5 title</text:p>
          </table:table-cell>
          <table:table-cell table:style-name="ce11" office:value-type="string" calcext:value-type="string">
            <text:p>Identical AW5/AW22</text:p>
          </table:table-cell>
          <table:table-cell table:style-name="_30_Entete_20_jaune" office:value-type="string" calcext:value-type="string">
            <text:p>AW22 test</text:p>
          </table:table-cell>
          <table:table-cell table:style-name="_30_Entete_20_jaune" office:value-type="string" calcext:value-type="string">
            <text:p>Aw22 title</text:p>
          </table:table-cell>
        </table:table-row>
        <table:table-row table:style-name="ro2">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1" office:value-type="string" calcext:value-type="string">
            <text:p>01.01.1</text:p>
          </table:table-cell>
          <table:table-cell office:value-type="string" calcext:value-type="string">
            <text:p>Chaque image (balise img) a-t-elle un attribut alt ?</text:p>
          </table:table-cell>
        </table:table-row>
        <table:table-row table:style-name="ro2">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1" office:value-type="string" calcext:value-type="string">
            <text:p>01.01.2</text:p>
          </table:table-cell>
          <table:table-cell office:value-type="string" calcext:value-type="string">
            <text:p>Chaque zone (balise area) d'une image réactive a-t-elle un attribut alt ?</text:p>
          </table:table-cell>
        </table:table-row>
        <table:table-row table:style-name="ro2">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row>
        <table:table-row table:style-name="ro2">
          <table:table-cell table:style-name="ce1" office:value-type="string" calcext:value-type="string">
            <text:p>01.01.4</text:p>
          </table:table-cell>
          <table:table-cell office:value-type="string" calcext:value-type="string">
            <text:p>Chaque image vectorielle (balise svg) vérifie-telle une de ces conditions ? La balise svg possède un attribut aria-label Un élément desc est présent</text:p>
          </table:table-cell>
          <table:table-cell office:value-type="string" calcext:value-type="string">
            <text:p>false</text:p>
          </table:table-cell>
          <table:table-cell table:style-name="ce1" office:value-type="string" calcext:value-type="string">
            <text:p>01.01.4</text:p>
          </table:table-cell>
          <table:table-cell office:value-type="string" calcext:value-type="string">
            <text:p>Chaque image applet (balise applet) a-t-elle un attribut alt ?</text:p>
          </table:table-cell>
        </table:table-row>
        <table:table-row table:style-name="ro3">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false</text:p>
          </table:table-cell>
          <table:table-cell table:style-name="ce1" office:value-type="string" calcext:value-type="string">
            <text:p>01.02.1</text:p>
          </table:table-cell>
          <table:table-cell office:value-type="string" calcext:value-type="string">
            <text:p>Pour chaque image de décoration (balise img) ayant un attribut alt, le contenu de cet attribut est-il vide (alt="") ?</text:p>
          </table:table-cell>
        </table:table-row>
        <table:table-row table:style-name="ro3">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false</text:p>
          </table:table-cell>
          <table:table-cell table:style-name="ce1" office:value-type="string" calcext:value-type="string">
            <text:p>01.02.2</text:p>
          </table:table-cell>
          <table:table-cell office:value-type="string" calcext:value-type="string">
            <text:p>Pour chaque zone non cliquable (balise area sans attribut href), non porteuse d'information et ayant un attribut alt, le contenu de cet attribut est-il vide (alt="") ?</text:p>
          </table:table-cell>
        </table:table-row>
        <table:table-row table:style-name="ro2">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object et /object est-elle vide ?</text:p>
          </table:table-cell>
          <table:table-cell office:value-type="string" calcext:value-type="string">
            <text:p>false</text:p>
          </table:table-cell>
          <table:table-cell table:style-name="ce1" office:value-type="string" calcext:value-type="string">
            <text:p>01.02.3</text:p>
          </table:table-cell>
          <table:table-cell office:value-type="string" calcext:value-type="string">
            <text:p>Pour chaque image applet (balise applet) non porteuse d'information et ayant un attribut alt, le contenu de cet attribut est-il vide (alt="") ?</text:p>
          </table:table-cell>
        </table:table-row>
        <table:table-row table:style-name="ro1">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false</text:p>
          </table:table-cell>
          <table:table-cell table:style-name="ce1" office:value-type="string" calcext:value-type="string">
            <text:p>01.02.4</text:p>
          </table:table-cell>
          <table:table-cell office:value-type="string" calcext:value-type="string">
            <text:p>Pour chaque image objet (balise object avec l'attribut type="image/...") non porteuse d'information, l'alternative textuelle entre &lt;object&gt; et &lt;/object&gt; est-elle vide ?</text:p>
          </table:table-cell>
        </table:table-row>
        <table:table-row table:style-name="ro3">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false</text:p>
          </table:table-cell>
          <table:table-cell table:style-name="ce1" office:value-type="string" calcext:value-type="string">
            <text:p>01.02.5</text:p>
          </table:table-cell>
          <table:table-cell office:value-type="string" calcext:value-type="string">
            <text:p>Chaque image embarquée (balise embed avec l'attribut type="image/...") non porteuse d'information vérifie-t-elle une de ces conditions ? L'élément noembed est absent de la page L'élément noembed ne contient aucune description de l'image</text:p>
          </table:table-cell>
        </table:table-row>
        <table:table-row table:style-name="ro3">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1</text:p>
          </table:table-cell>
          <table:table-cell office:value-type="string" calcext:value-type="string">
            <text:p>Pour chaque image porteuse d'information (balise img) ayant un attribut alt, le contenu de cet attribut est-il pertinent (hors cas particuliers) ?</text:p>
          </table:table-cell>
        </table:table-row>
        <table:table-row table:style-name="ro2">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table:number-columns-repeated="3"/>
        </table:table-row>
        <table:table-row table:style-name="ro3">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2</text:p>
          </table:table-cell>
          <table:table-cell office:value-type="string" calcext:value-type="string">
            <text:p>Pour chaque zone (balise area) d'une image réactive, porteuse d'information et ayant un attribut alt, le contenu de cet attribut est-il pertinent (hors cas particuliers) ?</text:p>
          </table:table-cell>
        </table:table-row>
        <table:table-row table:style-name="ro2">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hors cas particuliers) ?</text:p>
          </table:table-cell>
          <table:table-cell office:value-type="string" calcext:value-type="string">
            <text:p>true</text:p>
          </table:table-cell>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row>
        <table:table-row table:style-name="ro1">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false</text:p>
          </table:table-cell>
          <table:table-cell table:style-name="ce1" office:value-type="string" calcext:value-type="string">
            <text:p>01.03.4</text:p>
          </table:table-cell>
          <table:table-cell office:value-type="string" calcext:value-type="string">
            <text:p>Pour chaque image applet (balise applet) porteuse d'information et ayant un attribut alt, le contenu de cet attribut est-il pertinent (hors cas particuliers) ?</text:p>
          </table:table-cell>
        </table:table-row>
        <table:table-row table:style-name="ro1">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false</text:p>
          </table:table-cell>
          <table:table-cell table:style-name="ce1" office:value-type="string" calcext:value-type="string">
            <text:p>01.03.5</text:p>
          </table:table-cell>
          <table:table-cell office:value-type="string" calcext:value-type="string">
            <text:p>Pour chaque image objet (balise object avec l'attribut type="image/...") porteuse d'information et ayant une alternative textuelle, l'alternative textuelle entre &lt;object&gt; et &lt;/object&gt; est-elle pertinente (hors cas particuliers) ?</text:p>
          </table:table-cell>
        </table:table-row>
        <table:table-row table:style-name="ro1">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 élément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false</text:p>
          </table:table-cell>
          <table:table-cell table:style-name="ce1" office:value-type="string" calcext:value-type="string">
            <text:p>01.03.6</text:p>
          </table:table-cell>
          <table:table-cell office:value-type="string" calcext:value-type="string">
            <text:p>Pour chaque image embarquée (balise embed avec l'attribut type="image/...") porteuse d'information et ayant une alternative textuelle, l'alternative textuelle entre &lt;noembed&gt; et &lt;/noembed&gt; est-elle pertinente (hors cas particuliers) ?</text:p>
          </table:table-cell>
        </table:table-row>
        <table:table-row table:style-name="ro2">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false</text:p>
          </table:table-cell>
          <table:table-cell table:style-name="ce1" office:value-type="string" calcext:value-type="string">
            <text:p>01.03.7</text:p>
          </table:table-cell>
          <table:table-cell office:value-type="string" calcext:value-type="string">
            <text:p>Pour chaque image porteuse d'information et ayant une alternative textuelle, l'alternative textuelle est-elle courte et concise (hors cas particuliers) ?</text:p>
          </table:table-cell>
        </table:table-row>
        <table:table-row table:style-name="ro3">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table:number-columns-repeated="3"/>
        </table:table-row>
        <table:table-row table:style-name="ro2">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table:number-columns-repeated="3"/>
        </table:table-row>
        <table:table-row table:style-name="ro3">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1</text:p>
          </table:table-cell>
          <table:table-cell office:value-type="string" calcext:value-type="string">
            <text:p>Pour chaque image (balise img) utilisée comme CAPTCHA ou comme image-test, ayant un attribut alt, le contenu de cet attribut permet-il d'identifier la nature et la fonction de l'image ?</text:p>
          </table:table-cell>
        </table:table-row>
        <table:table-row table:style-name="ro3">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2</text:p>
          </table:table-cell>
          <table:table-cell office:value-type="string" calcext:value-type="string">
            <text:p>Pour chaque zone (balise area) d'une image réactive, utilisée comme CAPTCHA ou comme image-test, et ayant un attribut alt, le contenu de cet attribut permet-il d'identifier la nature et la fonction de l'image ?</text:p>
          </table:table-cell>
        </table:table-row>
        <table:table-row table:style-name="ro3">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3</text:p>
          </table:table-cell>
          <table:table-cell office:value-type="string" calcext:value-type="string">
            <text:p>Pour chaque image (balise applet) utilisée comme CAPTCHA ou comme image-test, ayant un attribut alt, le contenu de cet attribut permet-il d'identifier la nature et la fonction de l'image ?</text:p>
          </table:table-cell>
        </table:table-row>
        <table:table-row table:style-name="ro3">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4</text:p>
          </table:table-cell>
          <table:table-cell office:value-type="string" calcext:value-type="string">
            <text:p>Pour chaque bouton associé à une image (balise input avec l'attribut type="image") utilisée comme CAPTCHA ou comme image-test, ayant un attribut alt, le contenu de cet attribut permet-il d'identifier la nature et la fonction de l'image ?</text:p>
          </table:table-cell>
        </table:table-row>
        <table:table-row table:style-name="ro3">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5</text:p>
          </table:table-cell>
          <table:table-cell office:value-type="string" calcext:value-type="string">
            <text:p>Pour chaque image objet (balise object avec l'attribut type="image/...") utilisée comme CAPTCHA ou comme image-test, et ayant une alternative textuelle, l'alternative textuelle entre &lt;object&gt; et &lt;/object&gt; permet-elle d'identifier la nature et la fonction de l'image ?</text:p>
          </table:table-cell>
        </table:table-row>
        <table:table-row table:style-name="ro1">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élément desc vérifie-t-elle ces conditions ? l'alternative textuelle implémentée via l'attribut aria-label permet d'identifier la nature et la fonction de l'image et est identique à l'attribut title s'il est présent l'alternative textuelle implémentée via l'élément desc permet d'identifier la nature et la fonction de l'image et est identique à l'attribut title de la balise svg s'il est présent</text:p>
          </table:table-cell>
          <table:table-cell office:value-type="string" calcext:value-type="string">
            <text:p>false</text:p>
          </table:table-cell>
          <table:table-cell table:style-name="ce1" office:value-type="string" calcext:value-type="string">
            <text:p>01.04.6</text:p>
          </table:table-cell>
          <table:table-cell office:value-type="string" calcext:value-type="string">
            <text:p>Pour chaque image embarquée (balise embed avec l'attribut type="image/...") utilisée comme CAPTCHA ou comme image-test et ayant une alternative textuelle, l'alternative textuelle entre &lt;noembed&gt; et &lt;/noembed&gt; permet-elle d'identifier la nature et la fonction de l'image ?</text:p>
          </table:table-cell>
        </table:table-row>
        <table:table-row table:style-name="ro3">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table:number-columns-repeated="3"/>
        </table:table-row>
        <table:table-row table:style-name="ro3">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table:number-columns-repeated="3"/>
        </table:table-row>
        <table:table-row table:style-name="ro3">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table:number-columns-repeated="3"/>
        </table:table-row>
        <table:table-row table:style-name="ro3">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false</text:p>
          </table:table-cell>
          <table:table-cell table:style-name="ce1" office:value-type="string" calcext:value-type="string">
            <text:p>01.05.1</text:p>
          </table:table-cell>
          <table:table-cell office:value-type="string" calcext:value-type="string">
            <text:p>Chaque image (balises img, area, applet, object, embed) utilisée comme CAPTCHA vérifie-t-elle une de ces conditions ? Il existe une autre forme de CAPTCHA non graphique, au moins Il existe une autre solution d'accès à la fonctionnalité sécurisée par le CAPTCHA</text:p>
          </table:table-cell>
        </table:table-row>
        <table:table-row table:style-name="ro3">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row>
        <table:table-row table:style-name="ro1">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1</text:p>
          </table:table-cell>
          <table:table-cell office:value-type="string" calcext:value-type="string">
            <text:p>Chaque image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row>
        <table:table-row table:style-name="ro1">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false</text:p>
          </table:table-cell>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entre &lt;object&gt; et &lt;/object&gt; une référence à une description détaillée présente dans la page Il existe un lien adjacent (via une url ou une ancre) permettant d'accéder au contenu de la description détaillée</text:p>
          </table:table-cell>
        </table:table-row>
        <table:table-row table:style-name="ro1">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false</text:p>
          </table:table-cell>
          <table:table-cell table:style-name="ce1" office:value-type="string" calcext:value-type="string">
            <text:p>01.06.3</text:p>
          </table:table-cell>
          <table:table-cell office:value-type="string" calcext:value-type="string">
            <text:p>Chaque image applet porteuse d'information (balise applet), qui nécessite une description détaillée, vérifie-t-elle une de ces conditions ? Il existe un attribut alt contenant la référence à une description détaillée adjacente à l'image Il existe entre &lt;applet&gt; et &lt;/applet&gt; une référence à une description détaillée présente dans la page Il existe un lien adjacent (via une url ou une ancre) permettant d'accéder au contenu de la description détaillée</text:p>
          </table:table-cell>
        </table:table-row>
        <table:table-row table:style-name="ro1">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4</text:p>
          </table:table-cell>
          <table:table-cell office:value-type="string" calcext:value-type="string">
            <text:p>Chaque image embarquée porteuse d'information (balise embed), qui nécessite une description détaillée, vérifie-t-elle une de ces conditions ? Il existe entre &lt;noembed&gt; et &lt;/noembed&gt; une référence à une description détaillée présente dans la page Il existe un lien adjacent (via une url ou une ancre) permettant d'accéder au contenu de la description détaillée</text:p>
          </table:table-cell>
        </table:table-row>
        <table:table-row table:style-name="ro1">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 élément desc contenant une référence à une description détaillée adjacente à l'image vectorielle Il existe un élément desc contenant la description détaillé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5</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row>
        <table:table-row table:style-name="ro3">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 élément desc, cette référence est-elle correctement restituée par les technologies d'assistance ?</text:p>
          </table:table-cell>
          <table:table-cell table:number-columns-repeated="3"/>
        </table:table-row>
        <table:table-row table:style-name="ro1">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table:number-columns-repeated="3"/>
        </table:table-row>
        <table:table-row table:style-name="ro3">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table:number-columns-repeated="3"/>
        </table:table-row>
        <table:table-row table:style-name="ro1">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row>
        <table:table-row table:style-name="ro3">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false</text:p>
          </table:table-cell>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présente dans la page et signalée entre &lt;object&gt; et &lt;/object&gt;, est pertinente La description détaillée via un lien adjacent est pertinente</text:p>
          </table:table-cell>
        </table:table-row>
        <table:table-row table:style-name="ro3">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false</text:p>
          </table:table-cell>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présente dans la page et signalée entre &lt;noembed&gt; et &lt;/noembed&gt; est pertinente La description détaillée via un lien adjacent est pertinente</text:p>
          </table:table-cell>
        </table:table-row>
        <table:table-row table:style-name="ro1">
          <table:table-cell table:style-name="ce1" office:value-type="string" calcext:value-type="string">
            <text:p>01.07.4</text:p>
          </table:table-cell>
          <table:table-cell office:value-type="string" calcext:value-type="string">
            <text:p>image vectorielle (balise svg) ayant une description détaillée vérifie-t-elle une de ces conditions ? La description détaillée adjacente à l'image vectorielle est pertinente La description détaillée contenu dans l'élément desc est pertinente La description détaillée via un lien adjacent est pertinente</text:p>
          </table:table-cell>
          <table:table-cell office:value-type="string" calcext:value-type="string">
            <text:p>false</text:p>
          </table:table-cell>
          <table:table-cell table:style-name="ce1" office:value-type="string" calcext:value-type="string">
            <text:p>01.07.4</text:p>
          </table:table-cell>
          <table:table-cell office:value-type="string" calcext:value-type="string">
            <text:p>Chaque image applet (balise applet) ayant une description détaillée vérifie-t-elle une de ces conditions ? La description détaillée présente dans la page et signalée entre &lt;applet&gt; et &lt;/applet&gt; est pertinente La description détaillée présente dans la page et signalée dans l'attribut alt est pertinente La description détaillée accessible via un lien adjacent est pertinente</text:p>
          </table:table-cell>
        </table:table-row>
        <table:table-row table:style-name="ro3">
          <table:table-cell table:style-name="ce1" office:value-type="string" calcext:value-type="string">
            <text:p>01.07.5</text:p>
          </table:table-cell>
          <table:table-cell office:value-type="string" calcext:value-type="string">
            <text:p>Pour chaque image vectorielle (balise svg) ayant une description détaillée implémentée via desc, cette description détaillée est-elle correctement restituée par les technologies d'assistance ?</text:p>
          </table:table-cell>
          <table:table-cell table:number-columns-repeated="3"/>
        </table:table-row>
        <table:table-row table:style-name="ro3">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table:number-columns-repeated="3"/>
        </table:table-row>
        <table:table-row table:style-name="ro3">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table:number-columns-repeated="3"/>
        </table:table-row>
        <table:table-row table:style-name="ro3">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4</text:p>
          </table:table-cell>
          <table:table-cell office:value-type="string" calcext:value-type="string">
            <text:p>Chaque image texte applet (balise applet),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5</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6</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row>
        <table:table-row table:style-name="ro2">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row>
        <table:table-row table:style-name="ro3">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row>
        <table:table-row table:style-name="ro3">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row>
        <table:table-row table:style-name="ro2">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4</text:p>
          </table:table-cell>
          <table:table-cell office:value-type="string" calcext:value-type="string">
            <text:p>Chaque image texte applet (balise applet) doit si possible être remplacée par du texte stylé. Cette règle est-elle respectée (hors cas particuliers) ?</text:p>
          </table:table-cell>
        </table:table-row>
        <table:table-row table:style-name="ro2">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5</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row>
        <table:table-row table:style-name="ro3">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6</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row>
        <table:table-row table:style-name="ro1">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table:number-columns-repeated="3"/>
        </table:table-row>
        <table:table-row table:style-name="ro3">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 élément figure L'élément figure possède un attribut role="group"</text:p>
          </table:table-cell>
          <table:table-cell table:number-columns-repeated="3"/>
        </table:table-row>
        <table:table-row table:style-name="ro1">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table:number-columns-repeated="3"/>
        </table:table-row>
        <table:table-row table:style-name="ro1">
          <table:table-cell table:style-name="ce1" office:value-type="string" calcext:value-type="string">
            <text:p>01.10.4</text:p>
          </table:table-cell>
          <table:table-cell office:value-type="string" calcext:value-type="string">
            <text:p>Chaque image vectorielle légendée (balise svg associée à une légende adjacente) vérifie-telle, si nécessaire, ces conditions ? L'image (balise svg) et sa légende sont contenues dans un élément figure L'élément figure possède un attribut role="group" Le contenu de l'attribut aria-label ou de l'élément desc de l'image vectorielle contient une référence à la légende adjacente L'attribut title de l'image vectorielle (balise svg) s'il est présent, est strictement identique au contenu de l'attribut aria-label ou de l'élément desc utilisé comme alternative.</text:p>
          </table:table-cell>
          <table:table-cell table:number-columns-repeated="3"/>
        </table:table-row>
        <table:table-row table:style-name="ro3">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 élément figure L'élément figure possède un attribut role="group" Le contenu entre &lt;canvas&gt; et &lt;/canvas&gt; de l'image bitmap contient une référence à la légende adjacente</text:p>
          </table:table-cell>
          <table:table-cell table:number-columns-repeated="3"/>
        </table:table-row>
        <table:table-row table:style-name="ro2">
          <table:table-cell table:style-name="ce1" office:value-type="string" calcext:value-type="string">
            <text:p>02.01.1</text:p>
          </table:table-cell>
          <table:table-cell office:value-type="string" calcext:value-type="string">
            <text:p>Chaque cadre (balise iframe) a-t-il un attribut title ?</text:p>
          </table:table-cell>
          <table:table-cell office:value-type="string" calcext:value-type="string">
            <text:p>false</text:p>
          </table:table-cell>
          <table:table-cell table:style-name="ce1" office:value-type="string" calcext:value-type="string">
            <text:p>02.01.1</text:p>
          </table:table-cell>
          <table:table-cell office:value-type="string" calcext:value-type="string">
            <text:p>Chaque cadre (balise frame) a-t-il un attribut title ?</text:p>
          </table:table-cell>
        </table:table-row>
        <table:table-row table:style-name="ro2">
          <table:table-cell table:number-columns-repeated="3"/>
          <table:table-cell table:style-name="ce1" office:value-type="string" calcext:value-type="string">
            <text:p>02.01.2</text:p>
          </table:table-cell>
          <table:table-cell office:value-type="string" calcext:value-type="string">
            <text:p>Chaque cadre en ligne (balise iframe) a-t-il un attribut title ?</text:p>
          </table:table-cell>
        </table:table-row>
        <table:table-row table:style-name="ro2">
          <table:table-cell table:style-name="ce1" office:value-type="string" calcext:value-type="string">
            <text:p>02.02.1</text:p>
          </table:table-cell>
          <table:table-cell office:value-type="string" calcext:value-type="string">
            <text:p>Pour chaque cadre (balise iframe) ayant un attribut title, le contenu de cet attribut est-il pertinent ?</text:p>
          </table:table-cell>
          <table:table-cell office:value-type="string" calcext:value-type="string">
            <text:p>false</text:p>
          </table:table-cell>
          <table:table-cell table:style-name="ce1" office:value-type="string" calcext:value-type="string">
            <text:p>02.02.1</text:p>
          </table:table-cell>
          <table:table-cell office:value-type="string" calcext:value-type="string">
            <text:p>Pour chaque cadre (balise frame) ayant un attribut title, le contenu de cet attribut est-il pertinent ?</text:p>
          </table:table-cell>
        </table:table-row>
        <table:table-row table:style-name="ro2">
          <table:table-cell table:number-columns-repeated="3"/>
          <table:table-cell table:style-name="ce1" office:value-type="string" calcext:value-type="string">
            <text:p>02.02.2</text:p>
          </table:table-cell>
          <table:table-cell office:value-type="string" calcext:value-type="string">
            <text:p>Pour chaque cadre en ligne (balise iframe) ayant un attribut title, le contenu de cet attribut est-il pertinent ?</text:p>
          </table:table-cell>
        </table:table-row>
        <table:table-row table:style-name="ro3">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row>
        <table:table-row table:style-name="ro2">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row>
        <table:table-row table:style-name="ro2">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row>
        <table:table-row table:style-name="ro2">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row>
        <table:table-row table:style-name="ro2">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row>
        <table:table-row table:style-name="ro2">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row>
        <table:table-row table:style-name="ro3">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row>
        <table:table-row table:style-name="ro3">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row>
        <table:table-row table:style-name="ro2">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row>
        <table:table-row table:style-name="ro3">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false</text:p>
          </table:table-cell>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row>
        <table:table-row table:style-name="ro2">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row>
        <table:table-row table:style-name="ro3">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row>
        <table:table-row table:style-name="ro1">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row>
        <table:table-row table:style-name="ro1">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row>
        <table:table-row table:style-name="ro1">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row>
        <table:table-row table:style-name="ro3">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row>
        <table:table-row table:style-name="ro1">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row>
        <table:table-row table:style-name="ro3">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row>
        <table:table-row table:style-name="ro1">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row>
        <table:table-row table:style-name="ro1">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row>
        <table:table-row table:style-name="ro3">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row>
        <table:table-row table:style-name="ro4">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false</text:p>
          </table:table-cell>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row>
        <table:table-row table:style-name="ro1">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false</text:p>
          </table:table-cell>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row>
        <table:table-row table:style-name="ro1">
          <table:table-cell table:number-columns-repeated="3"/>
          <table:table-cell table:style-name="ce1" office:value-type="string" calcext:value-type="string">
            <text:p>04.01.4</text:p>
          </table:table-cell>
          <table:table-cell office:value-type="string" calcext:value-type="string">
            <text:p>Chaque média temporel pré-enregistré,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row>
        <table:table-row table:style-name="ro2">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row>
        <table:table-row table:style-name="ro3">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row>
        <table:table-row table:style-name="ro3">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row>
        <table:table-row table:style-name="ro3">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row>
        <table:table-row table:style-name="ro2">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 élément track, l'élément track possède-t-il un attribut kind="captions"</text:p>
          </table:table-cell>
          <table:table-cell table:number-columns-repeated="3"/>
        </table:table-row>
        <table:table-row table:style-name="ro2">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row>
        <table:table-row table:style-name="ro1">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row>
        <table:table-row table:style-name="ro1">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row>
        <table:table-row table:style-name="ro1">
          <table:table-cell table:number-columns-repeated="3"/>
          <table:table-cell table:style-name="ce1" office:value-type="string" calcext:value-type="string">
            <text:p>04.05.3</text:p>
          </table:table-cell>
          <table:table-cell office:value-type="string" calcext:value-type="string">
            <text:p>Chaque média temporel synchronisé ou seulement audi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row>
        <table:table-row table:style-name="ro3">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row>
        <table:table-row table:style-name="ro3">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row>
        <table:table-row table:style-name="ro3">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row>
        <table:table-row table:style-name="ro3">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row>
        <table:table-row table:style-name="ro2">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row>
        <table:table-row table:style-name="ro2">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row>
        <table:table-row table:style-name="ro2">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row>
        <table:table-row table:style-name="ro2">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row>
        <table:table-row table:style-name="ro2">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row>
        <table:table-row table:style-name="ro2">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row>
        <table:table-row table:style-name="ro3">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row>
        <table:table-row table:style-name="ro3">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row>
        <table:table-row table:style-name="ro2">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row>
        <table:table-row table:style-name="ro2">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row>
        <table:table-row table:style-name="ro3">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row>
        <table:table-row table:style-name="ro3">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row>
        <table:table-row table:style-name="ro1">
          <table:table-cell table:number-columns-repeated="3"/>
          <table:table-cell office:value-type="string" calcext:value-type="string">
            <text:p>04.13.3</text:p>
          </table:table-cell>
          <table:table-cell office:value-type="string" calcext:value-type="string">
            <text:p>Chaque média temporel synchronisé ou seulement vidé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row>
        <table:table-row table:style-name="ro2">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row>
        <table:table-row table:style-name="ro2">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row>
        <table:table-row table:style-name="ro1">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1</text:p>
          </table:table-cell>
          <table:table-cell office:value-type="string" calcext:value-type="string">
            <text:p>Chaque média temporel seulement son, seulement vidéo ou synchronisé,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row>
        <table:table-row table:style-name="ro1">
          <table:table-cell office:value-type="string" calcext:value-type="string">
            <text:p>04.15.2</text:p>
          </table:table-cell>
          <table:table-cell office:value-type="string" calcext:value-type="string">
            <text:p>Pour chaque média temporel seulement son en direct, seulement vidéo en direct ou synchronisé en direct,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2</text:p>
          </table:table-cell>
          <table:table-cell office:value-type="string" calcext:value-type="string">
            <text:p>Chaque média temporel seulement son en direct, seulement vidéo en direct ou synchronisé en direct,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row>
        <table:table-row table:style-name="ro1">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false</text:p>
          </table:table-cell>
          <table:table-cell office:value-type="string" calcext:value-type="string">
            <text:p>04.16.1</text:p>
          </table:table-cell>
          <table:table-cell office:value-type="string" calcext:value-type="string">
            <text:p>Chaque média non temporel vérifie-t-il une de ces conditions (hors cas particuliers) ? La balise object contient une alternative La balise applet contient une alternative La balise noembed contient une alternative Un lien adjacent, clairement identifiable, contient l'adresse (url) d'une page contenant une alternative Un lien adjacent, clairement identifiable, permet d'accéder à une alternative dans la page</text:p>
          </table:table-cell>
        </table:table-row>
        <table:table-row table:style-name="ro3">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row>
        <table:table-row table:style-name="ro1">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false</text:p>
          </table:table-cell>
          <table:table-cell office:value-type="string" calcext:value-type="string">
            <text:p>04.17.1</text:p>
          </table:table-cell>
          <table:table-cell office:value-type="string" calcext:value-type="string">
            <text:p>Chaque média non temporel ayant une alternative vérifie-t-il une des ces conditions ? Le contenu de la balise object permet d'accéder au même contenu et à des fonctionnalités similaires Le contenu de la balise applet permet d'accéder au même contenu et à des fonctionnalités similaires Le contenu de la balise noembed permet d'accéder au même contenu et à des fonctionnalités similaires Le contenu de l'alternative indiqué via un un lien adjacent permet d'accéder au même contenu et à des fonctionnalités similaires</text:p>
          </table:table-cell>
        </table:table-row>
        <table:table-row table:style-name="ro1">
          <table:table-cell office:value-type="string" calcext:value-type="string">
            <text:p>04.18.1</text:p>
          </table:table-cell>
          <table:table-cell office:value-type="string" calcext:value-type="string">
            <text:p>Chaque séquence sonore déclenchée automatiquement via une balise object,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cell office:value-type="string" calcext:value-type="string">
            <text:p>04.18.1</text:p>
          </table:table-cell>
          <table:table-cell office:value-type="string" calcext:value-type="string">
            <text:p>Chaque séquence sonore déclenchée automatiquement via une balise object, applet,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row>
        <table:table-row table:style-name="ro1">
          <table:table-cell office:value-type="string" calcext:value-type="string">
            <text:p>04.19.1</text:p>
          </table:table-cell>
          <table:table-cell office:value-type="string" calcext:value-type="string">
            <text:p>Chaque média temporel audio pré-enregistré et diffusé via une balise Object,vidé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cell office:value-type="string" calcext:value-type="string">
            <text:p>04.19.1</text:p>
          </table:table-cell>
          <table:table-cell office:value-type="string" calcext:value-type="string">
            <text:p>Chaque média temporel audio pré-enregistré et diffusé via une balise Object, Applet,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row>
        <table:table-row table:style-name="ro2">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row>
        <table:table-row table:style-name="ro2">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row>
        <table:table-row table:style-name="ro2">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row>
        <table:table-row table:style-name="ro2">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row>
        <table:table-row table:style-name="ro2">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row>
        <table:table-row table:style-name="ro1">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row>
        <table:table-row table:style-name="ro2">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false</text:p>
          </table:table-cell>
          <table:table-cell table:style-name="ce1" office:value-type="string" calcext:value-type="string">
            <text:p>05.01.1</text:p>
          </table:table-cell>
          <table:table-cell office:value-type="string" calcext:value-type="string">
            <text:p>Chaque tableau de données (balise table) a-t-il un attribut summary ?</text:p>
          </table:table-cell>
        </table:table-row>
        <table:table-row table:style-name="ro2">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false</text:p>
          </table:table-cell>
          <table:table-cell table:style-name="ce1" office:value-type="string" calcext:value-type="string">
            <text:p>05.02.1</text:p>
          </table:table-cell>
          <table:table-cell office:value-type="string" calcext:value-type="string">
            <text:p>Pour chaque tableau de données (balise table) ayant un attribut summary, le contenu de cet attribut est-il pertinent ?</text:p>
          </table:table-cell>
        </table:table-row>
        <table:table-row table:style-name="ro2">
          <table:table-cell table:number-columns-repeated="2"/>
          <table:table-cell office:value-type="string" calcext:value-type="string">
            <text:p>false</text:p>
          </table:table-cell>
          <table:table-cell table:style-name="ce1" office:value-type="string" calcext:value-type="string">
            <text:p>05.02.2</text:p>
          </table:table-cell>
          <table:table-cell office:value-type="string" calcext:value-type="string">
            <text:p>Pour chaque tableau de mise en forme (balise table) ayant un attribut summary, le contenu de cet attribut est-il vide (summary="") ?</text:p>
          </table:table-cell>
        </table:table-row>
        <table:table-row table:style-name="ro2">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false</text:p>
          </table:table-cell>
          <table:table-cell table:style-name="ce1" office:value-type="string" calcext:value-type="string">
            <text:p>05.03.1</text:p>
          </table:table-cell>
          <table:table-cell office:value-type="string" calcext:value-type="string">
            <text:p>Pour chaque tableau de mise en forme, le contenu linéarisé reste-t-il compréhensible ?</text:p>
          </table:table-cell>
        </table:table-row>
        <table:table-row table:style-name="ro2">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row>
        <table:table-row table:style-name="ro2">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row>
        <table:table-row table:style-name="ro2">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row>
        <table:table-row table:style-name="ro2">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row>
        <table:table-row table:style-name="ro3">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row>
        <table:table-row table:style-name="ro3">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row>
        <table:table-row table:style-name="ro3">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row>
        <table:table-row table:style-name="ro3">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row>
        <table:table-row table:style-name="ro3">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row>
        <table:table-row table:style-name="ro3">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row>
        <table:table-row table:style-name="ro3">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row>
        <table:table-row table:style-name="ro3">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row>
        <table:table-row table:style-name="ro2">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row>
        <table:table-row table:style-name="ro2">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row>
        <table:table-row table:style-name="ro2">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row>
        <table:table-row table:style-name="ro2">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row>
        <table:table-row table:style-name="ro3">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row>
        <table:table-row table:style-name="ro2">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row>
        <table:table-row table:style-name="ro2">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row>
        <table:table-row table:style-name="ro2">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row>
        <table:table-row table:style-name="ro2">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row>
        <table:table-row table:style-name="ro2">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row>
        <table:table-row table:style-name="ro2">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row>
        <table:table-row table:style-name="ro2">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row>
        <table:table-row table:style-name="ro3">
          <table:table-cell table:style-name="ce1" office:value-type="string" calcext:value-type="string">
            <text:p>06.05.1</text:p>
          </table:table-cell>
          <table:table-cell office:value-type="string" calcext:value-type="string">
            <text:p>Dans chaque page Web, chaque lien (balise a), à l'exception des ancres, a-t-il un intitulé entre &lt;a&gt; et &lt;/a&gt; ?</text:p>
          </table:table-cell>
          <table:table-cell office:value-type="string" calcext:value-type="string">
            <text:p>false</text:p>
          </table:table-cell>
          <table:table-cell table:style-name="ce1" office:value-type="string" calcext:value-type="string">
            <text:p>06.05.1</text:p>
          </table:table-cell>
          <table:table-cell office:value-type="string" calcext:value-type="string">
            <text:p>Chaque image réactive côté serveur (balise img ou balise input de type image avec l'attribut ismap) vérifie-t-elle une de ces conditions ? La zone cliquable est doublée d'un lien La zone cliquable est doublée d'un formulaire de navigation</text:p>
          </table:table-cell>
        </table:table-row>
        <table:table-row table:style-name="ro1">
          <table:table-cell table:number-columns-repeated="3"/>
          <table:table-cell table:style-name="ce1" office:value-type="string" calcext:value-type="string">
            <text:p>06.05.2</text:p>
          </table:table-cell>
          <table:table-cell office:value-type="string" calcext:value-type="string">
            <text:p>Chaque image réactive côté serveur (balise img ou balise input de type image avec l'attribut ismap) vérifie-t-elle une de ces conditions ? Le lien doublant la zone cliquable permet d'accéder à la même fonction et à la même destination que la zone cliquable La soumission du formulaire permet d'accéder à la même fonction et la même destination que la zone cliquable.</text:p>
          </table:table-cell>
        </table:table-row>
        <table:table-row table:style-name="ro1">
          <table:table-cell table:number-columns-repeated="3"/>
          <table:table-cell table:style-name="ce1" office:value-type="string" calcext:value-type="string">
            <text:p>06.05.3</text:p>
          </table:table-cell>
          <table:table-cell office:value-type="string" calcext:value-type="string">
            <text:p>Chaque image réactive côté serveur (balise img ou balise input de type image avec l'attribut ismap) vérifie-t-elle une de ces conditions ? L'image réactive est immédiatement suivie, dans le code source, de la liste des liens doublant les zones cliquables L'image réactive est immédiatement suivie, dans le code source, d'un formulaire de navigation doublant les zones cliquables</text:p>
          </table:table-cell>
        </table:table-row>
        <table:table-row table:style-name="ro2">
          <table:table-cell table:number-columns-repeated="3"/>
          <table:table-cell table:style-name="ce1" office:value-type="string" calcext:value-type="string">
            <text:p>06.06.1</text:p>
          </table:table-cell>
          <table:table-cell office:value-type="string" calcext:value-type="string">
            <text:p>Dans chaque page Web, chaque lien (balise a), à l'exception des ancres nommées, a-t-il un intitulé entre &lt;a&gt; et &lt;/a&gt; ?</text:p>
          </table:table-cell>
        </table:table-row>
        <table:table-row table:style-name="ro1">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false</text:p>
          </table:table-cell>
          <table:table-cell table:style-name="ce1" office:value-type="string" calcext:value-type="string">
            <text:p>07.01.1</text:p>
          </table:table-cell>
          <table:table-cell office:value-type="string" calcext:value-type="string">
            <text:p>Chaque script vérifie-t-il, si nécessaire, une de ces conditions (hors cas particuliers) ? Une alternative existe entre &lt;noscript&gt; et &lt;/noscript&gt; Une alternative existe directement dans la page lorsque javascript est désactivé Un lien permet d'accéder à une version alternative de la page Une alternative existe via un langage de script côté serveur</text:p>
          </table:table-cell>
        </table:table-row>
        <table:table-row table:style-name="ro2">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false</text:p>
          </table:table-cell>
          <table:table-cell table:style-name="ce1" office:value-type="string" calcext:value-type="string">
            <text:p>07.01.2</text:p>
          </table:table-cell>
          <table:table-cell office:value-type="string" calcext:value-type="string">
            <text:p>Chaque script déclenchant l'ouverture d'une nouvelle fenêtre a-t-il une alternative ?</text:p>
          </table:table-cell>
        </table:table-row>
        <table:table-row table:style-name="ro1">
          <table:table-cell table:style-name="ce1" office:value-type="string" calcext:value-type="string">
            <text:p>07.01.3</text:p>
          </table:table-cell>
          <table:table-cell office:value-type="string" calcext:value-type="string">
            <text:p>Chaque script qui génère ou contrôle un composant d'interface via des rôles, des états ou des propriétés définis par l'API ARIA vérifie-t-il, si possible, une de ces conditions ? Le composant d'interface est conforme au motif de conception défini par l'API ARIA Un composant d'interface présent sur la page, permettant d'accéder aux mêmes fonctionnalités, est conforme au motif de conception défini par l'API ARIA Une alternative accessible permet d'accéder aux mêmes fonctionnalités.</text:p>
          </table:table-cell>
          <table:table-cell table:number-columns-repeated="3"/>
        </table:table-row>
        <table:table-row table:style-name="ro2">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table:number-columns-repeated="3"/>
        </table:table-row>
        <table:table-row table:style-name="ro2">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table:number-columns-repeated="3"/>
        </table:table-row>
        <table:table-row table:style-name="ro3">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table:number-columns-repeated="3"/>
        </table:table-row>
        <table:table-row table:style-name="ro1">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row>
        <table:table-row table:style-name="ro3">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row>
        <table:table-row table:style-name="ro3">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row>
        <table:table-row table:style-name="ro3">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row>
        <table:table-row table:style-name="ro2">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row>
        <table:table-row table:style-name="ro4">
          <table:table-cell table:style-name="ce1"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table:table-cell table:style-name="ce1"/>
          <table:table-cell/>
        </table:table-row>
        <table:table-row table:style-name="ro1">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office:value-type="string" calcext:value-type="string">
            <text:p>false</text:p>
          </table:table-cell>
          <table:table-cell table:style-name="ce1" office:value-type="string" calcext:value-type="string">
            <text:p>07.04.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row>
        <table:table-row table:style-name="ro3">
          <table:table-cell table:number-columns-repeated="3"/>
          <table:table-cell table:style-name="ce1" office:value-type="string" calcext:value-type="string">
            <text:p>07.04.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row>
        <table:table-row table:style-name="ro3">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false</text:p>
          </table:table-cell>
          <table:table-cell table:style-name="ce1" office:value-type="string" calcext:value-type="string">
            <text:p>07.05.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row>
        <table:table-row table:style-name="ro2">
          <table:table-cell table:number-columns-repeated="3"/>
          <table:table-cell table:style-name="ce1" office:value-type="string" calcext:value-type="string">
            <text:p>07.06.1</text:p>
          </table:table-cell>
          <table:table-cell office:value-type="string" calcext:value-type="string">
            <text:p>Chaque script qui provoque une alerte non sollicitée est-il contrôlable par l'utilisateur (hors cas particuliers) ?</text:p>
          </table:table-cell>
        </table:table-row>
        <table:table-row table:style-name="ro2">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1" office:value-type="string" calcext:value-type="string">
            <text:p>08.01.1</text:p>
          </table:table-cell>
          <table:table-cell office:value-type="string" calcext:value-type="string">
            <text:p>Pour chaque page Web, le type de document (balise doctype) est-il présent ?</text:p>
          </table:table-cell>
        </table:table-row>
        <table:table-row table:style-name="ro2">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1" office:value-type="string" calcext:value-type="string">
            <text:p>08.01.2</text:p>
          </table:table-cell>
          <table:table-cell office:value-type="string" calcext:value-type="string">
            <text:p>Pour chaque page Web, le type de document (balise doctype) est-il valide ?</text:p>
          </table:table-cell>
        </table:table-row>
        <table:table-row table:style-name="ro2">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row>
        <table:table-row table:style-name="ro3">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row>
        <table:table-row table:style-name="ro2">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false</text:p>
          </table:table-cell>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text:p>
          </table:table-cell>
        </table:table-row>
        <table:table-row table:style-name="ro3">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row>
        <table:table-row table:style-name="ro2">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row>
        <table:table-row table:style-name="ro2">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1" office:value-type="string" calcext:value-type="string">
            <text:p>08.05.1</text:p>
          </table:table-cell>
          <table:table-cell office:value-type="string" calcext:value-type="string">
            <text:p>Chaque page Web a-t-elle un titre de page (balise title) ?</text:p>
          </table:table-cell>
        </table:table-row>
        <table:table-row table:style-name="ro2">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row>
        <table:table-row table:style-name="ro3">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row>
        <table:table-row table:style-name="ro2">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row>
        <table:table-row table:style-name="ro2">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row>
        <table:table-row table:style-name="ro2">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row>
        <table:table-row table:style-name="ro3">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office:value-type="string" calcext:value-type="string">
            <text:p>false</text:p>
          </table:table-cell>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row>
        <table:table-row table:style-name="ro2">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false</text:p>
          </table:table-cell>
          <table:table-cell table:style-name="ce1" office:value-type="string" calcext:value-type="string">
            <text:p>09.01.1</text:p>
          </table:table-cell>
          <table:table-cell office:value-type="string" calcext:value-type="string">
            <text:p>Dans chaque page Web, y a-t-il un titre de niveau 1 (balise h1) ?</text:p>
          </table:table-cell>
        </table:table-row>
        <table:table-row table:style-name="ro2">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false</text:p>
          </table:table-cell>
          <table:table-cell table:style-name="ce1" office:value-type="string" calcext:value-type="string">
            <text:p>09.01.2</text:p>
          </table:table-cell>
          <table:table-cell office:value-type="string" calcext:value-type="string">
            <text:p>Dans chaque page Web, la hiérarchie entre les titres (balises h) est-elle pertinente ?</text:p>
          </table:table-cell>
        </table:table-row>
        <table:table-row table:style-name="ro2">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false</text:p>
          </table:table-cell>
          <table:table-cell table:style-name="ce1" office:value-type="string" calcext:value-type="string">
            <text:p>09.01.3</text:p>
          </table:table-cell>
          <table:table-cell office:value-type="string" calcext:value-type="string">
            <text:p>Dans chaque page Web, chaque titre (balise h) nécessaire à la structure de l'information est-il présent ?</text:p>
          </table:table-cell>
        </table:table-row>
        <table:table-row table:style-name="ro2">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false</text:p>
          </table:table-cell>
          <table:table-cell table:style-name="ce1" office:value-type="string" calcext:value-type="string">
            <text:p>09.01.4</text:p>
          </table:table-cell>
          <table:table-cell office:value-type="string" calcext:value-type="string">
            <text:p>Dans chaque page Web, chaque titre (balise h) est-il pertinent ?</text:p>
          </table:table-cell>
        </table:table-row>
        <table:table-row table:style-name="ro1">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false</text:p>
          </table:table-cell>
          <table:table-cell table:style-name="ce1" office:value-type="string" calcext:value-type="string">
            <text:p>09.02.1</text:p>
          </table:table-cell>
          <table:table-cell office:value-type="string" calcext:value-type="string">
            <text:p>Dans chaque page Web, les informations regroupées sous forme de listes non ordonnées utilisent-elles les balises ul et li ?</text:p>
          </table:table-cell>
        </table:table-row>
        <table:table-row table:style-name="ro2">
          <table:table-cell table:style-name="ce1"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false</text:p>
          </table:table-cell>
          <table:table-cell table:style-name="ce1" office:value-type="string" calcext:value-type="string">
            <text:p>09.02.2</text:p>
          </table:table-cell>
          <table:table-cell office:value-type="string" calcext:value-type="string">
            <text:p>Dans chaque page Web, les informations regroupées sous forme de listes ordonnées utilisent-elles les balises ol et li ?</text:p>
          </table:table-cell>
        </table:table-row>
        <table:table-row table:style-name="ro2">
          <table:table-cell table:number-columns-repeated="3"/>
          <table:table-cell table:style-name="ce1" office:value-type="string" calcext:value-type="string">
            <text:p>09.02.3</text:p>
          </table:table-cell>
          <table:table-cell office:value-type="string" calcext:value-type="string">
            <text:p>Dans chaque page Web, les informations regroupées sous forme de listes de définitions utilisent-elles les balises dl et dt/dd ?</text:p>
          </table:table-cell>
        </table:table-row>
        <table:table-row table:style-name="ro4">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false</text:p>
          </table:table-cell>
          <table:table-cell table:style-name="ce1" office:value-type="string" calcext:value-type="string">
            <text:p>09.03.1</text:p>
          </table:table-cell>
          <table:table-cell office:value-type="string" calcext:value-type="string">
            <text:p>Dans chaque page Web, la première occurrence de chaque acronyme vérifie-t-elle une de ces conditions ? L'acronyme est accompagné de sa signification sous forme d'un texte adjacent L'acronyme est implémenté via un lien référençant une page ou un emplacement dans la page qui permet d'en connaître la signification L'acronyme fait partie d'un lien possédant un attribut title qui permet d'en connaître la signification La signification de l'acronyme est présente dans un glossaire présent sur le site L'acronyme est implémenté via une balise acronym possédant un title qui permet d'en connaître la signification</text:p>
          </table:table-cell>
        </table:table-row>
        <table:table-row table:style-name="ro4">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false</text:p>
          </table:table-cell>
          <table:table-cell table:style-name="ce1" office:value-type="string" calcext:value-type="string">
            <text:p>09.03.2</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row>
        <table:table-row table:style-name="ro2">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table:number-columns-repeated="3"/>
        </table:table-row>
        <table:table-row table:style-name="ro4">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office:value-type="string" calcext:value-type="string">
            <text:p>false</text:p>
          </table:table-cell>
          <table:table-cell table:style-name="ce1" office:value-type="string" calcext:value-type="string">
            <text:p>09.04.1</text:p>
          </table:table-cell>
          <table:table-cell office:value-type="string" calcext:value-type="string">
            <text:p>Dans chaque page Web, la signification de chaque acronyme est-elle pertinente ?</text:p>
          </table:table-cell>
        </table:table-row>
        <table:table-row table:style-name="ro2">
          <table:table-cell table:number-columns-repeated="3"/>
          <table:table-cell table:style-name="ce1" office:value-type="string" calcext:value-type="string">
            <text:p>09.04.2</text:p>
          </table:table-cell>
          <table:table-cell office:value-type="string" calcext:value-type="string">
            <text:p>Dans chaque page Web, la signification de chaque abréviation est-elle pertinente ?</text:p>
          </table:table-cell>
        </table:table-row>
        <table:table-row table:style-name="ro2">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false</text:p>
          </table:table-cell>
          <table:table-cell table:style-name="ce1" office:value-type="string" calcext:value-type="string">
            <text:p>09.05.1</text:p>
          </table:table-cell>
          <table:table-cell office:value-type="string" calcext:value-type="string">
            <text:p>Dans chaque page Web, chaque citation courte utilise-t-elle une balise q ?</text:p>
          </table:table-cell>
        </table:table-row>
        <table:table-row table:style-name="ro2">
          <table:table-cell table:number-columns-repeated="3"/>
          <table:table-cell table:style-name="ce1" office:value-type="string" calcext:value-type="string">
            <text:p>09.05.2</text:p>
          </table:table-cell>
          <table:table-cell office:value-type="string" calcext:value-type="string">
            <text:p>Dans chaque page Web, chaque bloc de citation utilise-t-il une balise blockquote ?</text:p>
          </table:table-cell>
        </table:table-row>
        <table:table-row table:style-name="ro2">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table:number-columns-repeated="3"/>
        </table:table-row>
        <table:table-row table:style-name="ro2">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table:number-columns-repeated="3"/>
        </table:table-row>
        <table:table-row table:style-name="ro2">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row>
        <table:table-row table:style-name="ro2">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row>
        <table:table-row table:style-name="ro3">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row>
        <table:table-row table:style-name="ro2">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row>
        <table:table-row table:style-name="ro2">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cell office:value-type="string" calcext:value-type="string">
            <text:p>false</text:p>
          </table:table-cell>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row>
        <table:table-row table:style-name="ro2">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cell office:value-type="string" calcext:value-type="string">
            <text:p>false</text:p>
          </table:table-cell>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row>
        <table:table-row table:style-name="ro2">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row>
        <table:table-row table:style-name="ro3">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row>
        <table:table-row table:style-name="ro2">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row>
        <table:table-row table:style-name="ro2">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row>
        <table:table-row table:style-name="ro3">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row>
        <table:table-row table:style-name="ro3">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row>
        <table:table-row table:style-name="ro3">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row>
        <table:table-row table:style-name="ro3">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row>
        <table:table-row table:style-name="ro3">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row>
        <table:table-row table:style-name="ro2">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row>
        <table:table-row table:style-name="ro3">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row>
        <table:table-row table:style-name="ro2">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office:value-type="string" calcext:value-type="string">
            <text:p>false</text:p>
          </table:table-cell>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row>
        <table:table-row table:style-name="ro2">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office:value-type="string" calcext:value-type="string">
            <text:p>false</text:p>
          </table:table-cell>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row>
        <table:table-row table:style-name="ro2">
          <table:table-cell table:style-name="ce1" office:value-type="string" calcext:value-type="string">
            <text:p>10.08.3</text:p>
          </table:table-cell>
          <table:table-cell office:value-type="string" calcext:value-type="string">
            <text:p>Pour chaque bloc de texte contenu dans un élément object, ou embed, la couleur de fond est-elle contrôlable par l'utilisateur ?</text:p>
          </table:table-cell>
          <table:table-cell office:value-type="string" calcext:value-type="string">
            <text:p>false</text:p>
          </table:table-cell>
          <table:table-cell table:style-name="ce1" office:value-type="string" calcext:value-type="string">
            <text:p>10.08.3</text:p>
          </table:table-cell>
          <table:table-cell office:value-type="string" calcext:value-type="string">
            <text:p>Pour chaque bloc de texte contenu dans un élément object, applet ou embed, la couleur de fond est-elle contrôlable par l'utilisateur ?</text:p>
          </table:table-cell>
        </table:table-row>
        <table:table-row table:style-name="ro2">
          <table:table-cell table:style-name="ce1" office:value-type="string" calcext:value-type="string">
            <text:p>10.08.4</text:p>
          </table:table-cell>
          <table:table-cell office:value-type="string" calcext:value-type="string">
            <text:p>Pour chaque bloc de texte contenu dans un élément object, ou embed, la couleur de police est-elle contrôlable par l'utilisateur ?</text:p>
          </table:table-cell>
          <table:table-cell office:value-type="string" calcext:value-type="string">
            <text:p>false</text:p>
          </table:table-cell>
          <table:table-cell table:style-name="ce1" office:value-type="string" calcext:value-type="string">
            <text:p>10.08.4</text:p>
          </table:table-cell>
          <table:table-cell office:value-type="string" calcext:value-type="string">
            <text:p>Pour chaque bloc de texte contenu dans un élément object, applet ou embed, la couleur de police est-elle contrôlable par l'utilisateur ?</text:p>
          </table:table-cell>
        </table:table-row>
        <table:table-row table:style-name="ro2">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false</text:p>
          </table:table-cell>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row>
        <table:table-row table:style-name="ro1">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row>
        <table:table-row table:style-name="ro3">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row>
        <table:table-row table:style-name="ro3">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row>
        <table:table-row table:style-name="ro3">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row>
        <table:table-row table:style-name="ro3">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row>
        <table:table-row table:style-name="ro3">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table:number-columns-repeated="3"/>
        </table:table-row>
        <table:table-row table:style-name="ro3">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a valeur de l'attribut hidden est cohérente avec l'état visible ou caché du texte</text:p>
          </table:table-cell>
          <table:table-cell table:number-columns-repeated="3"/>
        </table:table-row>
        <table:table-row table:style-name="ro3">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row>
        <table:table-row table:style-name="ro3">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row>
        <table:table-row table:style-name="ro2">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row>
        <table:table-row table:style-name="ro2">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row>
        <table:table-row table:style-name="ro3">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row>
        <table:table-row table:style-name="ro3">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row>
        <table:table-row table:style-name="ro3">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row>
        <table:table-row table:style-name="ro3">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row>
        <table:table-row table:style-name="ro3">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false</text:p>
          </table:table-cell>
          <table:table-cell table:style-name="ce1" office:value-type="string" calcext:value-type="string">
            <text:p>11.01.1</text:p>
          </table:table-cell>
          <table:table-cell office:value-type="string" calcext:value-type="string">
            <text:p>Chaque champ de formulaire (balise input de type text, password, checkbox, radio, file ou balises textarea et select), vérifie-t-il une de ces conditions ? Le champ de formulaire possède un attribut title Une étiquette (balise label) est associée au champ de formulaire</text:p>
          </table:table-cell>
        </table:table-row>
        <table:table-row table:style-name="ro3">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false</text:p>
          </table:table-cell>
          <table:table-cell table:style-name="ce1" office:value-type="string" calcext:value-type="string">
            <text:p>11.01.2</text:p>
          </table:table-cell>
          <table:table-cell office:value-type="string" calcext:value-type="string">
            <text:p>Chaque champ de formulaire (balise input de type text, password, checkbox, radio, file ou balises textarea et select), associé à une étiquette (balise label), vérifie-t-il ces conditions ? Le champ de formulaire possède un attribut id La valeur de l'attribut id est unique</text:p>
          </table:table-cell>
        </table:table-row>
        <table:table-row table:style-name="ro3">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false</text:p>
          </table:table-cell>
          <table:table-cell table:style-name="ce1" office:value-type="string" calcext:value-type="string">
            <text:p>11.01.3</text:p>
          </table:table-cell>
          <table:table-cell office:value-type="string" calcext:value-type="string">
            <text:p>Chaque étiquette (balise label) associée à un champ de formulaire (balise input de type text, password, checkbox, radio, file ou balises textarea et select) vérifie-t-elle ces conditions ? La balise label possède un attribut for La valeur de l'attribut for est égale à la valeur de l'attribut id du champ de formulaire associé</text:p>
          </table:table-cell>
        </table:table-row>
        <table:table-row table:style-name="ro3">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false</text:p>
          </table:table-cell>
          <table:table-cell table:style-name="ce1" office:value-type="string" calcext:value-type="string">
            <text:p>11.02.1</text:p>
          </table:table-cell>
          <table:table-cell office:value-type="string" calcext:value-type="string">
            <text:p>Chaque étiquette (balise label) permet-elle de connaître la fonction exacte du champ de formulaire (balise input de type text, password, checkbox, radio, file ou balises textarea et select) auquel elle est associée ?</text:p>
          </table:table-cell>
        </table:table-row>
        <table:table-row table:style-name="ro3">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false</text:p>
          </table:table-cell>
          <table:table-cell table:style-name="ce1" office:value-type="string" calcext:value-type="string">
            <text:p>11.02.2</text:p>
          </table:table-cell>
          <table:table-cell office:value-type="string" calcext:value-type="string">
            <text:p>Chaque attribut title permet-il de connaître la fonction exacte du champ de formulaire (balise input de type text, password, checkbox, radio, file ou balises textarea et select) auquel il est associé ?</text:p>
          </table:table-cell>
        </table:table-row>
        <table:table-row table:style-name="ro2">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table:number-columns-repeated="3"/>
        </table:table-row>
        <table:table-row table:style-name="ro2">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table:number-columns-repeated="3"/>
        </table:table-row>
        <table:table-row table:style-name="ro2">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row>
        <table:table-row table:style-name="ro2">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row>
        <table:table-row table:style-name="ro2">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row>
        <table:table-row table:style-name="ro2">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row>
        <table:table-row table:style-name="ro2">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row>
        <table:table-row table:style-name="ro2">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row>
        <table:table-row table:style-name="ro2">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row>
        <table:table-row table:style-name="ro2">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row>
        <table:table-row table:style-name="ro2">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row>
        <table:table-row table:style-name="ro3">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false</text:p>
          </table:table-cell>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text:p>
          </table:table-cell>
        </table:table-row>
        <table:table-row table:style-name="ro3">
          <table:table-cell table:style-name="ce1" office:value-type="string" calcext:value-type="string">
            <text:p>11.09.2</text:p>
          </table:table-cell>
          <table:table-cell office:value-type="string" calcext:value-type="string">
            <text:p>&gt; 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table:number-columns-repeated="3"/>
        </table:table-row>
        <table:table-row table:style-name="ro4">
          <table:table-cell table:style-name="ce1" office:value-type="string" calcext:value-type="string">
            <text:p>11.10.1</text:p>
          </table:table-cell>
          <table:table-cell office:value-type="string" calcext:value-type="string">
            <text:p>Pour chaque formulaire, les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1</text:p>
          </table:table-cell>
          <table:table-cell office:value-type="string" calcext:value-type="string">
            <text:p>Pour chaque formulaire, les champs obligatoires sont-ils signalés de manière pertinente ?</text:p>
          </table:table-cell>
        </table:table-row>
        <table:table-row table:style-name="ro2">
          <table:table-cell table:style-name="ce1" office:value-type="string" calcext:value-type="string">
            <text:p>11.10.2</text:p>
          </table:table-cell>
          <table:table-cell office:value-type="string" calcext:value-type="string">
            <text:p>Chaque indication de champ obligatoire qui utilise la propriété ARIA aria-label doit être accompagnée d'une indication visuelle explicite, cette règle est-elle respectée ?</text:p>
          </table:table-cell>
          <table:table-cell office:value-type="string" calcext:value-type="string">
            <text:p>false</text:p>
          </table:table-cell>
          <table:table-cell table:style-name="ce1" office:value-type="string" calcext:value-type="string">
            <text:p>11.10.2</text:p>
          </table:table-cell>
          <table:table-cell office:value-type="string" calcext:value-type="string">
            <text:p>Pour chaque formulaire, les erreurs de saisie sont-elles indiquées de manière pertinente ?</text:p>
          </table:table-cell>
        </table:table-row>
        <table:table-row table:style-name="ro3">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false</text:p>
          </table:table-cell>
          <table:table-cell table:style-name="ce1" office:value-type="string" calcext:value-type="string">
            <text:p>11.10.3</text:p>
          </table:table-cell>
          <table:table-cell office:value-type="string" calcext:value-type="string">
            <text:p>Pour chaque formulaire, pour chaque champ obligatoire, le type de donnée et/ou de format est-il indiqué, si nécessaire ?</text:p>
          </table:table-cell>
        </table:table-row>
        <table:table-row table:style-name="ro1">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table:number-columns-repeated="3"/>
        </table:table-row>
        <table:table-row table:style-name="ro2">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table:number-columns-repeated="3"/>
        </table:table-row>
        <table:table-row table:style-name="ro3">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row>
        <table:table-row table:style-name="ro1">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de formulaire Le type de donnée et/ou de format est indiqué, si nécessaire, par un passage de texte avant le champ de formulaire Le type de donnée et/ou de format est indiqué, si nécessaire, par un texte lié par la propriété ARIA aria-describedby</text:p>
          </table:table-cell>
          <table:table-cell table:number-columns-repeated="3"/>
        </table:table-row>
        <table:table-row table:style-name="ro3">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row>
        <table:table-row table:style-name="ro2">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row>
        <table:table-row table:style-name="ro2">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row>
        <table:table-row table:style-name="ro1">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row>
        <table:table-row table:style-name="ro3">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row>
        <table:table-row table:style-name="ro1">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row>
        <table:table-row table:style-name="ro3">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row>
        <table:table-row table:style-name="ro1">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fals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Un assistant est disponible</text:p>
          </table:table-cell>
        </table:table-row>
        <table:table-row table:style-name="ro2">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false</text:p>
          </table:table-cell>
          <table:table-cell office:value-type="string" calcext:value-type="string">
            <text:p>11.14.2</text:p>
          </table:table-cell>
          <table:table-cell office:value-type="string" calcext:value-type="string">
            <text:p>Chaque champ de type texte vérifie-t-il, si nécessaire, l’une de ces conditions ? Un correcteur orthographique est disponible Des suggestions de saisie sont disponibles</text:p>
          </table:table-cell>
        </table:table-row>
        <table:table-row table:style-name="ro3">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row>
        <table:table-row table:style-name="ro1">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table:number-columns-repeated="3"/>
        </table:table-row>
        <table:table-row table:style-name="ro2">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table:number-columns-repeated="3"/>
        </table:table-row>
        <table:table-row table:style-name="ro3">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row>
        <table:table-row table:style-name="ro2">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row>
        <table:table-row table:style-name="ro3">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row>
        <table:table-row table:style-name="ro3">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row>
        <table:table-row table:style-name="ro3">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row>
        <table:table-row table:style-name="ro2">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row>
        <table:table-row table:style-name="ro2">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row>
        <table:table-row table:style-name="ro2">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row>
        <table:table-row table:style-name="ro2">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1" office:value-type="string" calcext:value-type="string">
            <text:p>12.04.2</text:p>
          </table:table-cell>
          <table:table-cell office:value-type="string" calcext:value-type="string">
            <text:p>Les liens du plan du site sont-ils fonctionnels ?</text:p>
          </table:table-cell>
        </table:table-row>
        <table:table-row table:style-name="ro2">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row>
        <table:table-row table:style-name="ro2">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row>
        <table:table-row table:style-name="ro2">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row>
        <table:table-row table:style-name="ro2">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row>
        <table:table-row table:style-name="ro2">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row>
        <table:table-row table:style-name="ro2">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row>
        <table:table-row table:style-name="ro2">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row>
        <table:table-row table:style-name="ro3">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row>
        <table:table-row table:style-name="ro2">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1" office:value-type="string" calcext:value-type="string">
            <text:p>12.08.1</text:p>
          </table:table-cell>
          <table:table-cell office:value-type="string" calcext:value-type="string">
            <text:p>Dans chaque page web, un fil d'Ariane est-il présent?</text:p>
          </table:table-cell>
        </table:table-row>
        <table:table-row table:style-name="ro2">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row>
        <table:table-row table:style-name="ro2">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cell office:value-type="string" calcext:value-type="string">
            <text:p>false</text:p>
          </table:table-cell>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row>
        <table:table-row table:style-name="ro1">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office:value-type="string" calcext:value-type="string">
            <text:p>false</text:p>
          </table:table-cell>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row>
        <table:table-row table:style-name="ro3">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row>
        <table:table-row table:style-name="ro1">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champ de saisie du moteur de recherche sur le site possède un rôle "search" Les rôles "banner","navigation","main","contentinfo" et "search" sont uniques dans la page.</text:p>
          </table:table-cell>
          <table:table-cell table:number-columns-repeated="3"/>
        </table:table-row>
        <table:table-row table:style-name="ro2">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row>
        <table:table-row table:style-name="ro2">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row>
        <table:table-row table:style-name="ro2">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row>
        <table:table-row table:style-name="ro3">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office:value-type="string" calcext:value-type="string">
            <text:p>false</text:p>
          </table:table-cell>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row>
        <table:table-row table:style-name="ro2">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row>
        <table:table-row table:style-name="ro2">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row>
        <table:table-row table:style-name="ro2">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row>
        <table:table-row table:style-name="ro3">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row>
        <table:table-row table:style-name="ro4">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row>
        <table:table-row table:style-name="ro2">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office:value-type="string" calcext:value-type="string">
            <text:p>false</text:p>
          </table:table-cell>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row>
        <table:table-row table:style-name="ro1">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row>
        <table:table-row table:style-name="ro1">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row>
        <table:table-row table:style-name="ro3">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false</text:p>
          </table:table-cell>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row>
        <table:table-row table:style-name="ro2">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row>
        <table:table-row table:style-name="ro2">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office:value-type="string" calcext:value-type="string">
            <text:p>false</text:p>
          </table:table-cell>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row>
        <table:table-row table:style-name="ro2">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row>
        <table:table-row table:style-name="ro2">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row>
        <table:table-row table:style-name="ro3">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row>
        <table:table-row table:style-name="ro2">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row>
        <table:table-row table:style-name="ro2">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row>
        <table:table-row table:style-name="ro2">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row>
        <table:table-row table:style-name="ro2">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row>
        <table:table-row table:style-name="ro1">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row>
        <table:table-row table:style-name="ro3">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row>
        <table:table-row table:style-name="ro1">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row>
        <table:table-row table:style-name="ro3">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false</text:p>
          </table:table-cell>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row>
        <table:table-row table:style-name="ro3">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row>
        <table:table-row table:style-name="ro3">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row>
        <table:table-row table:style-name="ro3">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row>
        <table:table-row table:style-name="ro4">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row>
        <table:table-row table:style-name="ro3">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row>
        <table:table-row table:style-name="ro3">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row>
        <table:table-row table:style-name="ro3">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row>
        <table:table-row table:style-name="ro3">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row>
        <table:table-row table:style-name="ro3">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row>
        <table:table-row table:style-name="ro2">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row>
        <table:table-row table:style-name="ro3">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row>
        <table:table-row table:style-name="ro2">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row>
        <table:table-row table:style-name="ro1">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row>
        <table:table-row table:style-name="ro1">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row>
        <table:table-row table:style-name="ro6">
          <table:table-cell table:style-name="ce10" table:formula="of:=COUNTIF([.A2:.A347]; &quot;.+&quot;)" office:value-type="float" office:value="332" calcext:value-type="float">
            <text:p>332</text:p>
          </table:table-cell>
          <table:table-cell table:number-columns-repeated="2"/>
          <table:table-cell table:style-name="ce10" table:formula="of:=COUNTIF([.D2:.D347]; &quot;.+&quot;)" office:value-type="float" office:value="305" calcext:value-type="float">
            <text:p>305</text:p>
          </table:table-cell>
          <table:table-cell/>
        </table:table-row>
        <table:table-row table:style-name="ro5" table:number-rows-repeated="1048224">
          <table:table-cell table:number-columns-repeated="5"/>
        </table:table-row>
        <table:table-row table:style-name="ro7" table:number-rows-repeated="3">
          <table:table-cell table:number-columns-repeated="5"/>
        </table:table-row>
        <table:table-row table:style-name="ro7">
          <table:table-cell table:number-columns-repeated="5"/>
        </table:table-row>
      </table:table>
      <table:table table:name="Feuille1" table:style-name="ta1" table:print="false">
        <office:forms form:automatic-focus="false" form:apply-design-mode="false"/>
        <table:table-column table:style-name="co17" table:default-cell-style-name="Default"/>
        <table:table-column-group table:display="false">
          <table:table-column table:style-name="co2" table:visibility="collapse" table:default-cell-style-name="Default"/>
        </table:table-column-group>
        <table:table-column table:style-name="co3" table:default-cell-style-name="ce5"/>
        <table:table-column table:style-name="co14" table:default-cell-style-name="Default"/>
        <table:table-column-group table:display="false">
          <table:table-column table:style-name="co5" table:visibility="collapse" table:default-cell-style-name="Default"/>
        </table:table-column-group>
        <table:table-column table:style-name="co15" table:default-cell-style-name="ce5"/>
        <table:table-column table:style-name="co18" table:default-cell-style-name="Default"/>
        <table:table-column-group table:display="false">
          <table:table-column table:style-name="co12" table:visibility="collapse" table:default-cell-style-name="Default"/>
        </table:table-column-group>
        <table:table-column table:style-name="co13" table:default-cell-style-name="Default"/>
        <table:table-row table:style-name="ro1">
          <table:table-cell table:style-name="_30_Entete_20_jaune" office:value-type="string" calcext:value-type="string">
            <text:p>Rgaa3 test</text:p>
          </table:table-cell>
          <table:table-cell table:style-name="_30_Entete_20_jaune" office:value-type="string" calcext:value-type="string">
            <text:p><text:s/>Rgaa3 title</text:p>
          </table:table-cell>
          <table:table-cell table:style-name="ce11" office:value-type="string" calcext:value-type="string">
            <text:p>Identical Rgaa3/AW5</text:p>
          </table:table-cell>
          <table:table-cell table:style-name="_30_Entete_20_jaune" office:value-type="string" calcext:value-type="string">
            <text:p>AW Html5 ARIA test</text:p>
          </table:table-cell>
          <table:table-cell table:style-name="_30_Entete_20_jaune" office:value-type="string" calcext:value-type="string">
            <text:p>AwHtml5 title</text:p>
          </table:table-cell>
          <table:table-cell table:style-name="ce11" office:value-type="string" calcext:value-type="string">
            <text:p>Dif AW5/AW22</text:p>
          </table:table-cell>
          <table:table-cell table:style-name="_30_Entete_20_jaune" office:value-type="string" calcext:value-type="string">
            <text:p>AW22 test</text:p>
          </table:table-cell>
          <table:table-cell table:style-name="_30_Entete_20_jaune" office:value-type="string" calcext:value-type="string">
            <text:p>Aw22 title</text:p>
          </table:table-cell>
          <table:table-cell table:style-name="_30_Entete_20_jaune" office:value-type="string" calcext:value-type="string">
            <text:p>Dif Rgaa3/AW22</text:p>
          </table:table-cell>
        </table:table-row>
        <table:table-row table:style-name="ro2">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row>
        <table:table-row table:style-name="ro2">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row>
        <table:table-row table:style-name="ro2">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row>
        <table:table-row table:style-name="ro2">
          <table:table-cell table:style-name="ce1" office:value-type="string" calcext:value-type="string">
            <text:p>01.01.4</text:p>
          </table:table-cell>
          <table:table-cell office:value-type="string" calcext:value-type="string">
            <text:p>Chaque image vectorielle (balise svg) vérifie-telle ces conditions ? La balise svg possède un role="img" La balise svg possède un attribut aria-label Une balise desc est présente</text:p>
          </table:table-cell>
          <table:table-cell office:value-type="string" calcext:value-type="string">
            <text:p>false</text:p>
          </table:table-cell>
          <table:table-cell table:style-name="ce1" office:value-type="string" calcext:value-type="string">
            <text:p>01.01.4</text:p>
          </table:table-cell>
          <table:table-cell office:value-type="string" calcext:value-type="string">
            <text:p>Chaque image vectorielle (balise svg) vérifie-telle une de ces conditions ? La balise svg possède un attribut aria-label Un élément desc est présent</text:p>
          </table:table-cell>
          <table:table-cell office:value-type="string" calcext:value-type="string">
            <text:p>false</text:p>
          </table:table-cell>
          <table:table-cell table:style-name="ce1" office:value-type="string" calcext:value-type="string">
            <text:p>01.01.4</text:p>
          </table:table-cell>
          <table:table-cell office:value-type="string" calcext:value-type="string">
            <text:p>Chaque image applet (balise applet) a-t-elle un attribut alt ?</text:p>
          </table:table-cell>
          <table:table-cell office:value-type="string" calcext:value-type="string">
            <text:p>false</text:p>
          </table:table-cell>
        </table:table-row>
        <table:table-row table:style-name="ro3">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true</text:p>
          </table:table-cell>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false</text:p>
          </table:table-cell>
          <table:table-cell table:style-name="ce1" office:value-type="string" calcext:value-type="string">
            <text:p>01.02.1</text:p>
          </table:table-cell>
          <table:table-cell office:value-type="string" calcext:value-type="string">
            <text:p>Pour chaque image de décoration (balise img) ayant un attribut alt, le contenu de cet attribut est-il vide (alt="") ?</text:p>
          </table:table-cell>
          <table:table-cell office:value-type="string" calcext:value-type="string">
            <text:p>false</text:p>
          </table:table-cell>
        </table:table-row>
        <table:table-row table:style-name="ro3">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true</text:p>
          </table:table-cell>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false</text:p>
          </table:table-cell>
          <table:table-cell table:style-name="ce1" office:value-type="string" calcext:value-type="string">
            <text:p>01.02.2</text:p>
          </table:table-cell>
          <table:table-cell office:value-type="string" calcext:value-type="string">
            <text:p>Pour chaque zone non cliquable (balise area sans attribut href), non porteuse d'information et ayant un attribut alt, le contenu de cet attribut est-il vide (alt="") ?</text:p>
          </table:table-cell>
          <table:table-cell office:value-type="string" calcext:value-type="string">
            <text:p>false</text:p>
          </table:table-cell>
        </table:table-row>
        <table:table-row table:style-name="ro2">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lt;object&gt; et &lt;/object&gt; est-elle vide ?</text:p>
          </table:table-cell>
          <table:table-cell office:value-type="string" calcext:value-type="string">
            <text:p>false</text:p>
          </table:table-cell>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object et /object est-elle vide ?</text:p>
          </table:table-cell>
          <table:table-cell office:value-type="string" calcext:value-type="string">
            <text:p>false</text:p>
          </table:table-cell>
          <table:table-cell table:style-name="ce1" office:value-type="string" calcext:value-type="string">
            <text:p>01.02.3</text:p>
          </table:table-cell>
          <table:table-cell office:value-type="string" calcext:value-type="string">
            <text:p>Pour chaque image applet (balise applet) non porteuse d'information et ayant un attribut alt, le contenu de cet attribut est-il vide (alt="") ?</text:p>
          </table:table-cell>
          <table:table-cell office:value-type="string" calcext:value-type="string">
            <text:p>false</text:p>
          </table:table-cell>
        </table:table-row>
        <table:table-row table:style-name="ro1">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true</text:p>
          </table:table-cell>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false</text:p>
          </table:table-cell>
          <table:table-cell table:style-name="ce1" office:value-type="string" calcext:value-type="string">
            <text:p>01.02.4</text:p>
          </table:table-cell>
          <table:table-cell office:value-type="string" calcext:value-type="string">
            <text:p>Pour chaque image objet (balise object avec l'attribut type="image/...") non porteuse d'information, l'alternative textuelle entre &lt;object&gt; et &lt;/object&gt; est-elle vide ?</text:p>
          </table:table-cell>
          <table:table-cell office:value-type="string" calcext:value-type="string">
            <text:p>false</text:p>
          </table:table-cell>
        </table:table-row>
        <table:table-row table:style-name="ro3">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true</text:p>
          </table:table-cell>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false</text:p>
          </table:table-cell>
          <table:table-cell table:style-name="ce1" office:value-type="string" calcext:value-type="string">
            <text:p>01.02.5</text:p>
          </table:table-cell>
          <table:table-cell office:value-type="string" calcext:value-type="string">
            <text:p>Chaque image embarquée (balise embed avec l'attribut type="image/...") non porteuse d'information vérifie-t-elle une de ces conditions ? L'élément noembed est absent de la page L'élément noembed ne contient aucune description de l'image</text:p>
          </table:table-cell>
          <table:table-cell office:value-type="string" calcext:value-type="string">
            <text:p>false</text:p>
          </table:table-cell>
        </table:table-row>
        <table:table-row table:style-name="ro3">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1</text:p>
          </table:table-cell>
          <table:table-cell office:value-type="string" calcext:value-type="string">
            <text:p>Pour chaque image porteuse d'information (balise img) ayant un attribut alt, le contenu de cet attribut est-il pertinent (hors cas particuliers) ?</text:p>
          </table:table-cell>
          <table:table-cell office:value-type="string" calcext:value-type="string">
            <text:p>false</text:p>
          </table:table-cell>
        </table:table-row>
        <table:table-row table:style-name="ro2">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office:value-type="string" calcext:value-type="string">
            <text:p>true</text:p>
          </table:table-cell>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2</text:p>
          </table:table-cell>
          <table:table-cell office:value-type="string" calcext:value-type="string">
            <text:p>Pour chaque zone (balise area) d'une image réactive, porteuse d'information et ayant un attribut alt, le contenu de cet attribut est-il pertinent (hors cas particuliers) ?</text:p>
          </table:table-cell>
          <table:table-cell office:value-type="string" calcext:value-type="string">
            <text:p>false</text:p>
          </table:table-cell>
        </table:table-row>
        <table:table-row table:style-name="ro2">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office:value-type="string" calcext:value-type="string">
            <text:p>false</text:p>
          </table:table-cell>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hors cas particuliers) ?</text:p>
          </table:table-cell>
          <table:table-cell office:value-type="string" calcext:value-type="string">
            <text:p>true</text:p>
          </table:table-cell>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office:value-type="string" calcext:value-type="string">
            <text:p>true</text:p>
          </table:table-cell>
        </table:table-row>
        <table:table-row table:style-name="ro1">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true</text:p>
          </table:table-cell>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false</text:p>
          </table:table-cell>
          <table:table-cell table:style-name="ce1" office:value-type="string" calcext:value-type="string">
            <text:p>01.03.4</text:p>
          </table:table-cell>
          <table:table-cell office:value-type="string" calcext:value-type="string">
            <text:p>Pour chaque image applet (balise applet) porteuse d'information et ayant un attribut alt, le contenu de cet attribut est-il pertinent (hors cas particuliers) ?</text:p>
          </table:table-cell>
          <table:table-cell office:value-type="string" calcext:value-type="string">
            <text:p>false</text:p>
          </table:table-cell>
        </table:table-row>
        <table:table-row table:style-name="ro1">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true</text:p>
          </table:table-cell>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false</text:p>
          </table:table-cell>
          <table:table-cell table:style-name="ce1" office:value-type="string" calcext:value-type="string">
            <text:p>01.03.5</text:p>
          </table:table-cell>
          <table:table-cell office:value-type="string" calcext:value-type="string">
            <text:p>Pour chaque image objet (balise object avec l'attribut type="image/...") porteuse d'information et ayant une alternative textuelle, l'alternative textuelle entre &lt;object&gt; et &lt;/object&gt; est-elle pertinente (hors cas particuliers) ?</text:p>
          </table:table-cell>
          <table:table-cell office:value-type="string" calcext:value-type="string">
            <text:p>false</text:p>
          </table:table-cell>
        </table:table-row>
        <table:table-row table:style-name="ro1">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e balise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false</text:p>
          </table:table-cell>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 élément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false</text:p>
          </table:table-cell>
          <table:table-cell table:style-name="ce1" office:value-type="string" calcext:value-type="string">
            <text:p>01.03.6</text:p>
          </table:table-cell>
          <table:table-cell office:value-type="string" calcext:value-type="string">
            <text:p>Pour chaque image embarquée (balise embed avec l'attribut type="image/...") porteuse d'information et ayant une alternative textuelle, l'alternative textuelle entre &lt;noembed&gt; et &lt;/noembed&gt; est-elle pertinente (hors cas particuliers) ?</text:p>
          </table:table-cell>
          <table:table-cell office:value-type="string" calcext:value-type="string">
            <text:p>false</text:p>
          </table:table-cell>
        </table:table-row>
        <table:table-row table:style-name="ro2">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true</text:p>
          </table:table-cell>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false</text:p>
          </table:table-cell>
          <table:table-cell table:style-name="ce1" office:value-type="string" calcext:value-type="string">
            <text:p>01.03.7</text:p>
          </table:table-cell>
          <table:table-cell office:value-type="string" calcext:value-type="string">
            <text:p>Pour chaque image porteuse d'information et ayant une alternative textuelle, l'alternative textuelle est-elle courte et concise (hors cas particuliers) ?</text:p>
          </table:table-cell>
          <table:table-cell office:value-type="string" calcext:value-type="string">
            <text:p>false</text:p>
          </table:table-cell>
        </table:table-row>
        <table:table-row table:style-name="ro3">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office:value-type="string" calcext:value-type="string">
            <text:p>true</text:p>
          </table:table-cell>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2">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office:value-type="string" calcext:value-type="string">
            <text:p>true</text:p>
          </table:table-cell>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1</text:p>
          </table:table-cell>
          <table:table-cell office:value-type="string" calcext:value-type="string">
            <text:p>Pour chaque image (balise img) utilisée comme CAPTCHA ou comme image-test, ayant un attribut alt, le contenu de cet attribut permet-il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2</text:p>
          </table:table-cell>
          <table:table-cell office:value-type="string" calcext:value-type="string">
            <text:p>Pour chaque zone (balise area) d'une image réactive, utilisée comme CAPTCHA ou comme image-test, et ayant un attribut alt, le contenu de cet attribut permet-il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3</text:p>
          </table:table-cell>
          <table:table-cell office:value-type="string" calcext:value-type="string">
            <text:p>Pour chaque image (balise applet) utilisée comme CAPTCHA ou comme image-test, ayant un attribut alt, le contenu de cet attribut permet-il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4</text:p>
          </table:table-cell>
          <table:table-cell office:value-type="string" calcext:value-type="string">
            <text:p>Pour chaque bouton associé à une image (balise input avec l'attribut type="image") utilisée comme CAPTCHA ou comme image-test, ayant un attribut alt, le contenu de cet attribut permet-il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5</text:p>
          </table:table-cell>
          <table:table-cell office:value-type="string" calcext:value-type="string">
            <text:p>Pour chaque image objet (balise object avec l'attribut type="image/...") utilisée comme CAPTCHA ou comme image-test, et ayant une alternative textuelle, l'alternative textuelle entre &lt;object&gt; et &lt;/object&gt; permet-elle d'identifier la nature et la fonction de l'image ?</text:p>
          </table:table-cell>
          <table:table-cell office:value-type="string" calcext:value-type="string">
            <text:p>false</text:p>
          </table:table-cell>
        </table:table-row>
        <table:table-row table:style-name="ro1">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a balise desc vérifie-t-elle ces conditions ? l'alternative textuelle implémentée via l'attribut aria-label permet d'identifier la nature et la fonction de l'image et est identique à l'attribut title s'il est présent l'alternative textuelle implémentée via la balise desc permet d'identifier la nature et la fonction de l'image et est identique à l'attribut title de la balise svg s'il est présent</text:p>
          </table:table-cell>
          <table:table-cell office:value-type="string" calcext:value-type="string">
            <text:p>false</text:p>
          </table:table-cell>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élément desc vérifie-t-elle ces conditions ? l'alternative textuelle implémentée via l'attribut aria-label permet d'identifier la nature et la fonction de l'image et est identique à l'attribut title s'il est présent l'alternative textuelle implémentée via l'élément desc permet d'identifier la nature et la fonction de l'image et est identique à l'attribut title de la balise svg s'il est présent</text:p>
          </table:table-cell>
          <table:table-cell office:value-type="string" calcext:value-type="string">
            <text:p>false</text:p>
          </table:table-cell>
          <table:table-cell table:style-name="ce1" office:value-type="string" calcext:value-type="string">
            <text:p>01.04.6</text:p>
          </table:table-cell>
          <table:table-cell office:value-type="string" calcext:value-type="string">
            <text:p>Pour chaque image embarquée (balise embed avec l'attribut type="image/...") utilisée comme CAPTCHA ou comme image-test et ayant une alternative textuelle, l'alternative textuelle entre &lt;noembed&gt; et &lt;/noembed&gt; permet-elle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office:value-type="string" calcext:value-type="string">
            <text:p>true</text:p>
          </table:table-cell>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office:value-type="string" calcext:value-type="string">
            <text:p>true</text:p>
          </table:table-cell>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false</text:p>
          </table:table-cell>
          <table:table-cell table:style-name="ce1" office:value-type="string" calcext:value-type="string">
            <text:p>01.05.1</text:p>
          </table:table-cell>
          <table:table-cell office:value-type="string" calcext:value-type="string">
            <text:p>Chaque image (balises img, area, applet, object, embed)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false</text:p>
          </table:table-cell>
        </table:table-row>
        <table:table-row table:style-name="ro3">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row>
        <table:table-row table:style-name="ro1">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true</text:p>
          </table:table-cell>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1</text:p>
          </table:table-cell>
          <table:table-cell office:value-type="string" calcext:value-type="string">
            <text:p>Chaque image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row>
        <table:table-row table:style-name="ro1">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true</text:p>
          </table:table-cell>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false</text:p>
          </table:table-cell>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entre &lt;object&gt; et &lt;/object&gt; une référence à une description détaillée présente dans la page Il existe un lien adjacent (via une url ou une ancre) permettant d'accéder au contenu de la description détaillée</text:p>
          </table:table-cell>
          <table:table-cell office:value-type="string" calcext:value-type="string">
            <text:p>false</text:p>
          </table:table-cell>
        </table:table-row>
        <table:table-row table:style-name="ro1">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true</text:p>
          </table:table-cell>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false</text:p>
          </table:table-cell>
          <table:table-cell table:style-name="ce1" office:value-type="string" calcext:value-type="string">
            <text:p>01.06.3</text:p>
          </table:table-cell>
          <table:table-cell office:value-type="string" calcext:value-type="string">
            <text:p>Chaque image applet porteuse d'information (balise applet), qui nécessite une description détaillée, vérifie-t-elle une de ces conditions ? Il existe un attribut alt contenant la référence à une description détaillée adjacente à l'image Il existe entre &lt;applet&gt; et &lt;/applet&gt; une référence à une description détaillée présente dans la page Il existe un lien adjacent (via une url ou une ancre) permettant d'accéder au contenu de la description détaillée</text:p>
          </table:table-cell>
          <table:table-cell office:value-type="string" calcext:value-type="string">
            <text:p>false</text:p>
          </table:table-cell>
        </table:table-row>
        <table:table-row table:style-name="ro1">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4</text:p>
          </table:table-cell>
          <table:table-cell office:value-type="string" calcext:value-type="string">
            <text:p>Chaque image embarquée porteuse d'information (balise embed), qui nécessite une description détaillée, vérifie-t-elle une de ces conditions ? Il existe entre &lt;noembed&gt; et &lt;/noembed&gt; une référence à une description détaillée présente dans la page Il existe un lien adjacent (via une url ou une ancre) permettant d'accéder au contenu de la description détaillée</text:p>
          </table:table-cell>
          <table:table-cell office:value-type="string" calcext:value-type="string">
            <text:p>false</text:p>
          </table:table-cell>
        </table:table-row>
        <table:table-row table:style-name="ro1">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e balise desc contenant une référence à une description détaillée adjacente à l'image vectorielle Il existe une balise desc contenant la description détaillée Il existe un lien adjacent (via une une balise url ou une ancre) permettant d'accéder au contenu de la description détaillée</text:p>
          </table:table-cell>
          <table:table-cell office:value-type="string" calcext:value-type="string">
            <text:p>false</text:p>
          </table:table-cell>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 élément desc contenant une référence à une description détaillée adjacente à l'image vectorielle Il existe un élément desc contenant la description détaillé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5</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row>
        <table:table-row table:style-name="ro3">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e balise desc, cette référence est-elle correctement restituée par les technologies d'assistance ?</text:p>
          </table:table-cell>
          <table:table-cell office:value-type="string" calcext:value-type="string">
            <text:p>false</text:p>
          </table:table-cell>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 élément desc, cette référenc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office:value-type="string" calcext:value-type="string">
            <text:p>true</text:p>
          </table:table-cell>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office:value-type="string" calcext:value-type="string">
            <text:p>true</text:p>
          </table:table-cell>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row>
        <table:table-row table:style-name="ro3">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true</text:p>
          </table:table-cell>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false</text:p>
          </table:table-cell>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présente dans la page et signalée entre &lt;object&gt; et &lt;/object&gt;, est pertinente La description détaillée via un lien adjacent est pertinente</text:p>
          </table:table-cell>
          <table:table-cell office:value-type="string" calcext:value-type="string">
            <text:p>false</text:p>
          </table:table-cell>
        </table:table-row>
        <table:table-row table:style-name="ro3">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true</text:p>
          </table:table-cell>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false</text:p>
          </table:table-cell>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présente dans la page et signalée entre &lt;noembed&gt; et &lt;/noembed&gt; est pertinente La description détaillée via un lien adjacent est pertinente</text:p>
          </table:table-cell>
          <table:table-cell office:value-type="string" calcext:value-type="string">
            <text:p>false</text:p>
          </table:table-cell>
        </table:table-row>
        <table:table-row table:style-name="ro1">
          <table:table-cell table:style-name="ce1" office:value-type="string" calcext:value-type="string">
            <text:p>01.07.4</text:p>
          </table:table-cell>
          <table:table-cell office:value-type="string" calcext:value-type="string">
            <text:p>Chaque image vectorielle (balise svg) ayant une description détaillée vérifie-t-elle une de ces conditions ? La description détaillée adjacente à l'image vectorielle est pertinente La description détaillée contenu dans la balise desc est pertinente La description détaillée via un lien adjacent est pertinente</text:p>
          </table:table-cell>
          <table:table-cell office:value-type="string" calcext:value-type="string">
            <text:p>false</text:p>
          </table:table-cell>
          <table:table-cell table:style-name="ce1" office:value-type="string" calcext:value-type="string">
            <text:p>01.07.4</text:p>
          </table:table-cell>
          <table:table-cell office:value-type="string" calcext:value-type="string">
            <text:p>image vectorielle (balise svg) ayant une description détaillée vérifie-t-elle une de ces conditions ? La description détaillée adjacente à l'image vectorielle est pertinente La description détaillée contenu dans l'élément desc est pertinente La description détaillée via un lien adjacent est pertinente</text:p>
          </table:table-cell>
          <table:table-cell office:value-type="string" calcext:value-type="string">
            <text:p>false</text:p>
          </table:table-cell>
          <table:table-cell table:style-name="ce1" office:value-type="string" calcext:value-type="string">
            <text:p>01.07.4</text:p>
          </table:table-cell>
          <table:table-cell office:value-type="string" calcext:value-type="string">
            <text:p>Chaque image applet (balise applet) ayant une description détaillée vérifie-t-elle une de ces conditions ? La description détaillée présente dans la page et signalée entre &lt;applet&gt; et &lt;/applet&gt; est pertinente La description détaillée présente dans la page et signalée dans l'attribut alt est pertinente La description détaillée accessible via un lien adjacent est pertinente</text:p>
          </table:table-cell>
          <table:table-cell office:value-type="string" calcext:value-type="string">
            <text:p>false</text:p>
          </table:table-cell>
        </table:table-row>
        <table:table-row table:style-name="ro3">
          <table:table-cell table:style-name="ce1" office:value-type="string" calcext:value-type="string">
            <text:p>01.07.5</text:p>
          </table:table-cell>
          <table:table-cell office:value-type="string" calcext:value-type="string">
            <text:p>Pour chaque image vectorielle (balise svg) ayant une description détaillée implémentée via la balise desc, cette description détaillée est-elle correctement restituée par les technologies d'assistance ?</text:p>
          </table:table-cell>
          <table:table-cell office:value-type="string" calcext:value-type="string">
            <text:p>false</text:p>
          </table:table-cell>
          <table:table-cell table:style-name="ce1" office:value-type="string" calcext:value-type="string">
            <text:p>01.07.5</text:p>
          </table:table-cell>
          <table:table-cell office:value-type="string" calcext:value-type="string">
            <text:p>Pour chaque image vectorielle (balise svg) ayant une description détaillée implémentée via desc, cette description détaillé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office:value-type="string" calcext:value-type="string">
            <text:p>true</text:p>
          </table:table-cell>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office:value-type="string" calcext:value-type="string">
            <text:p>true</text:p>
          </table:table-cell>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4</text:p>
          </table:table-cell>
          <table:table-cell office:value-type="string" calcext:value-type="string">
            <text:p>Chaque image texte applet (balise applet), en l'absence d'un mécanisme de remplacement, doit si possible être remplacée par du texte stylé. Cette règle est-elle respectée (hors cas particuliers) ?</text:p>
          </table:table-cell>
          <table:table-cell office:value-type="string" calcext:value-type="string">
            <text:p>false</text:p>
          </table:table-cell>
        </table:table-row>
        <table:table-row table:style-name="ro3">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5</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row>
        <table:table-row table:style-name="ro3">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6</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row>
        <table:table-row table:style-name="ro2">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row>
        <table:table-row table:style-name="ro2">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4</text:p>
          </table:table-cell>
          <table:table-cell office:value-type="string" calcext:value-type="string">
            <text:p>Chaque image texte applet (balise applet) doit si possible être remplacée par du texte stylé. Cette règle est-elle respectée (hors cas particuliers) ?</text:p>
          </table:table-cell>
          <table:table-cell office:value-type="string" calcext:value-type="string">
            <text:p>false</text:p>
          </table:table-cell>
        </table:table-row>
        <table:table-row table:style-name="ro2">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5</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false</text:p>
          </table:table-cell>
        </table:table-row>
        <table:table-row table:style-name="ro3">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6</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false</text:p>
          </table:table-cell>
        </table:table-row>
        <table:table-row table:style-name="ro1">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false</text:p>
          </table:table-cell>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e balise figure la balise figure possède un attribut role="group"</text:p>
          </table:table-cell>
          <table:table-cell office:value-type="string" calcext:value-type="string">
            <text:p>false</text:p>
          </table:table-cell>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 élément figure L'élément figure possède un attribut role="group"</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false</text:p>
          </table:table-cell>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1.10.4</text:p>
          </table:table-cell>
          <table:table-cell office:value-type="string" calcext:value-type="string">
            <text:p>Chaque image vectorielle légendée (balise svg associée à une légende adjacente) vérifie-telle, sinécessaire, ces conditions ? L'image (balise svg) et sa légende sont contenues dans une balise figure la balise figure possède un attribut role="group" Le contenu de l'attribut aria-label ou de la balise desc de l'image vectorielle contient une référence à la légende adjacente L'attribut title de l'image vectorielle (balise svg) s'il est présent, est strictement identique au contenu de l'attribut aria-label ou de la balise desc utilisé comme alternative.</text:p>
          </table:table-cell>
          <table:table-cell office:value-type="string" calcext:value-type="string">
            <text:p>false</text:p>
          </table:table-cell>
          <table:table-cell table:style-name="ce1" office:value-type="string" calcext:value-type="string">
            <text:p>01.10.4</text:p>
          </table:table-cell>
          <table:table-cell office:value-type="string" calcext:value-type="string">
            <text:p>Chaque image vectorielle légendée (balise svg associée à une légende adjacente) vérifie-telle, si nécessaire, ces conditions ? L'image (balise svg) et sa légende sont contenues dans un élément figure L'élément figure possède un attribut role="group" Le contenu de l'attribut aria-label ou de l'élément desc de l'image vectorielle contient une référence à la légende adjacente L'attribut title de l'image vectorielle (balise svg) s'il est présent, est strictement identique au contenu de l'attribut aria-label ou de l'élément desc utilisé comme alternative.</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e balise figure la balise figure possède un attribut role="group" Le contenu entre &lt;canvas&gt; et &lt;/canvas&gt; de l'image bitmap contient une référence à la légende adjacente</text:p>
          </table:table-cell>
          <table:table-cell office:value-type="string" calcext:value-type="string">
            <text:p>false</text:p>
          </table:table-cell>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 élément figure L'élément figure possède un attribut role="group" Le contenu entre &lt;canvas&gt; et &lt;/canvas&gt; de l'image bitmap contient une référence à la légende adjacente</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2">
          <table:table-cell table:style-name="ce1" office:value-type="string" calcext:value-type="string">
            <text:p>02.01.1</text:p>
          </table:table-cell>
          <table:table-cell office:value-type="string" calcext:value-type="string">
            <text:p>Chaque cadre en ligne (balise iframe) a-t-il un attribut title ?</text:p>
          </table:table-cell>
          <table:table-cell office:value-type="string" calcext:value-type="string">
            <text:p>false</text:p>
          </table:table-cell>
          <table:table-cell table:style-name="ce1" office:value-type="string" calcext:value-type="string">
            <text:p>02.01.1</text:p>
          </table:table-cell>
          <table:table-cell office:value-type="string" calcext:value-type="string">
            <text:p>Chaque cadre (balise iframe) a-t-il un attribut title ?</text:p>
          </table:table-cell>
          <table:table-cell office:value-type="string" calcext:value-type="string">
            <text:p>false</text:p>
          </table:table-cell>
          <table:table-cell table:style-name="ce1" office:value-type="string" calcext:value-type="string">
            <text:p>02.01.1</text:p>
          </table:table-cell>
          <table:table-cell office:value-type="string" calcext:value-type="string">
            <text:p>Chaque cadre (balise frame) a-t-il un attribut title ?</text:p>
          </table:table-cell>
          <table:table-cell office:value-type="string" calcext:value-type="string">
            <text:p>false</text:p>
          </table:table-cell>
        </table:table-row>
        <table:table-row table:style-name="ro2">
          <table:table-cell table:number-columns-repeated="5"/>
          <table:table-cell office:value-type="string" calcext:value-type="string">
            <text:p>false</text:p>
          </table:table-cell>
          <table:table-cell table:style-name="ce1" office:value-type="string" calcext:value-type="string">
            <text:p>02.01.2</text:p>
          </table:table-cell>
          <table:table-cell office:value-type="string" calcext:value-type="string">
            <text:p>Chaque cadre en ligne (balise iframe) a-t-il un attribut title ?</text:p>
          </table:table-cell>
          <table:table-cell office:value-type="string" calcext:value-type="string">
            <text:p>false</text:p>
          </table:table-cell>
        </table:table-row>
        <table:table-row table:style-name="ro2">
          <table:table-cell table:style-name="ce1" office:value-type="string" calcext:value-type="string">
            <text:p>02.02.1</text:p>
          </table:table-cell>
          <table:table-cell office:value-type="string" calcext:value-type="string">
            <text:p>Pour chaque cadre en ligne (balise iframe) ayant un attribut title, le contenu de cet attribut est-il pertinent ?</text:p>
          </table:table-cell>
          <table:table-cell office:value-type="string" calcext:value-type="string">
            <text:p>false</text:p>
          </table:table-cell>
          <table:table-cell table:style-name="ce1" office:value-type="string" calcext:value-type="string">
            <text:p>02.02.1</text:p>
          </table:table-cell>
          <table:table-cell office:value-type="string" calcext:value-type="string">
            <text:p>Pour chaque cadre (balise iframe) ayant un attribut title, le contenu de cet attribut est-il pertinent ?</text:p>
          </table:table-cell>
          <table:table-cell office:value-type="string" calcext:value-type="string">
            <text:p>false</text:p>
          </table:table-cell>
          <table:table-cell table:style-name="ce1" office:value-type="string" calcext:value-type="string">
            <text:p>02.02.1</text:p>
          </table:table-cell>
          <table:table-cell office:value-type="string" calcext:value-type="string">
            <text:p>Pour chaque cadre (balise frame) ayant un attribut title, le contenu de cet attribut est-il pertinent ?</text:p>
          </table:table-cell>
          <table:table-cell office:value-type="string" calcext:value-type="string">
            <text:p>false</text:p>
          </table:table-cell>
        </table:table-row>
        <table:table-row table:style-name="ro2">
          <table:table-cell table:number-columns-repeated="5"/>
          <table:table-cell office:value-type="string" calcext:value-type="string">
            <text:p>false</text:p>
          </table:table-cell>
          <table:table-cell table:style-name="ce1" office:value-type="string" calcext:value-type="string">
            <text:p>02.02.2</text:p>
          </table:table-cell>
          <table:table-cell office:value-type="string" calcext:value-type="string">
            <text:p>Pour chaque cadre en ligne (balise iframe) ayant un attribut title, le contenu de cet attribut est-il pertinent ?</text:p>
          </table:table-cell>
          <table:table-cell office:value-type="string" calcext:value-type="string">
            <text:p>false</text:p>
          </table:table-cell>
        </table:table-row>
        <table:table-row table:style-name="ro3">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row>
        <table:table-row table:style-name="ro3">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row>
        <table:table-row table:style-name="ro3">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row>
        <table:table-row table:style-name="ro2">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row>
        <table:table-row table:style-name="ro3">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false</text:p>
          </table:table-cell>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false</text:p>
          </table:table-cell>
        </table:table-row>
        <table:table-row table:style-name="ro2">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row>
        <table:table-row table:style-name="ro3">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row>
        <table:table-row table:style-name="ro1">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row>
        <table:table-row table:style-name="ro1">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row>
        <table:table-row table:style-name="ro1">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row>
        <table:table-row table:style-name="ro3">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row>
        <table:table-row table:style-name="ro1">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row>
        <table:table-row table:style-name="ro3">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row>
        <table:table-row table:style-name="ro1">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row>
        <table:table-row table:style-name="ro1">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row>
        <table:table-row table:style-name="ro3">
          <table:table-cell table:style-name="ce1" office:value-type="string" calcext:value-type="string">
            <text:p>04.01.1</text:p>
          </table:table-cell>
          <table:table-cell office:value-type="string" calcext:value-type="string">
            <text:p>Chaque média temporel pré-enregistré seulement audio,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row>
        <table:table-row table:style-name="ro4">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true</text:p>
          </table:table-cell>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false</text:p>
          </table:table-cell>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false</text:p>
          </table:table-cell>
        </table:table-row>
        <table:table-row table:style-name="ro1">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true</text:p>
          </table:table-cell>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false</text:p>
          </table:table-cell>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false</text:p>
          </table:table-cell>
        </table:table-row>
        <table:table-row table:style-name="ro1">
          <table:table-cell table:number-columns-repeated="5"/>
          <table:table-cell office:value-type="string" calcext:value-type="string">
            <text:p>false</text:p>
          </table:table-cell>
          <table:table-cell table:style-name="ce1" office:value-type="string" calcext:value-type="string">
            <text:p>04.01.4</text:p>
          </table:table-cell>
          <table:table-cell office:value-type="string" calcext:value-type="string">
            <text:p>Chaque média temporel pré-enregistré,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office:value-type="string" calcext:value-type="string">
            <text:p>false</text:p>
          </table:table-cell>
        </table:table-row>
        <table:table-row table:style-name="ro2">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row>
        <table:table-row table:style-name="ro3">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row>
        <table:table-row table:style-name="ro3">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row>
        <table:table-row table:style-name="ro3">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row>
        <table:table-row table:style-name="ro2">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e balise track, la balise track possède-t-il un attribut kind="captions"</text:p>
          </table:table-cell>
          <table:table-cell office:value-type="string" calcext:value-type="string">
            <text:p>false</text:p>
          </table:table-cell>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 élément track, l'élément track possède-t-il un attribut kind="captions"</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row>
        <table:table-row table:style-name="ro1">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row>
        <table:table-row table:style-name="ro1">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row>
        <table:table-row table:style-name="ro1">
          <table:table-cell table:number-columns-repeated="5"/>
          <table:table-cell office:value-type="string" calcext:value-type="string">
            <text:p>false</text:p>
          </table:table-cell>
          <table:table-cell table:style-name="ce1" office:value-type="string" calcext:value-type="string">
            <text:p>04.05.3</text:p>
          </table:table-cell>
          <table:table-cell office:value-type="string" calcext:value-type="string">
            <text:p>Chaque média temporel synchronisé ou seulement audi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office:value-type="string" calcext:value-type="string">
            <text:p>false</text:p>
          </table:table-cell>
        </table:table-row>
        <table:table-row table:style-name="ro3">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row>
        <table:table-row table:style-name="ro3">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row>
        <table:table-row table:style-name="ro3">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row>
        <table:table-row table:style-name="ro3">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row>
        <table:table-row table:style-name="ro2">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row>
        <table:table-row table:style-name="ro2">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row>
        <table:table-row table:style-name="ro2">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row>
        <table:table-row table:style-name="ro2">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row>
        <table:table-row table:style-name="ro2">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row>
        <table:table-row table:style-name="ro2">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row>
        <table:table-row table:style-name="ro3">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row>
        <table:table-row table:style-name="ro3">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row>
        <table:table-row table:style-name="ro2">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row>
        <table:table-row table:style-name="ro2">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row>
        <table:table-row table:style-name="ro3">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row>
        <table:table-row table:style-name="ro3">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row>
        <table:table-row table:style-name="ro1">
          <table:table-cell table:number-columns-repeated="5"/>
          <table:table-cell office:value-type="string" calcext:value-type="string">
            <text:p>false</text:p>
          </table:table-cell>
          <table:table-cell office:value-type="string" calcext:value-type="string">
            <text:p>04.13.3</text:p>
          </table:table-cell>
          <table:table-cell office:value-type="string" calcext:value-type="string">
            <text:p>Chaque média temporel synchronisé ou seulement vidé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office:value-type="string" calcext:value-type="string">
            <text:p>false</text:p>
          </table:table-cell>
        </table:table-row>
        <table:table-row table:style-name="ro2">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row>
        <table:table-row table:style-name="ro2">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row>
        <table:table-row table:style-name="ro1">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true</text:p>
          </table:table-cell>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1</text:p>
          </table:table-cell>
          <table:table-cell office:value-type="string" calcext:value-type="string">
            <text:p>Chaque média temporel seulement son, seulement vidéo ou synchronisé,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cell office:value-type="string" calcext:value-type="string">
            <text:p>false</text:p>
          </table:table-cell>
        </table:table-row>
        <table:table-row table:style-name="ro1">
          <table:table-cell office:value-type="string" calcext:value-type="string">
            <text:p>04.15.2</text:p>
          </table:table-cell>
          <table:table-cell office:value-type="string" calcext:value-type="string">
            <text:p>Pour chaque média temporelseulement son en direct, seulement vidéo en direct ou synchronisé en direct, le contenu textuel adjacent permet-il d'identifier clairement lemédia temporel (hors cas particuliers) ?</text:p>
          </table:table-cell>
          <table:table-cell office:value-type="string" calcext:value-type="string">
            <text:p>false</text:p>
          </table:table-cell>
          <table:table-cell office:value-type="string" calcext:value-type="string">
            <text:p>04.15.2</text:p>
          </table:table-cell>
          <table:table-cell office:value-type="string" calcext:value-type="string">
            <text:p>Pour chaque média temporel seulement son en direct, seulement vidéo en direct ou synchronisé en direct,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2</text:p>
          </table:table-cell>
          <table:table-cell office:value-type="string" calcext:value-type="string">
            <text:p>Chaque média temporel seulement son en direct, seulement vidéo en direct ou synchronisé en direct,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cell office:value-type="string" calcext:value-type="string">
            <text:p>false</text:p>
          </table:table-cell>
        </table:table-row>
        <table:table-row table:style-name="ro1">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true</text:p>
          </table:table-cell>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false</text:p>
          </table:table-cell>
          <table:table-cell office:value-type="string" calcext:value-type="string">
            <text:p>04.16.1</text:p>
          </table:table-cell>
          <table:table-cell office:value-type="string" calcext:value-type="string">
            <text:p>Chaque média non temporel vérifie-t-il une de ces conditions (hors cas particuliers) ? La balise object contient une alternative La balise applet contient une alternative La balise noembed contient une alternative Un lien adjacent, clairement identifiable, contient l'adresse (url) d'une page contenant une alternative Un lien adjacent, clairement identifiable, permet d'accéder à une alternative dans la page</text:p>
          </table:table-cell>
          <table:table-cell office:value-type="string" calcext:value-type="string">
            <text:p>false</text:p>
          </table:table-cell>
        </table:table-row>
        <table:table-row table:style-name="ro3">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row>
        <table:table-row table:style-name="ro1">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true</text:p>
          </table:table-cell>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false</text:p>
          </table:table-cell>
          <table:table-cell office:value-type="string" calcext:value-type="string">
            <text:p>04.17.1</text:p>
          </table:table-cell>
          <table:table-cell office:value-type="string" calcext:value-type="string">
            <text:p>Chaque média non temporel ayant une alternative vérifie-t-il une des ces conditions ? Le contenu de la balise object permet d'accéder au même contenu et à des fonctionnalités similaires Le contenu de la balise applet permet d'accéder au même contenu et à des fonctionnalités similaires Le contenu de la balise noembed permet d'accéder au même contenu et à des fonctionnalités similaires Le contenu de l'alternative indiqué via un un lien adjacent permet d'accéder au même contenu et à des fonctionnalités similaires</text:p>
          </table:table-cell>
          <table:table-cell office:value-type="string" calcext:value-type="string">
            <text:p>false</text:p>
          </table:table-cell>
        </table:table-row>
        <table:table-row table:style-name="ro1">
          <table:table-cell office:value-type="string" calcext:value-type="string">
            <text:p>04.18.1</text:p>
          </table:table-cell>
          <table:table-cell office:value-type="string" calcext:value-type="string">
            <text:p>Chaque séquence sonore déclenchée automatiquement via une balise object, 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cell office:value-type="string" calcext:value-type="string">
            <text:p>04.18.1</text:p>
          </table:table-cell>
          <table:table-cell office:value-type="string" calcext:value-type="string">
            <text:p>Chaque séquence sonore déclenchée automatiquement via une balise object,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cell office:value-type="string" calcext:value-type="string">
            <text:p>04.18.1</text:p>
          </table:table-cell>
          <table:table-cell office:value-type="string" calcext:value-type="string">
            <text:p>Chaque séquence sonore déclenchée automatiquement via une balise object, applet,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row>
        <table:table-row table:style-name="ro1">
          <table:table-cell office:value-type="string" calcext:value-type="string">
            <text:p>04.19.1</text:p>
          </table:table-cell>
          <table:table-cell office:value-type="string" calcext:value-type="string">
            <text:p>Chaque média temporel audio pré-enregistré et diffusé via une balise via une balise object, vide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cell office:value-type="string" calcext:value-type="string">
            <text:p>04.19.1</text:p>
          </table:table-cell>
          <table:table-cell office:value-type="string" calcext:value-type="string">
            <text:p>Chaque média temporel audio pré-enregistré et diffusé via une balise Object,vidé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cell office:value-type="string" calcext:value-type="string">
            <text:p>04.19.1</text:p>
          </table:table-cell>
          <table:table-cell office:value-type="string" calcext:value-type="string">
            <text:p>Chaque média temporel audio pré-enregistré et diffusé via une balise Object, Applet,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row>
        <table:table-row table:style-name="ro2">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row>
        <table:table-row table:style-name="ro2">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row>
        <table:table-row table:style-name="ro2">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row>
        <table:table-row table:style-name="ro2">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row>
        <table:table-row table:style-name="ro2">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row>
        <table:table-row table:style-name="ro1">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row>
        <table:table-row table:style-name="ro2">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true</text:p>
          </table:table-cell>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false</text:p>
          </table:table-cell>
          <table:table-cell table:style-name="ce1" office:value-type="string" calcext:value-type="string">
            <text:p>05.01.1</text:p>
          </table:table-cell>
          <table:table-cell office:value-type="string" calcext:value-type="string">
            <text:p>Chaque tableau de données (balise table) a-t-il un attribut summary ?</text:p>
          </table:table-cell>
          <table:table-cell office:value-type="string" calcext:value-type="string">
            <text:p>false</text:p>
          </table:table-cell>
        </table:table-row>
        <table:table-row table:style-name="ro2">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true</text:p>
          </table:table-cell>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false</text:p>
          </table:table-cell>
          <table:table-cell table:style-name="ce1" office:value-type="string" calcext:value-type="string">
            <text:p>05.02.1</text:p>
          </table:table-cell>
          <table:table-cell office:value-type="string" calcext:value-type="string">
            <text:p>Pour chaque tableau de données (balise table) ayant un attribut summary, le contenu de cet attribut est-il pertinent ?</text:p>
          </table:table-cell>
          <table:table-cell office:value-type="string" calcext:value-type="string">
            <text:p>false</text:p>
          </table:table-cell>
        </table:table-row>
        <table:table-row table:style-name="ro2">
          <table:table-cell table:number-columns-repeated="5"/>
          <table:table-cell office:value-type="string" calcext:value-type="string">
            <text:p>false</text:p>
          </table:table-cell>
          <table:table-cell table:style-name="ce1" office:value-type="string" calcext:value-type="string">
            <text:p>05.02.2</text:p>
          </table:table-cell>
          <table:table-cell office:value-type="string" calcext:value-type="string">
            <text:p>Pour chaque tableau de mise en forme (balise table) ayant un attribut summary, le contenu de cet attribut est-il vide (summary="") ?</text:p>
          </table:table-cell>
          <table:table-cell office:value-type="string" calcext:value-type="string">
            <text:p>false</text:p>
          </table:table-cell>
        </table:table-row>
        <table:table-row table:style-name="ro2">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true</text:p>
          </table:table-cell>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false</text:p>
          </table:table-cell>
          <table:table-cell table:style-name="ce1" office:value-type="string" calcext:value-type="string">
            <text:p>05.03.1</text:p>
          </table:table-cell>
          <table:table-cell office:value-type="string" calcext:value-type="string">
            <text:p>Pour chaque tableau de mise en forme, le contenu linéarisé reste-t-il compréhensible ?</text:p>
          </table:table-cell>
          <table:table-cell office:value-type="string" calcext:value-type="string">
            <text:p>false</text:p>
          </table:table-cell>
        </table:table-row>
        <table:table-row table:style-name="ro2">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row>
        <table:table-row table:style-name="ro2">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row>
        <table:table-row table:style-name="ro2">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row>
        <table:table-row table:style-name="ro2">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row>
        <table:table-row table:style-name="ro3">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row>
        <table:table-row table:style-name="ro3">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row>
        <table:table-row table:style-name="ro3">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row>
        <table:table-row table:style-name="ro3">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row>
        <table:table-row table:style-name="ro3">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row>
        <table:table-row table:style-name="ro3">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row>
        <table:table-row table:style-name="ro3">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row>
        <table:table-row table:style-name="ro3">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row>
        <table:table-row table:style-name="ro2">
          <table:table-cell table:style-name="ce1" office:value-type="string" calcext:value-type="string">
            <text:p>06.01.5</text:p>
          </table:table-cell>
          <table:table-cell office:value-type="string" calcext:value-type="string">
            <text:p>Chaque lien vectoriel vérifie-t-il une de ces conditions (hors cas particuliers) ? L'intitulé de lien seul permet d'en comprendre la fonction et la destination Le contexte du lien permet d'en comprendre la fonction et la destination</text:p>
          </table:table-cell>
          <table:table-cell table:number-columns-repeated="6"/>
          <table:table-cell office:value-type="string" calcext:value-type="string">
            <text:p>false</text:p>
          </table:table-cell>
        </table:table-row>
        <table:table-row table:style-name="ro2">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row>
        <table:table-row table:style-name="ro2">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row>
        <table:table-row table:style-name="ro2">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row>
        <table:table-row table:style-name="ro2">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row>
        <table:table-row table:style-name="ro2">
          <table:table-cell table:style-name="ce1" office:value-type="string" calcext:value-type="string">
            <text:p>06.02.5</text:p>
          </table:table-cell>
          <table:table-cell office:value-type="string" calcext:value-type="string">
            <text:p>Pour chaque lien vectoriel ayant un titre de lien (attribut title), le contenu de cet attribut est-il pertinent ?</text:p>
          </table:table-cell>
          <table:table-cell table:number-columns-repeated="6"/>
          <table:table-cell office:value-type="string" calcext:value-type="string">
            <text:p>false</text:p>
          </table:table-cell>
        </table:table-row>
        <table:table-row table:style-name="ro3">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row>
        <table:table-row table:style-name="ro2">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row>
        <table:table-row table:style-name="ro2">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row>
        <table:table-row table:style-name="ro2">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row>
        <table:table-row table:style-name="ro2">
          <table:table-cell table:style-name="ce1" office:value-type="string" calcext:value-type="string">
            <text:p>06.03.5</text:p>
          </table:table-cell>
          <table:table-cell office:value-type="string" calcext:value-type="string">
            <text:p>Chaque intitulé de lien vectoriel (contenu de l'alternative de l'image vectorielle, balise svg) est-il explicite hors contexte (hors cas particulier) ?</text:p>
          </table:table-cell>
          <table:table-cell table:number-columns-repeated="6"/>
          <table:table-cell office:value-type="string" calcext:value-type="string">
            <text:p>false</text:p>
          </table:table-cell>
        </table:table-row>
        <table:table-row table:style-name="ro2">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row>
        <table:table-row table:style-name="ro2">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row>
        <table:table-row table:style-name="ro2">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row>
        <table:table-row table:style-name="ro2">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row>
        <table:table-row table:style-name="ro2">
          <table:table-cell table:style-name="ce1" office:value-type="string" calcext:value-type="string">
            <text:p>06.04.5</text:p>
          </table:table-cell>
          <table:table-cell office:value-type="string" calcext:value-type="string">
            <text:p>Chaque lien identique de type vectoriel a-t-il les mêmes fonction et destination ?</text:p>
          </table:table-cell>
          <table:table-cell table:number-columns-repeated="6"/>
          <table:table-cell office:value-type="string" calcext:value-type="string">
            <text:p>false</text:p>
          </table:table-cell>
        </table:table-row>
        <table:table-row table:style-name="ro3">
          <table:table-cell table:style-name="ce1" office:value-type="string" calcext:value-type="string">
            <text:p>06.05.1</text:p>
          </table:table-cell>
          <table:table-cell office:value-type="string" calcext:value-type="string">
            <text:p>Dans chaque page Web, chaque lien (balise a avec un attribut href), à l'exception des ancres, a-t-il un intitulé entre &lt;a&gt; et &lt;/a&gt; ?</text:p>
          </table:table-cell>
          <table:table-cell office:value-type="string" calcext:value-type="string">
            <text:p>false</text:p>
          </table:table-cell>
          <table:table-cell table:style-name="ce1" office:value-type="string" calcext:value-type="string">
            <text:p>06.05.1</text:p>
          </table:table-cell>
          <table:table-cell office:value-type="string" calcext:value-type="string">
            <text:p>Dans chaque page Web, chaque lien (balise a), à l'exception des ancres, a-t-il un intitulé entre &lt;a&gt; et &lt;/a&gt; ?</text:p>
          </table:table-cell>
          <table:table-cell office:value-type="string" calcext:value-type="string">
            <text:p>false</text:p>
          </table:table-cell>
          <table:table-cell table:style-name="ce1" office:value-type="string" calcext:value-type="string">
            <text:p>06.05.1</text:p>
          </table:table-cell>
          <table:table-cell office:value-type="string" calcext:value-type="string">
            <text:p>Chaque image réactive côté serveur (balise img ou balise input de type image avec l'attribut ismap) vérifie-t-elle une de ces conditions ? La zone cliquable est doublée d'un lien La zone cliquable est doublée d'un formulaire de navigation</text:p>
          </table:table-cell>
          <table:table-cell office:value-type="string" calcext:value-type="string">
            <text:p>false</text:p>
          </table:table-cell>
        </table:table-row>
        <table:table-row table:style-name="ro1">
          <table:table-cell table:number-columns-repeated="6"/>
          <table:table-cell table:style-name="ce1" office:value-type="string" calcext:value-type="string">
            <text:p>06.05.2</text:p>
          </table:table-cell>
          <table:table-cell office:value-type="string" calcext:value-type="string">
            <text:p>Chaque image réactive côté serveur (balise img ou balise input de type image avec l'attribut ismap) vérifie-t-elle une de ces conditions ? Le lien doublant la zone cliquable permet d'accéder à la même fonction et à la même destination que la zone cliquable La soumission du formulaire permet d'accéder à la même fonction et la même destination que la zone cliquable.</text:p>
          </table:table-cell>
          <table:table-cell office:value-type="string" calcext:value-type="string">
            <text:p>false</text:p>
          </table:table-cell>
        </table:table-row>
        <table:table-row table:style-name="ro1">
          <table:table-cell table:number-columns-repeated="6"/>
          <table:table-cell table:style-name="ce1" office:value-type="string" calcext:value-type="string">
            <text:p>06.05.3</text:p>
          </table:table-cell>
          <table:table-cell office:value-type="string" calcext:value-type="string">
            <text:p>Chaque image réactive côté serveur (balise img ou balise input de type image avec l'attribut ismap) vérifie-t-elle une de ces conditions ? L'image réactive est immédiatement suivie, dans le code source, de la liste des liens doublant les zones cliquables L'image réactive est immédiatement suivie, dans le code source, d'un formulaire de navigation doublant les zones cliquables</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6.06.1</text:p>
          </table:table-cell>
          <table:table-cell office:value-type="string" calcext:value-type="string">
            <text:p>Dans chaque page Web, chaque lien (balise a), à l'exception des ancres nommées, a-t-il un intitulé entre &lt;a&gt; et &lt;/a&gt; ?</text:p>
          </table:table-cell>
          <table:table-cell office:value-type="string" calcext:value-type="string">
            <text:p>false</text:p>
          </table:table-cell>
        </table:table-row>
        <table:table-row table:style-name="ro1">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true</text:p>
          </table:table-cell>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false</text:p>
          </table:table-cell>
          <table:table-cell table:style-name="ce1" office:value-type="string" calcext:value-type="string">
            <text:p>07.01.1</text:p>
          </table:table-cell>
          <table:table-cell office:value-type="string" calcext:value-type="string">
            <text:p>Chaque script vérifie-t-il, si nécessaire, une de ces conditions (hors cas particuliers) ? Une alternative existe entre &lt;noscript&gt; et &lt;/noscript&gt; Une alternative existe directement dans la page lorsque javascript est désactivé Un lien permet d'accéder à une version alternative de la page Une alternative existe via un langage de script côté serveur</text:p>
          </table:table-cell>
          <table:table-cell office:value-type="string" calcext:value-type="string">
            <text:p>false</text:p>
          </table:table-cell>
        </table:table-row>
        <table:table-row table:style-name="ro2">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true</text:p>
          </table:table-cell>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false</text:p>
          </table:table-cell>
          <table:table-cell table:style-name="ce1" office:value-type="string" calcext:value-type="string">
            <text:p>07.01.2</text:p>
          </table:table-cell>
          <table:table-cell office:value-type="string" calcext:value-type="string">
            <text:p>Chaque script déclenchant l'ouverture d'une nouvelle fenêtre a-t-il une alternative ?</text:p>
          </table:table-cell>
          <table:table-cell office:value-type="string" calcext:value-type="string">
            <text:p>false</text:p>
          </table:table-cell>
        </table:table-row>
        <table:table-row table:style-name="ro1">
          <table:table-cell table:style-name="ce1" office:value-type="string" calcext:value-type="string">
            <text:p>07.01.3</text:p>
          </table:table-cell>
          <table:table-cell office:value-type="string" calcext:value-type="string">
            <text:p>Chaque script qui génère, met à jour ou contrôle un composant d'interface qui comporte des rôles des états ou des propriétés correspondant à un motif de conception défini par l'API ARIA vérifie-t-il une de ces conditions ? Le composant d'interface est conforme au motif de conception défini par l'API ARIA Un composant d'interface présent sur la page, permettant d'accéder aux mêmes fonctionnalités, est conforme au motif de conception défini par l'API ARIA Le composant d'interface adapte un motif de conception défini par l'API ARIA. Une alternative accessible permet d'accéder aux mêmes fonctionnalités.</text:p>
          </table:table-cell>
          <table:table-cell office:value-type="string" calcext:value-type="string">
            <text:p>false</text:p>
          </table:table-cell>
          <table:table-cell table:style-name="ce1" office:value-type="string" calcext:value-type="string">
            <text:p>07.01.3</text:p>
          </table:table-cell>
          <table:table-cell office:value-type="string" calcext:value-type="string">
            <text:p>Chaque script qui génère ou contrôle un composant d'interface via des rôles, des états ou des propriétés définis par l'API ARIA vérifie-t-il, si possible, une de ces conditions ? Le composant d'interface est conforme au motif de conception défini par l'API ARIA Un composant d'interface présent sur la page, permettant d'accéder aux mêmes fonctionnalités, est conforme au motif de conception défini par l'API ARIA Une alternative accessible permet d'accéder aux mêmes fonctionnalités.</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2">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office:value-type="string" calcext:value-type="string">
            <text:p>true</text:p>
          </table:table-cell>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2">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office:value-type="string" calcext:value-type="string">
            <text:p>true</text:p>
          </table:table-cell>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office:value-type="string" calcext:value-type="string">
            <text:p>true</text:p>
          </table:table-cell>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row>
        <table:table-row table:style-name="ro3">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row>
        <table:table-row table:style-name="ro3">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row>
        <table:table-row table:style-name="ro3">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row>
        <table:table-row table:style-name="ro2">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row>
        <table:table-row table:style-name="ro1">
          <table:table-cell table:style-name="ce1"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table:number-columns-repeated="6"/>
          <table:table-cell office:value-type="string" calcext:value-type="string">
            <text:p>false</text:p>
          </table:table-cell>
        </table:table-row>
        <table:table-row table:style-name="ro1">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ou balise button) explicite Le changement de contexte est initié par un lien explicite</text:p>
          </table:table-cell>
          <table:table-cell office:value-type="string" calcext:value-type="string">
            <text:p>false</text:p>
          </table:table-cell>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office:value-type="string" calcext:value-type="string">
            <text:p>false</text:p>
          </table:table-cell>
          <table:table-cell table:style-name="ce1" office:value-type="string" calcext:value-type="string">
            <text:p>07.04.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false</text:p>
          </table:table-cell>
        </table:table-row>
        <table:table-row table:style-name="ro3">
          <table:table-cell table:number-columns-repeated="6"/>
          <table:table-cell table:style-name="ce1" office:value-type="string" calcext:value-type="string">
            <text:p>07.04.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false</text:p>
          </table:table-cell>
        </table:table-row>
        <table:table-row table:style-name="ro3">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true</text:p>
          </table:table-cell>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false</text:p>
          </table:table-cell>
          <table:table-cell table:style-name="ce1" office:value-type="string" calcext:value-type="string">
            <text:p>07.05.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7.06.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false</text:p>
          </table:table-cell>
        </table:table-row>
        <table:table-row table:style-name="ro2">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row>
        <table:table-row table:style-name="ro2">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row>
        <table:table-row table:style-name="ro2">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row>
        <table:table-row table:style-name="ro3">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row>
        <table:table-row table:style-name="ro2">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true</text:p>
          </table:table-cell>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false</text:p>
          </table:table-cell>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text:p>
          </table:table-cell>
          <table:table-cell office:value-type="string" calcext:value-type="string">
            <text:p>false</text:p>
          </table:table-cell>
        </table:table-row>
        <table:table-row table:style-name="ro3">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row>
        <table:table-row table:style-name="ro2">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row>
        <table:table-row table:style-name="ro2">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row>
        <table:table-row table:style-name="ro2">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row>
        <table:table-row table:style-name="ro3">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row>
        <table:table-row table:style-name="ro2">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row>
        <table:table-row table:style-name="ro2">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row>
        <table:table-row table:style-name="ro2">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row>
        <table:table-row table:style-name="ro3">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e balise possédant un attribut dir La valeur de l'attribut dir est conforme (rtl ou ltr) La valeur de l'attribut dir est pertinente</text:p>
          </table:table-cell>
          <table:table-cell office:value-type="string" calcext:value-type="string">
            <text:p>false</text:p>
          </table:table-cell>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office:value-type="string" calcext:value-type="string">
            <text:p>false</text:p>
          </table:table-cell>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office:value-type="string" calcext:value-type="string">
            <text:p>false</text:p>
          </table:table-cell>
        </table:table-row>
        <table:table-row table:style-name="ro2">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true</text:p>
          </table:table-cell>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false</text:p>
          </table:table-cell>
          <table:table-cell table:style-name="ce1" office:value-type="string" calcext:value-type="string">
            <text:p>09.01.1</text:p>
          </table:table-cell>
          <table:table-cell office:value-type="string" calcext:value-type="string">
            <text:p>Dans chaque page Web, y a-t-il un titre de niveau 1 (balise h1) ?</text:p>
          </table:table-cell>
          <table:table-cell office:value-type="string" calcext:value-type="string">
            <text:p>false</text:p>
          </table:table-cell>
        </table:table-row>
        <table:table-row table:style-name="ro2">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true</text:p>
          </table:table-cell>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false</text:p>
          </table:table-cell>
          <table:table-cell table:style-name="ce1" office:value-type="string" calcext:value-type="string">
            <text:p>09.01.2</text:p>
          </table:table-cell>
          <table:table-cell office:value-type="string" calcext:value-type="string">
            <text:p>Dans chaque page Web, la hiérarchie entre les titres (balises h) est-elle pertinente ?</text:p>
          </table:table-cell>
          <table:table-cell office:value-type="string" calcext:value-type="string">
            <text:p>false</text:p>
          </table:table-cell>
        </table:table-row>
        <table:table-row table:style-name="ro2">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true</text:p>
          </table:table-cell>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false</text:p>
          </table:table-cell>
          <table:table-cell table:style-name="ce1" office:value-type="string" calcext:value-type="string">
            <text:p>09.01.3</text:p>
          </table:table-cell>
          <table:table-cell office:value-type="string" calcext:value-type="string">
            <text:p>Dans chaque page Web, chaque titre (balise h) nécessaire à la structure de l'information est-il présent ?</text:p>
          </table:table-cell>
          <table:table-cell office:value-type="string" calcext:value-type="string">
            <text:p>false</text:p>
          </table:table-cell>
        </table:table-row>
        <table:table-row table:style-name="ro2">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true</text:p>
          </table:table-cell>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false</text:p>
          </table:table-cell>
          <table:table-cell table:style-name="ce1" office:value-type="string" calcext:value-type="string">
            <text:p>09.01.4</text:p>
          </table:table-cell>
          <table:table-cell office:value-type="string" calcext:value-type="string">
            <text:p>Dans chaque page Web, chaque titre (balise h) est-il pertinent ?</text:p>
          </table:table-cell>
          <table:table-cell office:value-type="string" calcext:value-type="string">
            <text:p>false</text:p>
          </table:table-cell>
        </table:table-row>
        <table:table-row table:style-name="ro1">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true</text:p>
          </table:table-cell>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false</text:p>
          </table:table-cell>
          <table:table-cell table:style-name="ce1" office:value-type="string" calcext:value-type="string">
            <text:p>09.02.1</text:p>
          </table:table-cell>
          <table:table-cell office:value-type="string" calcext:value-type="string">
            <text:p>Dans chaque page Web, les informations regroupées sous forme de listes non ordonnées utilisent-elles les balises ul et li ?</text:p>
          </table:table-cell>
          <table:table-cell office:value-type="string" calcext:value-type="string">
            <text:p>false</text:p>
          </table:table-cell>
        </table:table-row>
        <table:table-row table:style-name="ro2">
          <table:table-cell table:style-name="ce1"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true</text:p>
          </table:table-cell>
          <table:table-cell table:style-name="ce1"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false</text:p>
          </table:table-cell>
          <table:table-cell table:style-name="ce1" office:value-type="string" calcext:value-type="string">
            <text:p>09.02.2</text:p>
          </table:table-cell>
          <table:table-cell office:value-type="string" calcext:value-type="string">
            <text:p>Dans chaque page Web, les informations regroupées sous forme de listes ordonnées utilisent-elles les balises ol et li ?</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9.02.3</text:p>
          </table:table-cell>
          <table:table-cell office:value-type="string" calcext:value-type="string">
            <text:p>Dans chaque page Web, les informations regroupées sous forme de listes de définitions utilisent-elles les balises dl et dt/dd ?</text:p>
          </table:table-cell>
          <table:table-cell office:value-type="string" calcext:value-type="string">
            <text:p>false</text:p>
          </table:table-cell>
        </table:table-row>
        <table:table-row table:style-name="ro4">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true</text:p>
          </table:table-cell>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false</text:p>
          </table:table-cell>
          <table:table-cell table:style-name="ce1" office:value-type="string" calcext:value-type="string">
            <text:p>09.03.1</text:p>
          </table:table-cell>
          <table:table-cell office:value-type="string" calcext:value-type="string">
            <text:p>Dans chaque page Web, la première occurrence de chaque acronyme vérifie-t-elle une de ces conditions ? L'acronyme est accompagné de sa signification sous forme d'un texte adjacent L'acronyme est implémenté via un lien référençant une page ou un emplacement dans la page qui permet d'en connaître la signification L'acronyme fait partie d'un lien possédant un attribut title qui permet d'en connaître la signification La signification de l'acronyme est présente dans un glossaire présent sur le site L'acronyme est implémenté via une balise acronym possédant un title qui permet d'en connaître la signification</text:p>
          </table:table-cell>
          <table:table-cell office:value-type="string" calcext:value-type="string">
            <text:p>false</text:p>
          </table:table-cell>
        </table:table-row>
        <table:table-row table:style-name="ro4">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true</text:p>
          </table:table-cell>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false</text:p>
          </table:table-cell>
          <table:table-cell table:style-name="ce1" office:value-type="string" calcext:value-type="string">
            <text:p>09.03.2</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office:value-type="string" calcext:value-type="string">
            <text:p>false</text:p>
          </table:table-cell>
        </table:table-row>
        <table:table-row table:style-name="ro2">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office:value-type="string" calcext:value-type="string">
            <text:p>true</text:p>
          </table:table-cell>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4">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attribut title qui permet d'en connaître la signification</text:p>
          </table:table-cell>
          <table:table-cell office:value-type="string" calcext:value-type="string">
            <text:p>false</text:p>
          </table:table-cell>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office:value-type="string" calcext:value-type="string">
            <text:p>false</text:p>
          </table:table-cell>
          <table:table-cell table:style-name="ce1" office:value-type="string" calcext:value-type="string">
            <text:p>09.04.1</text:p>
          </table:table-cell>
          <table:table-cell office:value-type="string" calcext:value-type="string">
            <text:p>Dans chaque page Web, la signification de chaque acronyme est-elle pertinente ?</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9.04.2</text:p>
          </table:table-cell>
          <table:table-cell office:value-type="string" calcext:value-type="string">
            <text:p>Dans chaque page Web, la signification de chaque abréviation est-elle pertinente ?</text:p>
          </table:table-cell>
          <table:table-cell office:value-type="string" calcext:value-type="string">
            <text:p>false</text:p>
          </table:table-cell>
        </table:table-row>
        <table:table-row table:style-name="ro2">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true</text:p>
          </table:table-cell>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false</text:p>
          </table:table-cell>
          <table:table-cell table:style-name="ce1" office:value-type="string" calcext:value-type="string">
            <text:p>09.05.1</text:p>
          </table:table-cell>
          <table:table-cell office:value-type="string" calcext:value-type="string">
            <text:p>Dans chaque page Web, chaque citation courte utilise-t-elle une balise q ?</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9.05.2</text:p>
          </table:table-cell>
          <table:table-cell office:value-type="string" calcext:value-type="string">
            <text:p>Dans chaque page Web, chaque bloc de citation utilise-t-il une balise blockquote ?</text:p>
          </table:table-cell>
          <table:table-cell office:value-type="string" calcext:value-type="string">
            <text:p>false</text:p>
          </table:table-cell>
        </table:table-row>
        <table:table-row table:style-name="ro2">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office:value-type="string" calcext:value-type="string">
            <text:p>true</text:p>
          </table:table-cell>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office:value-type="string" calcext:value-type="string">
            <text:p>true</text:p>
          </table:table-cell>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row>
        <table:table-row table:style-name="ro2">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row>
        <table:table-row table:style-name="ro3">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row>
        <table:table-row table:style-name="ro2">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row>
        <table:table-row table:style-name="ro2">
          <table:table-cell table:number-columns-repeated="3"/>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cell office:value-type="string" calcext:value-type="string">
            <text:p>false</text:p>
          </table:table-cell>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cell office:value-type="string" calcext:value-type="string">
            <text:p>false</text:p>
          </table:table-cell>
        </table:table-row>
        <table:table-row table:style-name="ro2">
          <table:table-cell table:number-columns-repeated="3"/>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cell office:value-type="string" calcext:value-type="string">
            <text:p>false</text:p>
          </table:table-cell>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cell office:value-type="string" calcext:value-type="string">
            <text:p>false</text:p>
          </table:table-cell>
        </table:table-row>
        <table:table-row table:style-name="ro2">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row>
        <table:table-row table:style-name="ro3">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row>
        <table:table-row table:style-name="ro2">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row>
        <table:table-row table:style-name="ro2">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row>
        <table:table-row table:style-name="ro3">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row>
        <table:table-row table:style-name="ro3">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row>
        <table:table-row table:style-name="ro3">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row>
        <table:table-row table:style-name="ro3">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row>
        <table:table-row table:style-name="ro3">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row>
        <table:table-row table:style-name="ro2">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row>
        <table:table-row table:style-name="ro3">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row>
        <table:table-row table:style-name="ro2">
          <table:table-cell table:style-name="ce1" office:value-type="string" calcext:value-type="string">
            <text:p>10.08.1</text:p>
          </table:table-cell>
          <table:table-cell office:value-type="string" calcext:value-type="string">
            <text:p>Pour chaque bloc de texte contenu dans une balise HTML, la couleur de fond est-elle contrôlable par l'utilisateur ?</text:p>
          </table:table-cell>
          <table:table-cell office:value-type="string" calcext:value-type="string">
            <text:p>false</text:p>
          </table:table-cell>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office:value-type="string" calcext:value-type="string">
            <text:p>false</text:p>
          </table:table-cell>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office:value-type="string" calcext:value-type="string">
            <text:p>false</text:p>
          </table:table-cell>
        </table:table-row>
        <table:table-row table:style-name="ro2">
          <table:table-cell table:style-name="ce1" office:value-type="string" calcext:value-type="string">
            <text:p>10.08.2</text:p>
          </table:table-cell>
          <table:table-cell office:value-type="string" calcext:value-type="string">
            <text:p>Pour chaque bloc de texte contenu dans une balise HTML, la couleur de police est-elle contrôlable par l'utilisateur ?</text:p>
          </table:table-cell>
          <table:table-cell office:value-type="string" calcext:value-type="string">
            <text:p>false</text:p>
          </table:table-cell>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office:value-type="string" calcext:value-type="string">
            <text:p>false</text:p>
          </table:table-cell>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office:value-type="string" calcext:value-type="string">
            <text:p>false</text:p>
          </table:table-cell>
        </table:table-row>
        <table:table-row table:style-name="ro2">
          <table:table-cell table:style-name="ce1" office:value-type="string" calcext:value-type="string">
            <text:p>10.08.3</text:p>
          </table:table-cell>
          <table:table-cell office:value-type="string" calcext:value-type="string">
            <text:p>Pour chaque bloc de texte contenu dans une balise object, ou embed, la couleur de fond est-elle contrôlable par l'utilisateur ?</text:p>
          </table:table-cell>
          <table:table-cell office:value-type="string" calcext:value-type="string">
            <text:p>false</text:p>
          </table:table-cell>
          <table:table-cell table:style-name="ce1" office:value-type="string" calcext:value-type="string">
            <text:p>10.08.3</text:p>
          </table:table-cell>
          <table:table-cell office:value-type="string" calcext:value-type="string">
            <text:p>Pour chaque bloc de texte contenu dans un élément object, ou embed, la couleur de fond est-elle contrôlable par l'utilisateur ?</text:p>
          </table:table-cell>
          <table:table-cell office:value-type="string" calcext:value-type="string">
            <text:p>false</text:p>
          </table:table-cell>
          <table:table-cell table:style-name="ce1" office:value-type="string" calcext:value-type="string">
            <text:p>10.08.3</text:p>
          </table:table-cell>
          <table:table-cell office:value-type="string" calcext:value-type="string">
            <text:p>Pour chaque bloc de texte contenu dans un élément object, applet ou embed, la couleur de fond est-elle contrôlable par l'utilisateur ?</text:p>
          </table:table-cell>
          <table:table-cell office:value-type="string" calcext:value-type="string">
            <text:p>false</text:p>
          </table:table-cell>
        </table:table-row>
        <table:table-row table:style-name="ro2">
          <table:table-cell table:style-name="ce1" office:value-type="string" calcext:value-type="string">
            <text:p>10.08.4</text:p>
          </table:table-cell>
          <table:table-cell office:value-type="string" calcext:value-type="string">
            <text:p>Pour chaque bloc de texte contenu dans une baliseobject, ou embed, la couleur de police est-elle contrôlable par l'utilisateur ?</text:p>
          </table:table-cell>
          <table:table-cell office:value-type="string" calcext:value-type="string">
            <text:p>false</text:p>
          </table:table-cell>
          <table:table-cell table:style-name="ce1" office:value-type="string" calcext:value-type="string">
            <text:p>10.08.4</text:p>
          </table:table-cell>
          <table:table-cell office:value-type="string" calcext:value-type="string">
            <text:p>Pour chaque bloc de texte contenu dans un élément object, ou embed, la couleur de police est-elle contrôlable par l'utilisateur ?</text:p>
          </table:table-cell>
          <table:table-cell office:value-type="string" calcext:value-type="string">
            <text:p>false</text:p>
          </table:table-cell>
          <table:table-cell table:style-name="ce1" office:value-type="string" calcext:value-type="string">
            <text:p>10.08.4</text:p>
          </table:table-cell>
          <table:table-cell office:value-type="string" calcext:value-type="string">
            <text:p>Pour chaque bloc de texte contenu dans un élément object, applet ou embed, la couleur de police est-elle contrôlable par l'utilisateur ?</text:p>
          </table:table-cell>
          <table:table-cell office:value-type="string" calcext:value-type="string">
            <text:p>false</text:p>
          </table:table-cell>
        </table:table-row>
        <table:table-row table:style-name="ro2">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true</text:p>
          </table:table-cell>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false</text:p>
          </table:table-cell>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false</text:p>
          </table:table-cell>
        </table:table-row>
        <table:table-row table:style-name="ro1">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row>
        <table:table-row table:style-name="ro3">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row>
        <table:table-row table:style-name="ro3">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row>
        <table:table-row table:style-name="ro3">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row>
        <table:table-row table:style-name="ro3">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office:value-type="string" calcext:value-type="string">
            <text:p>false</text:p>
          </table:table-cell>
        </table:table-row>
        <table:table-row table:style-name="ro3">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office:value-type="string" calcext:value-type="string">
            <text:p>true</text:p>
          </table:table-cell>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table:number-columns-repeated="3"/>
          <table:table-cell office:value-type="string" calcext:value-type="string">
            <text:p>false</text:p>
          </table:table-cell>
        </table:table-row>
        <table:table-row table:style-name="ro3">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a valeur de l'attribut hidden est cohérente avec l'état visible ou caché du texte</text:p>
          </table:table-cell>
          <table:table-cell table:number-columns-repeated="3"/>
          <table:table-cell office:value-type="string" calcext:value-type="string">
            <text:p>false</text:p>
          </table:table-cell>
        </table:table-row>
        <table:table-row table:style-name="ro3">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row>
        <table:table-row table:style-name="ro3">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row>
        <table:table-row table:style-name="ro2">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row>
        <table:table-row table:style-name="ro2">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row>
        <table:table-row table:style-name="ro3">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row>
        <table:table-row table:style-name="ro3">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row>
        <table:table-row table:style-name="ro3">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row>
        <table:table-row table:style-name="ro3">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row>
        <table:table-row table:style-name="ro3">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true</text:p>
          </table:table-cell>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false</text:p>
          </table:table-cell>
          <table:table-cell table:style-name="ce1" office:value-type="string" calcext:value-type="string">
            <text:p>11.01.1</text:p>
          </table:table-cell>
          <table:table-cell office:value-type="string" calcext:value-type="string">
            <text:p>Chaque champ de formulaire (balise input de type text, password, checkbox, radio, file ou balises textarea et select), vérifie-t-il une de ces conditions ? Le champ de formulaire possède un attribut title Une étiquette (balise label) est associée au champ de formulaire</text:p>
          </table:table-cell>
          <table:table-cell office:value-type="string" calcext:value-type="string">
            <text:p>false</text:p>
          </table:table-cell>
        </table:table-row>
        <table:table-row table:style-name="ro3">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true</text:p>
          </table:table-cell>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false</text:p>
          </table:table-cell>
          <table:table-cell table:style-name="ce1" office:value-type="string" calcext:value-type="string">
            <text:p>11.01.2</text:p>
          </table:table-cell>
          <table:table-cell office:value-type="string" calcext:value-type="string">
            <text:p>Chaque champ de formulaire (balise input de type text, password, checkbox, radio, file ou balises textarea et select), associé à une étiquette (balise label), vérifie-t-il ces conditions ? Le champ de formulaire possède un attribut id La valeur de l'attribut id est unique</text:p>
          </table:table-cell>
          <table:table-cell office:value-type="string" calcext:value-type="string">
            <text:p>false</text:p>
          </table:table-cell>
        </table:table-row>
        <table:table-row table:style-name="ro3">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true</text:p>
          </table:table-cell>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false</text:p>
          </table:table-cell>
          <table:table-cell table:style-name="ce1" office:value-type="string" calcext:value-type="string">
            <text:p>11.01.3</text:p>
          </table:table-cell>
          <table:table-cell office:value-type="string" calcext:value-type="string">
            <text:p>Chaque étiquette (balise label) associée à un champ de formulaire (balise input de type text, password, checkbox, radio, file ou balises textarea et select) vérifie-t-elle ces conditions ? La balise label possède un attribut for La valeur de l'attribut for est égale à la valeur de l'attribut id du champ de formulaire associé</text:p>
          </table:table-cell>
          <table:table-cell office:value-type="string" calcext:value-type="string">
            <text:p>false</text:p>
          </table:table-cell>
        </table:table-row>
        <table:table-row table:style-name="ro3">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true</text:p>
          </table:table-cell>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false</text:p>
          </table:table-cell>
          <table:table-cell table:style-name="ce1" office:value-type="string" calcext:value-type="string">
            <text:p>11.02.1</text:p>
          </table:table-cell>
          <table:table-cell office:value-type="string" calcext:value-type="string">
            <text:p>Chaque étiquette (balise label) permet-elle de connaître la fonction exacte du champ de formulaire (balise input de type text, password, checkbox, radio, file ou balises textarea et select) auquel elle est associée ?</text:p>
          </table:table-cell>
          <table:table-cell office:value-type="string" calcext:value-type="string">
            <text:p>false</text:p>
          </table:table-cell>
        </table:table-row>
        <table:table-row table:style-name="ro3">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true</text:p>
          </table:table-cell>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false</text:p>
          </table:table-cell>
          <table:table-cell table:style-name="ce1" office:value-type="string" calcext:value-type="string">
            <text:p>11.02.2</text:p>
          </table:table-cell>
          <table:table-cell office:value-type="string" calcext:value-type="string">
            <text:p>Chaque attribut title permet-il de connaître la fonction exacte du champ de formulaire (balise input de type text, password, checkbox, radio, file ou balises textarea et select) auquel il est associé ?</text:p>
          </table:table-cell>
          <table:table-cell office:value-type="string" calcext:value-type="string">
            <text:p>false</text:p>
          </table:table-cell>
        </table:table-row>
        <table:table-row table:style-name="ro2">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office:value-type="string" calcext:value-type="string">
            <text:p>true</text:p>
          </table:table-cell>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office:value-type="string" calcext:value-type="string">
            <text:p>true</text:p>
          </table:table-cell>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row>
        <table:table-row table:style-name="ro2">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row>
        <table:table-row table:style-name="ro2">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row>
        <table:table-row table:style-name="ro2">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row>
        <table:table-row table:style-name="ro2">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row>
        <table:table-row table:style-name="ro2">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row>
        <table:table-row table:style-name="ro2">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row>
        <table:table-row table:style-name="ro2">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row>
        <table:table-row table:style-name="ro2">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row>
        <table:table-row table:style-name="ro3">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true</text:p>
          </table:table-cell>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false</text:p>
          </table:table-cell>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text:p>
          </table:table-cell>
          <table:table-cell office:value-type="string" calcext:value-type="string">
            <text:p>false</text:p>
          </table:table-cell>
        </table:table-row>
        <table:table-row table:style-name="ro3">
          <table:table-cell table:style-name="ce1" office:value-type="string" calcext:value-type="string">
            <text:p>11.09.2</text:p>
          </table:table-cell>
          <table:table-cell office:value-type="string" calcext:value-type="string">
            <text:p>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office:value-type="string" calcext:value-type="string">
            <text:p>false</text:p>
          </table:table-cell>
          <table:table-cell table:style-name="ce1" office:value-type="string" calcext:value-type="string">
            <text:p>11.09.2</text:p>
          </table:table-cell>
          <table:table-cell office:value-type="string" calcext:value-type="string">
            <text:p>&gt; 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table:number-columns-repeated="3"/>
          <table:table-cell office:value-type="string" calcext:value-type="string">
            <text:p>false</text:p>
          </table:table-cell>
        </table:table-row>
        <table:table-row table:style-name="ro4">
          <table:table-cell table:style-name="ce1" office:value-type="string" calcext:value-type="string">
            <text:p>11.10.1</text:p>
          </table:table-cell>
          <table:table-cell office:value-type="string" calcext:value-type="string">
            <text:p>Pour chaque formulaire, les indications de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attribut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1</text:p>
          </table:table-cell>
          <table:table-cell office:value-type="string" calcext:value-type="string">
            <text:p>Pour chaque formulaire, les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1</text:p>
          </table:table-cell>
          <table:table-cell office:value-type="string" calcext:value-type="string">
            <text:p>Pour chaque formulaire, les champs obligatoires sont-ils signalés de manière pertinente ?</text:p>
          </table:table-cell>
          <table:table-cell office:value-type="string" calcext:value-type="string">
            <text:p>false</text:p>
          </table:table-cell>
        </table:table-row>
        <table:table-row table:style-name="ro2">
          <table:table-cell table:style-name="ce1" office:value-type="string" calcext:value-type="string">
            <text:p>11.10.2</text:p>
          </table:table-cell>
          <table:table-cell office:value-type="string" calcext:value-type="string">
            <text:p>Chaque indication de champ obligatoire qui utilise la propriété ARIA aria-label ou aria-required doit être accompagnée d'une indication visuelle explicite, cette règle est-elle respectée ?</text:p>
          </table:table-cell>
          <table:table-cell office:value-type="string" calcext:value-type="string">
            <text:p>false</text:p>
          </table:table-cell>
          <table:table-cell table:style-name="ce1" office:value-type="string" calcext:value-type="string">
            <text:p>11.10.2</text:p>
          </table:table-cell>
          <table:table-cell office:value-type="string" calcext:value-type="string">
            <text:p>Chaque indication de champ obligatoire qui utilise la propriété ARIA aria-label doit être accompagnée d'une indication visuelle explicite, cette règle est-elle respectée ?</text:p>
          </table:table-cell>
          <table:table-cell office:value-type="string" calcext:value-type="string">
            <text:p>false</text:p>
          </table:table-cell>
          <table:table-cell table:style-name="ce1" office:value-type="string" calcext:value-type="string">
            <text:p>11.10.2</text:p>
          </table:table-cell>
          <table:table-cell office:value-type="string" calcext:value-type="string">
            <text:p>Pour chaque formulaire, les erreurs de saisie sont-elles indiquées de manière pertinente ?</text:p>
          </table:table-cell>
          <table:table-cell office:value-type="string" calcext:value-type="string">
            <text:p>false</text:p>
          </table:table-cell>
        </table:table-row>
        <table:table-row table:style-name="ro3">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false</text:p>
          </table:table-cell>
          <table:table-cell table:style-name="ce1" office:value-type="string" calcext:value-type="string">
            <text:p>11.10.3</text:p>
          </table:table-cell>
          <table:table-cell office:value-type="string" calcext:value-type="string">
            <text:p>Pour chaque formulaire, pour chaque champ obligatoire, le type de donnée et/ou de format est-il indiqué, si nécessaire ?</text:p>
          </table:table-cell>
          <table:table-cell office:value-type="string" calcext:value-type="string">
            <text:p>false</text:p>
          </table:table-cell>
        </table:table-row>
        <table:table-row table:style-name="ro1">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attribut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office:value-type="string" calcext:value-type="string">
            <text:p>true</text:p>
          </table:table-cell>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table:number-columns-repeated="3"/>
          <table:table-cell office:value-type="string" calcext:value-type="string">
            <text:p>false</text:p>
          </table:table-cell>
        </table:table-row>
        <table:table-row table:style-name="ro3">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cell office:value-type="string" calcext:value-type="string">
            <text:p>false</text:p>
          </table:table-cell>
        </table:table-row>
        <table:table-row table:style-name="ro1">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Le type de donnée et/ou de format est indiqué, si nécessaire, par un passage de texte avant le champ de formulaire Le type de donnée et/ou de format est indiqué, si nécessaire, par un texte lié par la propriété ARIA aria-describedby</text:p>
          </table:table-cell>
          <table:table-cell office:value-type="string" calcext:value-type="string">
            <text:p>false</text:p>
          </table:table-cell>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de formulaire Le type de donnée et/ou de format est indiqué, si nécessaire, par un passage de texte avant le champ de formulaire Le type de donnée et/ou de format est indiqué, si nécessaire, par un texte lié par la propriété ARIA aria-describedby</text:p>
          </table:table-cell>
          <table:table-cell table:number-columns-repeated="3"/>
          <table:table-cell office:value-type="string" calcext:value-type="string">
            <text:p>false</text:p>
          </table:table-cell>
        </table:table-row>
        <table:table-row table:style-name="ro3">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row>
        <table:table-row table:style-name="ro2">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row>
        <table:table-row table:style-name="ro1">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row>
        <table:table-row table:style-name="ro3">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row>
        <table:table-row table:style-name="ro1">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row>
        <table:table-row table:style-name="ro3">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row>
        <table:table-row table:style-name="ro1">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tru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fals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Un assistant est disponible</text:p>
          </table:table-cell>
          <table:table-cell office:value-type="string" calcext:value-type="string">
            <text:p>false</text:p>
          </table:table-cell>
        </table:table-row>
        <table:table-row table:style-name="ro2">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true</text:p>
          </table:table-cell>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false</text:p>
          </table:table-cell>
          <table:table-cell office:value-type="string" calcext:value-type="string">
            <text:p>11.14.2</text:p>
          </table:table-cell>
          <table:table-cell office:value-type="string" calcext:value-type="string">
            <text:p>Chaque champ de type texte vérifie-t-il, si nécessaire, l’une de ces conditions ? Un correcteur orthographique est disponible Des suggestions de saisie sont disponibles</text:p>
          </table:table-cell>
          <table:table-cell office:value-type="string" calcext:value-type="string">
            <text:p>false</text:p>
          </table:table-cell>
        </table:table-row>
        <table:table-row table:style-name="ro3">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cell office:value-type="string" calcext:value-type="string">
            <text:p>false</text:p>
          </table:table-cell>
        </table:table-row>
        <table:table-row table:style-name="ro1">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office:value-type="string" calcext:value-type="string">
            <text:p>false</text:p>
          </table:table-cell>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table:number-columns-repeated="3"/>
          <table:table-cell office:value-type="string" calcext:value-type="string">
            <text:p>false</text:p>
          </table:table-cell>
        </table:table-row>
        <table:table-row table:style-name="ro2">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office:value-type="string" calcext:value-type="string">
            <text:p>true</text:p>
          </table:table-cell>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table:number-columns-repeated="3"/>
          <table:table-cell office:value-type="string" calcext:value-type="string">
            <text:p>false</text:p>
          </table:table-cell>
        </table:table-row>
        <table:table-row table:style-name="ro3">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cell office:value-type="string" calcext:value-type="string">
            <text:p>false</text:p>
          </table:table-cell>
        </table:table-row>
        <table:table-row table:style-name="ro2">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row>
        <table:table-row table:style-name="ro3">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row>
        <table:table-row table:style-name="ro3">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row>
        <table:table-row table:style-name="ro3">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row>
        <table:table-row table:style-name="ro2">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row>
        <table:table-row table:style-name="ro2">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row>
        <table:table-row table:style-name="ro2">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row>
        <table:table-row table:style-name="ro2">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row>
        <table:table-row table:style-name="ro2">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row>
        <table:table-row table:style-name="ro2">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row>
        <table:table-row table:style-name="ro2">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row>
        <table:table-row table:style-name="ro2">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row>
        <table:table-row table:style-name="ro2">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row>
        <table:table-row table:style-name="ro2">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row>
        <table:table-row table:style-name="ro2">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row>
        <table:table-row table:style-name="ro3">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row>
        <table:table-row table:style-name="ro2">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row>
        <table:table-row table:style-name="ro2">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row>
        <table:table-row table:style-name="ro2">
          <table:table-cell table:style-name="ce1" office:value-type="string" calcext:value-type="string">
            <text:p>12.10.1</text:p>
          </table:table-cell>
          <table:table-cell office:value-type="string" calcext:value-type="string">
            <text:p>Dans chaque page Web, chaque groupe de liens importants est-il implémenté dans une balise commune ?</text:p>
          </table:table-cell>
          <table:table-cell office:value-type="string" calcext:value-type="string">
            <text:p>false</text:p>
          </table:table-cell>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cell office:value-type="string" calcext:value-type="string">
            <text:p>false</text:p>
          </table:table-cell>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cell office:value-type="string" calcext:value-type="string">
            <text:p>false</text:p>
          </table:table-cell>
        </table:table-row>
        <table:table-row table:style-name="ro1">
          <table:table-cell table:style-name="ce1" office:value-type="string" calcext:value-type="string">
            <text:p>12.10.2</text:p>
          </table:table-cell>
          <table:table-cell office:value-type="string" calcext:value-type="string">
            <text:p>Dans chaque page Web, chaque groupe de liens importants vérifie-t-il une de ces conditions ? La balise structurant le groupe de liens importants possède un attribut Id La balise structurant le groupe de liens important est immédiatement précédé, dans le code source, d'une ancre nommée La balise lien du groupe est immédiatement précédé, dans le code source, d'une ancre nommée</text:p>
          </table:table-cell>
          <table:table-cell office:value-type="string" calcext:value-type="string">
            <text:p>false</text:p>
          </table:table-cell>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office:value-type="string" calcext:value-type="string">
            <text:p>false</text:p>
          </table:table-cell>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office:value-type="string" calcext:value-type="string">
            <text:p>false</text:p>
          </table:table-cell>
        </table:table-row>
        <table:table-row table:style-name="ro3">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row>
        <table:table-row table:style-name="ro1">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moteur de recherche sur le site possède un rôle search Les rôles banner, main, contentinfo et search sont uniques dans la page. Le rôle navigation est réservé aux zones de navigations principales et secondaires</text:p>
          </table:table-cell>
          <table:table-cell office:value-type="string" calcext:value-type="string">
            <text:p>false</text:p>
          </table:table-cell>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champ de saisie du moteur de recherche sur le site possède un rôle "search" Les rôles "banner","navigation","main","contentinfo" et "search" sont uniques dans la page.</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row>
        <table:table-row table:style-name="ro2">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row>
        <table:table-row table:style-name="ro2">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row>
        <table:table-row table:style-name="ro3">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 Chaque lien est visible à la prise de focus de tabulation au moins</text:p>
          </table:table-cell>
          <table:table-cell office:value-type="string" calcext:value-type="string">
            <text:p>false</text:p>
          </table:table-cell>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office:value-type="string" calcext:value-type="string">
            <text:p>false</text:p>
          </table:table-cell>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office:value-type="string" calcext:value-type="string">
            <text:p>false</text:p>
          </table:table-cell>
        </table:table-row>
        <table:table-row table:style-name="ro2">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row>
        <table:table-row table:style-name="ro2">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row>
        <table:table-row table:style-name="ro2">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row>
        <table:table-row table:style-name="ro3">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row>
        <table:table-row table:style-name="ro4">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row>
        <table:table-row table:style-name="ro2">
          <table:table-cell table:style-name="ce1" office:value-type="string" calcext:value-type="string">
            <text:p>13.01.2</text:p>
          </table:table-cell>
          <table:table-cell office:value-type="string" calcext:value-type="string">
            <text:p>Pour chaque page Web, chaque procédé de redirection effectué via une balise meta est-il immédiat (hors cas particuliers) ?</text:p>
          </table:table-cell>
          <table:table-cell office:value-type="string" calcext:value-type="string">
            <text:p>false</text:p>
          </table:table-cell>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office:value-type="string" calcext:value-type="string">
            <text:p>false</text:p>
          </table:table-cell>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office:value-type="string" calcext:value-type="string">
            <text:p>false</text:p>
          </table:table-cell>
        </table:table-row>
        <table:table-row table:style-name="ro1">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row>
        <table:table-row table:style-name="ro1">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row>
        <table:table-row table:style-name="ro3">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true</text:p>
          </table:table-cell>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false</text:p>
          </table:table-cell>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false</text:p>
          </table:table-cell>
        </table:table-row>
        <table:table-row table:style-name="ro2">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row>
        <table:table-row table:style-name="ro2">
          <table:table-cell table:style-name="ce1" office:value-type="string" calcext:value-type="string">
            <text:p>13.02.2</text:p>
          </table:table-cell>
          <table:table-cell office:value-type="string" calcext:value-type="string">
            <text:p>Dans chaque page Web, pour chaque ouverture d'une nouvelle fenêtre effectuée via une balise object, ou embed, l'utilisateur est-il averti ?</text:p>
          </table:table-cell>
          <table:table-cell office:value-type="string" calcext:value-type="string">
            <text:p>false</text:p>
          </table:table-cell>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office:value-type="string" calcext:value-type="string">
            <text:p>false</text:p>
          </table:table-cell>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office:value-type="string" calcext:value-type="string">
            <text:p>false</text:p>
          </table:table-cell>
        </table:table-row>
        <table:table-row table:style-name="ro2">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row>
        <table:table-row table:style-name="ro2">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row>
        <table:table-row table:style-name="ro3">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row>
        <table:table-row table:style-name="ro2">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row>
        <table:table-row table:style-name="ro2">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row>
        <table:table-row table:style-name="ro2">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row>
        <table:table-row table:style-name="ro2">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row>
        <table:table-row table:style-name="ro1">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row>
        <table:table-row table:style-name="ro3">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row>
        <table:table-row table:style-name="ro1">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row>
        <table:table-row table:style-name="ro3">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true</text:p>
          </table:table-cell>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false</text:p>
          </table:table-cell>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false</text:p>
          </table:table-cell>
        </table:table-row>
        <table:table-row table:style-name="ro3">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row>
        <table:table-row table:style-name="ro3">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row>
        <table:table-row table:style-name="ro3">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row>
        <table:table-row table:style-name="ro4">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row>
        <table:table-row table:style-name="ro3">
          <table:table-cell office:value-type="string" calcext:value-type="string">
            <text:p>13.15.1</text:p>
          </table:table-cell>
          <table:table-cell office:value-type="string" calcext:value-type="string">
            <text:p>Dans chaque page Web, chaque image animée (balise img, balise sv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row>
        <table:table-row table:style-name="ro3">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row>
        <table:table-row table:style-name="ro3">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row>
        <table:table-row table:style-name="ro3">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row>
        <table:table-row table:style-name="ro3">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balise sv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office:value-type="string" calcext:value-type="string">
            <text:p>false</text:p>
          </table:table-cell>
        </table:table-row>
        <table:table-row table:style-name="ro2">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row>
        <table:table-row table:style-name="ro3">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row>
        <table:table-row table:style-name="ro2">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row>
        <table:table-row table:style-name="ro1">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row>
        <table:table-row table:style-name="ro1">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row>
        <table:table-row table:style-name="ro6">
          <table:table-cell table:style-name="ce10" table:formula="of:=COUNTIF([.A2:.A351]; &quot;.+&quot;)" office:value-type="float" office:value="334" calcext:value-type="float">
            <text:p>334</text:p>
          </table:table-cell>
          <table:table-cell/>
          <table:table-cell table:style-name="ce12"/>
          <table:table-cell table:style-name="ce10" table:formula="of:=COUNTIF([.D2:.D351]; &quot;.+&quot;)" office:value-type="float" office:value="331" calcext:value-type="float">
            <text:p>331</text:p>
          </table:table-cell>
          <table:table-cell table:number-columns-repeated="2"/>
          <table:table-cell table:style-name="ce10" table:formula="of:=COUNTIF([.G2:.G351]; &quot;.+&quot;)" office:value-type="float" office:value="305" calcext:value-type="float">
            <text:p>305</text:p>
          </table:table-cell>
          <table:table-cell table:number-columns-repeated="2"/>
        </table:table-row>
        <table:table-row table:style-name="ro5" table:number-rows-repeated="1048223">
          <table:table-cell table:number-columns-repeated="9"/>
        </table:table-row>
        <table:table-row table:style-name="ro5">
          <table:table-cell table:number-columns-repeated="9"/>
        </table:table-row>
      </table:table>
      <table:named-expressions/>
      <table:database-ranges>
        <table:database-range table:name="__Anonymous_Sheet_DB__0" table:target-range-address="'RGAA3 - HTML5-Aria'.A1:'RGAA3 - HTML5-Aria'.G338" table:display-filter-buttons="true"/>
        <table:database-range table:name="__Anonymous_Sheet_DB__1" table:target-range-address="'RGAA3 - AW22'.A1:'RGAA3 - AW22'.E352" table:display-filter-buttons="true"/>
        <table:database-range table:name="__Anonymous_Sheet_DB__2" table:target-range-address="'HTML5-Aria - AW22'.A1:'HTML5-Aria - AW22'.E34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fr" fo:country="FR" style:font-name-asian="DejaVu Sans1" style:language-asian="zxx" style:country-asian="none" style:font-name-complex="DejaVu Sans1"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number-style style:name="N60">
      <number:scientific-number number:decimal-places="2" number:min-integer-digits="1" number:min-exponent-digits="3"/>
    </number:number-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3P0" style:volatile="true">
      <number:number number:decimal-places="0"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13P0"/>
    </number:currency-style>
    <style:style style:name="Default" style:family="table-cell">
      <style:table-cell-properties fo:background-color="transparent" fo:wrap-option="wrap" fo:padding="0.136cm" style:vertical-align="middle"/>
      <style:text-properties style:font-name="DejaVu Sans" fo:font-family="'DejaVu Sans'" style:font-style-name="Book" style:font-family-generic="swiss" style:font-pitch="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0_Bas_20_de_20_tableau" style:display-name="0Bas de tableau" style:family="table-cell" style:parent-style-name="_30_Standard">
      <style:table-cell-properties fo:background-color="#ffcc99" style:text-align-source="fix" style:repeat-content="false"/>
      <style:paragraph-properties fo:text-align="end"/>
      <style:text-properties fo:font-weight="bold"/>
    </style:style>
    <style:style style:name="_30_Fond_20_Rouge_20_0" style:display-name="0Fond Rouge 0" style:family="table-cell" style:parent-style-name="_30_Standard">
      <style:table-cell-properties fo:background-color="#ffcc99"/>
    </style:style>
    <style:style style:name="_30_Fond_20_Rouge_20_1" style:display-name="0Fond Rouge 1" style:family="table-cell" style:parent-style-name="_30_Standard">
      <style:table-cell-properties fo:background-color="#ff9966"/>
    </style:style>
    <style:style style:name="_30_Fond_20_Rouge_20_2" style:display-name="0Fond Rouge 2" style:family="table-cell" style:parent-style-name="_30_Standard">
      <style:table-cell-properties fo:background-color="#ff0000"/>
    </style:style>
    <style:style style:name="_30_Texte_20_Vert" style:display-name="0Texte Vert" style:family="table-cell" style:parent-style-name="_30_Standard" style:data-style-name="N60">
      <style:text-properties fo:color="#008000"/>
    </style:style>
    <style:style style:name="_30_Entete" style:display-name="0Entete" style:family="table-cell" style:parent-style-name="_30_Standard">
      <style:table-cell-properties style:text-align-source="fix" style:repeat-content="false"/>
      <style:paragraph-properties fo:text-align="center"/>
      <style:text-properties fo:font-size="10.5pt" fo:font-weight="bold"/>
    </style:style>
    <style:style style:name="_30_Standard" style:display-name="0Standard" style:family="table-cell" style:parent-style-name="Default"/>
    <style:style style:name="_30_Entete_20_orange4" style:display-name="0Entete orange4" style:family="table-cell" style:parent-style-name="_30_Entete">
      <style:table-cell-properties fo:background-color="#ffcc99"/>
      <style:text-properties fo:font-size="10.5pt"/>
    </style:style>
    <style:style style:name="_30_Entete_20_bleu" style:display-name="0Entete bleu" style:family="table-cell" style:parent-style-name="_30_Entete">
      <style:table-cell-properties fo:background-color="#ccffff"/>
    </style:style>
    <style:style style:name="_30_Entete_20_jaune" style:display-name="0Entete jaune" style:family="table-cell" style:parent-style-name="_30_Entete">
      <style:table-cell-properties fo:background-color="#ffffcc"/>
    </style:style>
    <style:style style:name="_30_Texte_20_Rouge" style:display-name="0Texte Rouge" style:family="table-cell" style:parent-style-name="_30_Standard">
      <style:text-properties fo:color="#ff0000"/>
    </style:style>
    <style:style style:name="_30_Titre1" style:display-name="0Titre1" style:family="table-cell" style:parent-style-name="_30_Titre">
      <style:table-cell-properties fo:wrap-option="no-wrap"/>
      <style:text-properties fo:font-size="14pt" fo:font-weight="bold"/>
    </style:style>
    <style:style style:name="_30_Titre" style:display-name="0Titre" style:family="table-cell" style:parent-style-name="_30_Standard">
      <style:table-cell-properties fo:wrap-option="no-wrap"/>
      <style:text-properties fo:font-size="14pt" fo:font-weight="bold"/>
    </style:style>
    <style:style style:name="_30_Titre2" style:display-name="0Titre2" style:family="table-cell" style:parent-style-name="_30_Titre">
      <style:text-properties fo:font-size="12pt"/>
    </style:style>
    <style:style style:name="_30_Titre3" style:display-name="0Titre3" style:family="table-cell" style:parent-style-name="_30_Titre">
      <style:text-properties fo:font-size="10.5pt"/>
    </style:style>
    <style:style style:name="_30_Texte_20_Rouge_20_Pourcentage" style:display-name="0Texte Rouge Pourcentage" style:family="table-cell" style:parent-style-name="_30_Texte_20_Rouge" style:data-style-name="N10">
      <style:table-cell-properties fo:background-color="transparent" fo:wrap-option="wrap" fo:padding="0.136cm" style:vertical-align="middle"/>
      <style:text-properties fo:color="#ff0000" style:font-name="DejaVu Sans" fo:font-family="'DejaVu Sans'" style:font-style-name="Book" style:font-family-generic="swiss" style:font-pitch="variable"/>
    </style:style>
    <style:style style:name="_30_Texte_20_Vert_20_Pourcentage" style:display-name="0Texte Vert Pourcentage" style:family="table-cell" style:parent-style-name="_30_Texte_20_Vert" style:data-style-name="N10">
      <style:table-cell-properties fo:background-color="transparent" fo:wrap-option="wrap" fo:padding="0.136cm" style:vertical-align="middle"/>
      <style:text-properties fo:color="#008000" style:font-name="DejaVu Sans" fo:font-family="'DejaVu Sans'" style:font-style-name="Book" style:font-family-generic="swiss" style:font-pitch="variabl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4">00/00/0000</text:date>, <text:time style:data-style-name="N2" text:time-value="14:30:27.6313081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meta:creation-date>2014-09-24T12:34:19.646382699</meta:creation-date>
    <dc:language>fr-FR</dc:language>
    <meta:editing-cycles>17</meta:editing-cycles>
    <meta:editing-duration>PT3H20M14S</meta:editing-duration>
    <meta:initial-creator>jkowalczyk </meta:initial-creator>
    <dc:date>2014-09-24T18:07:06.187909054</dc:date>
    <dc:creator>jkowalczyk </dc:creator>
    <meta:document-statistic meta:table-count="4" meta:cell-count="7867" meta:object-count="0"/>
    <meta:user-defined meta:name="Info 1"/>
    <meta:user-defined meta:name="Info 2"/>
    <meta:user-defined meta:name="Info 3"/>
    <meta:user-defined meta:name="Info 4"/>
    <meta:template xlink:type="simple" xlink:actuate="onRequest" xlink:title="OPEN-S tableur" xlink:href="../../../Modeles/OPEN-S%20tableur.ots" meta:date="2014-09-24T12:34:19.542127502"/>
  </office:meta>
</office:document-meta>
</file>